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DDEBF7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DEBF7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#DDEBF7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#DDEBF7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2pt solid #CCCCCC" fo:border-left="thin solid #000000" fo:border-right="2pt solid #CCCCCC" style:vertical-align="automatic" fo:wrap-option="wrap" fo:background-color="#8EA9DB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2pt solid #CCCCCC" fo:border-left="2pt solid #CCCCCC" fo:border-right="2pt solid #CCCCCC" style:vertical-align="automatic" fo:wrap-option="wrap" fo:background-color="#8EA9DB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2pt solid #CCCCCC" fo:border-left="2pt solid #CCCCCC" fo:border-right="thin solid #000000" style:vertical-align="automatic" fo:wrap-option="wrap" fo:background-color="#8EA9DB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DDEBF7"/>
    </style:style>
    <style:style style:name="ce10" style:family="table-cell" style:parent-style-name="Default" style:data-style-name="N0">
      <style:table-cell-properties fo:border-top="none" fo:border-bottom="none" fo:border-left="2pt solid #000000" fo:border-right="2pt solid #000000" fo:background-color="#DDEBF7"/>
    </style:style>
    <style:style style:name="ce11" style:family="table-cell" style:parent-style-name="Default" style:data-style-name="N0">
      <style:table-cell-properties fo:border-top="2pt solid #CCCCCC" fo:border-bottom="2pt solid #CCCCCC" fo:border-left="thin solid #000000" fo:border-right="2pt solid #CCCCCC" style:vertical-align="automatic" fo:wrap-option="wrap" fo:background-color="#FFFFFF"/>
      <style:text-properties style:font-name="Calibri" style:font-name-asian="Calibri" style:font-name-complex="Calibri" fo:font-size="10pt" style:font-size-asian="10pt" style:font-size-complex="10pt"/>
    </style:style>
    <style:style style:name="ce12" style:family="table-cell" style:parent-style-name="Default" style:data-style-name="N0">
      <style:table-cell-properties fo:border="2pt solid #CCCCCC" style:vertical-align="automatic" fo:wrap-option="wrap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</style:style>
    <style:style style:name="ce13" style:family="table-cell" style:parent-style-name="Default" style:data-style-name="N0">
      <style:table-cell-properties fo:border-top="2pt solid #CCCCCC" fo:border-bottom="2pt solid #CCCCCC" fo:border-left="2pt solid #CCCCCC" fo:border-right="thin solid #000000" style:vertical-align="automatic" fo:wrap-option="wrap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</style:style>
    <style:style style:name="ce14" style:family="table-cell" style:parent-style-name="Default" style:data-style-name="N0">
      <style:table-cell-properties fo:border-top="2pt solid #CCCCCC" fo:border-bottom="2pt solid #CCCCCC" fo:border-left="thin solid #000000" fo:border-right="2pt solid #CCCCCC" style:vertical-align="automatic" fo:wrap-option="wrap" fo:background-color="#E2EFDA"/>
      <style:text-properties style:font-name="Calibri" style:font-name-asian="Calibri" style:font-name-complex="Calibri" fo:font-size="10pt" style:font-size-asian="10pt" style:font-size-complex="10pt"/>
    </style:style>
    <style:style style:name="ce15" style:family="table-cell" style:parent-style-name="Default" style:data-style-name="N0">
      <style:table-cell-properties fo:border="2pt solid #CCCCCC" style:vertical-align="automatic" fo:wrap-option="wrap" fo:background-color="#E2EFDA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</style:style>
    <style:style style:name="ce16" style:family="table-cell" style:parent-style-name="Default" style:data-style-name="N0">
      <style:table-cell-properties fo:border-top="2pt solid #CCCCCC" fo:border-bottom="2pt solid #CCCCCC" fo:border-left="2pt solid #CCCCCC" fo:border-right="thin solid #000000" style:vertical-align="automatic" fo:wrap-option="wrap" fo:background-color="#E2EFDA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</style:style>
    <style:style style:name="ce17" style:family="table-cell" style:parent-style-name="Default" style:data-style-name="N39">
      <style:table-cell-properties fo:border-top="none" fo:border-bottom="none" fo:border-left="2pt solid #000000" fo:border-right="2pt solid #000000" fo:background-color="#DDEBF7"/>
    </style:style>
    <style:style style:name="ce18" style:family="table-cell" style:parent-style-name="Default" style:data-style-name="N0">
      <style:table-cell-properties fo:border-top="2pt solid #CCCCCC" fo:border-bottom="2pt solid #CCCCCC" fo:border-left="thin solid #000000" fo:border-right="2pt solid #CCCCCC" style:vertical-align="automatic" fo:wrap-option="wrap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2pt solid #CCCCCC" style:vertical-align="automatic" fo:wrap-option="wrap"/>
      <style:text-properties style:font-name="Calibri" style:font-name-asian="Calibri" style:font-name-complex="Calibri" fo:font-size="10pt" style:font-size-asian="10pt" style:font-size-complex="10pt"/>
    </style:style>
    <style:style style:name="ce20" style:family="table-cell" style:parent-style-name="Default" style:data-style-name="N0">
      <style:table-cell-properties fo:border-top="2pt solid #CCCCCC" fo:border-bottom="2pt solid #CCCCCC" fo:border-left="2pt solid #CCCCCC" fo:border-right="thin solid #000000" style:vertical-align="automatic" fo:wrap-option="wrap"/>
      <style:text-properties style:font-name="Calibri" style:font-name-asian="Calibri" style:font-name-complex="Calibri" fo:font-size="10pt" style:font-size-asian="10pt" style:font-size-complex="10pt"/>
    </style:style>
    <style:style style:name="ce21" style:family="table-cell" style:parent-style-name="Default" style:data-style-name="N0">
      <style:table-cell-properties fo:border-top="2pt solid #CCCCCC" fo:border-bottom="2pt solid #CCCCCC" fo:border-left="thin solid #000000" fo:border-right="2pt solid #CCCCCC" style:vertical-align="automatic" fo:wrap-option="wrap" fo:background-color="#FFF2CC"/>
      <style:text-properties style:font-name="Calibri" style:font-name-asian="Calibri" style:font-name-complex="Calibri" fo:font-size="10pt" style:font-size-asian="10pt" style:font-size-complex="10pt"/>
    </style:style>
    <style:style style:name="ce22" style:family="table-cell" style:parent-style-name="Default" style:data-style-name="N0">
      <style:table-cell-properties fo:border="2pt solid #CCCCCC" style:vertical-align="automatic" fo:wrap-option="wrap" fo:background-color="#FFF2CC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</style:style>
    <style:style style:name="ce23" style:family="table-cell" style:parent-style-name="Default" style:data-style-name="N0">
      <style:table-cell-properties fo:border-top="2pt solid #CCCCCC" fo:border-bottom="2pt solid #CCCCCC" fo:border-left="2pt solid #CCCCCC" fo:border-right="thin solid #000000" style:vertical-align="automatic" fo:wrap-option="wrap" fo:background-color="#FFF2CC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DDEBF7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fo:background-color="#DDEBF7"/>
    </style:style>
    <style:style style:name="ce26" style:family="table-cell" style:parent-style-name="Default" style:data-style-name="N39">
      <style:table-cell-properties fo:border-top="none" fo:border-bottom="thin solid #000000" fo:border-left="2pt solid #000000" fo:border-right="2pt solid #000000" fo:background-color="#DDEBF7"/>
    </style:style>
    <style:style style:name="ce27" style:family="table-cell" style:parent-style-name="Default" style:data-style-name="N0">
      <style:table-cell-properties style:vertical-align="automatic" fo:background-color="#4472C4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4472C4"/>
    </style:style>
    <style:style style:name="ce29" style:family="table-cell" style:parent-style-name="Default" style:data-style-name="N39">
      <style:table-cell-properties fo:border-top="none" fo:border-bottom="none" fo:border-left="2pt solid #000000" fo:border-right="2pt solid #000000" fo:background-color="#4472C4"/>
    </style:style>
    <style:style style:name="ce30" style:family="table-cell" style:parent-style-name="Default" style:data-style-name="N0">
      <style:table-cell-properties fo:border-top="2pt solid #CCCCCC" fo:border-bottom="2pt solid #CCCCCC" fo:border-left="thin solid #000000" fo:border-right="2pt solid #CCCCCC" style:vertical-align="automatic" fo:wrap-option="wrap"/>
      <style:text-properties style:font-name="Calibri" style:font-name-asian="Calibri" style:font-name-complex="Calibri" fo:font-size="10pt" style:font-size-asian="10pt" style:font-size-complex="10pt"/>
    </style:style>
    <style:style style:name="ce31" style:family="table-cell" style:parent-style-name="Default" style:data-style-name="N0">
      <style:table-cell-properties style:vertical-align="automatic" fo:background-color="#DDEBF7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2pt solid #CCCCCC" fo:border-bottom="2pt solid #CCCCCC" fo:border-left="thin solid #000000" fo:border-right="2pt solid #CCCCCC" style:vertical-align="automatic" fo:wrap-option="wrap" fo:background-color="#D6DCE4"/>
      <style:text-properties style:font-name="Calibri" style:font-name-asian="Calibri" style:font-name-complex="Calibri" fo:font-size="10pt" style:font-size-asian="10pt" style:font-size-complex="10pt"/>
    </style:style>
    <style:style style:name="ce33" style:family="table-cell" style:parent-style-name="Default" style:data-style-name="N0">
      <style:table-cell-properties fo:border="2pt solid #CCCCCC" style:vertical-align="automatic" fo:wrap-option="wrap" fo:background-color="#D6DCE4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</style:style>
    <style:style style:name="ce34" style:family="table-cell" style:parent-style-name="Default" style:data-style-name="N0">
      <style:table-cell-properties fo:border-top="2pt solid #CCCCCC" fo:border-bottom="2pt solid #CCCCCC" fo:border-left="2pt solid #CCCCCC" fo:border-right="thin solid #000000" style:vertical-align="automatic" fo:wrap-option="wrap" fo:background-color="#D6DCE4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</style:style>
    <style:style style:name="ce35" style:family="table-cell" style:parent-style-name="Default" style:data-style-name="N0">
      <style:table-cell-properties fo:border-top="2pt solid #CCCCCC" fo:border-bottom="thin solid #000000" fo:border-left="thin solid #000000" fo:border-right="2pt solid #CCCCCC" style:vertical-align="automatic" fo:wrap-option="wrap" fo:background-color="#D6DCE4"/>
      <style:text-properties style:font-name="Calibri" style:font-name-asian="Calibri" style:font-name-complex="Calibri" fo:font-size="10pt" style:font-size-asian="10pt" style:font-size-complex="10pt"/>
    </style:style>
    <style:style style:name="ce36" style:family="table-cell" style:parent-style-name="Default" style:data-style-name="N0">
      <style:table-cell-properties fo:border-top="2pt solid #CCCCCC" fo:border-bottom="thin solid #000000" fo:border-left="2pt solid #CCCCCC" fo:border-right="2pt solid #CCCCCC" style:vertical-align="automatic" fo:wrap-option="wrap" fo:background-color="#D6DCE4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</style:style>
    <style:style style:name="ce37" style:family="table-cell" style:parent-style-name="Default" style:data-style-name="N0">
      <style:table-cell-properties fo:border-top="2pt solid #CCCCCC" fo:border-bottom="thin solid #000000" fo:border-left="2pt solid #CCCCCC" fo:border-right="thin solid #000000" style:vertical-align="automatic" fo:wrap-option="wrap" fo:background-color="#D6DCE4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</style:style>
    <style:style style:name="ce38" style:family="table-cell" style:parent-style-name="Default" style:data-style-name="N0">
      <style:table-cell-properties fo:border-top="none" fo:border-bottom="none" fo:border-left="2pt solid #CCCCCC" fo:border-right="2pt solid #CCCCCC" style:vertical-align="automatic" fo:wrap-option="wrap"/>
      <style:text-properties style:font-name="Calibri" style:font-name-asian="Calibri" style:font-name-complex="Calibri" fo:font-size="10pt" style:font-size-asian="10pt" style:font-size-complex="10pt"/>
    </style:style>
    <style:style style:name="ce39" style:family="table-cell" style:parent-style-name="Default" style:data-style-name="N0">
      <style:table-cell-properties fo:border-top="none" fo:border-bottom="none" fo:border-left="2pt solid #CCCCCC" fo:border-right="2pt solid #CCCCCC" style:vertical-align="automatic" fo:wrap-option="wrap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</style:style>
    <style:style style:name="ce40" style:family="table-cell" style:parent-style-name="Default" style:data-style-name="N0">
      <style:table-cell-properties fo:border-top="none" fo:border-bottom="2pt solid #CCCCCC" fo:border-left="2pt solid #CCCCCC" fo:border-right="2pt solid #CCCCCC" style:vertical-align="automatic" fo:wrap-option="wrap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</style:style>
    <style:style style:name="ce41" style:family="table-cell" style:parent-style-name="Default" style:data-style-name="N0">
      <style:table-cell-properties fo:border-top="2pt solid #000000" fo:border-bottom="none" fo:border-left="2pt solid #000000" fo:border-right="none" fo:background-color="#D0CECE"/>
      <style:text-properties style:font-name="Calibri" style:font-name-asian="Calibri" style:font-name-complex="Calibri"/>
    </style:style>
    <style:style style:name="ce42" style:family="table-cell" style:parent-style-name="Default" style:data-style-name="N0">
      <style:table-cell-properties fo:border-top="2pt solid #000000" fo:border-bottom="none" fo:border-left="none" fo:border-right="2pt solid #000000" fo:background-color="#D0CECE"/>
      <style:text-properties style:font-name="Calibri" style:font-name-asian="Calibri" style:font-name-complex="Calibri"/>
    </style:style>
    <style:style style:name="ce43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 fo:background-color="transparent"/>
      <style:text-properties style:font-name="Calibri" style:font-name-asian="Calibri" style:font-name-complex="Calibri" fo:font-size="10pt" style:font-size-asian="10pt" style:font-size-complex="10pt"/>
    </style:style>
    <style:style style:name="ce44" style:family="table-cell" style:parent-style-name="Default" style:data-style-name="N36">
      <style:table-cell-properties fo:border-top="none" fo:border-bottom="none" fo:border-left="none" fo:border-right="2pt solid #000000" style:vertical-align="automatic" fo:wrap-option="wra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</style:style>
    <style:style style:name="ce45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46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47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48" style:family="table-cell" style:parent-style-name="Default" style:data-style-name="N0">
      <style:table-cell-properties fo:border-top="2pt solid #CCCCCC" fo:border-bottom="2pt solid #CCCCCC" fo:border-left="2pt solid #000000" fo:border-right="2pt solid #CCCCCC" style:vertical-align="automatic" fo:wrap-option="wrap" fo:background-color="#FFC000"/>
      <style:text-properties style:font-name="Calibri" style:font-name-asian="Calibri" style:font-name-complex="Calibri" fo:font-size="10pt" style:font-size-asian="10pt" style:font-size-complex="10pt"/>
    </style:style>
    <style:style style:name="ce49" style:family="table-cell" style:parent-style-name="Default" style:data-style-name="N0">
      <style:table-cell-properties fo:border="2pt solid #CCCCCC" style:vertical-align="automatic" fo:wrap-option="wrap" fo:background-color="#FFC000"/>
      <style:text-properties style:font-name="Calibri" style:font-name-asian="Calibri" style:font-name-complex="Calibri" fo:font-size="10pt" style:font-size-asian="10pt" style:font-size-complex="10pt"/>
    </style:style>
    <style:style style:name="ce50" style:family="table-cell" style:parent-style-name="Currency" style:data-style-name="N36">
      <style:table-cell-properties fo:border-top="2pt solid #CCCCCC" fo:border-bottom="2pt solid #CCCCCC" fo:border-left="2pt solid #CCCCCC" fo:border-right="2pt solid #000000" style:vertical-align="automatic" fo:wrap-option="wrap" fo:background-color="#FFC000" style:repeat-content="false"/>
      <style:paragraph-properties fo:text-align="end" fo:margin-right="0cm"/>
      <style:text-properties fo:font-size="10pt" style:font-size-asian="10pt" style:font-size-complex="10pt"/>
    </style:style>
    <style:style style:name="ce51" style:family="table-cell" style:parent-style-name="Currency" style:data-style-name="N36">
      <style:table-cell-properties fo:border-top="2pt solid #CCCCCC" fo:border-bottom="2pt solid #CCCCCC" fo:border-left="2pt solid #CCCCCC" fo:border-right="2pt solid #000000" style:vertical-align="automatic" fo:wrap-option="wrap" fo:background-color="#FFC000"/>
      <style:text-properties style:font-name="Calibri" style:font-name-asian="Calibri" style:font-name-complex="Calibri" fo:font-size="10pt" style:font-size-asian="10pt" style:font-size-complex="10pt"/>
    </style:style>
    <style:style style:name="ce52" style:family="table-cell" style:parent-style-name="Currency" style:data-style-name="N39">
      <style:table-cell-properties fo:border-top="none" fo:border-bottom="none" fo:border-left="2pt solid #000000" fo:border-right="2pt solid #000000" fo:background-color="#DDEBF7"/>
    </style:style>
    <style:style style:name="ce53" style:family="table-cell" style:parent-style-name="Default" style:data-style-name="N0">
      <style:table-cell-properties fo:border-top="2pt solid #CCCCCC" fo:border-bottom="2pt solid #CCCCCC" fo:border-left="2pt solid #000000" fo:border-right="none" style:vertical-align="middle" fo:background-color="#FFC000"/>
      <style:text-properties style:font-name="Calibri" style:font-name-asian="Calibri" style:font-name-complex="Calibri" fo:font-size="10pt" style:font-size-asian="10pt" style:font-size-complex="10pt"/>
    </style:style>
    <style:style style:name="ce54" style:family="table-cell" style:parent-style-name="Default" style:data-style-name="N0">
      <style:table-cell-properties fo:border-top="2pt solid #CCCCCC" fo:border-bottom="2pt solid #CCCCCC" fo:border-left="none" fo:border-right="none" style:vertical-align="middle" fo:background-color="#FFC000"/>
      <style:text-properties style:font-name="Calibri" style:font-name-asian="Calibri" style:font-name-complex="Calibri" fo:font-size="10pt" style:font-size-asian="10pt" style:font-size-complex="10pt"/>
    </style:style>
    <style:style style:name="ce55" style:family="table-cell" style:parent-style-name="Default" style:data-style-name="N0">
      <style:table-cell-properties fo:border-top="2pt solid #CCCCCC" fo:border-bottom="2pt solid #CCCCCC" fo:border-left="none" fo:border-right="2pt solid #CCCCCC" style:vertical-align="middle" fo:background-color="#FFC000"/>
      <style:text-properties style:font-name="Calibri" style:font-name-asian="Calibri" style:font-name-complex="Calibri" fo:font-size="10pt" style:font-size-asian="10pt" style:font-size-complex="10pt"/>
    </style:style>
    <style:style style:name="ce56" style:family="table-cell" style:parent-style-name="Default" style:data-style-name="N0">
      <style:table-cell-properties fo:background-color="#4472C4"/>
      <style:text-properties style:text-underline-style="solid" style:text-underline-type="single"/>
    </style:style>
    <style:style style:name="ce57" style:family="table-cell" style:parent-style-name="Percent" style:data-style-name="N13">
      <style:table-cell-properties fo:border-top="none" fo:border-bottom="none" fo:border-left="none" fo:border-right="2pt solid #000000" style:vertical-align="automatic" fo:wrap-option="wra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</style:style>
    <style:style style:name="ce58" style:family="table-cell" style:parent-style-name="Default" style:data-style-name="N36">
      <style:table-cell-properties fo:border-top="none" fo:border-bottom="none" fo:border-left="2pt solid #000000" fo:border-right="2pt solid #000000" fo:background-color="#DDEBF7"/>
    </style:style>
    <style:style style:name="ce59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60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61" style:family="table-cell" style:parent-style-name="Currency" style:data-style-name="N36">
      <style:table-cell-properties fo:border-top="2pt solid #CCCCCC" fo:border-bottom="thin solid #000000" fo:border-left="2pt solid #CCCCCC" fo:border-right="2pt solid #000000" style:vertical-align="automatic" fo:wrap-option="wrap" fo:background-color="#FFC000" style:repeat-content="false"/>
      <style:paragraph-properties fo:text-align="end" fo:margin-right="0cm"/>
      <style:text-properties fo:font-size="10pt" style:font-size-asian="10pt" style:font-size-complex="10pt"/>
    </style:style>
    <style:style style:name="ce62" style:family="table-cell" style:parent-style-name="Default" style:data-style-name="N13">
      <style:table-cell-properties fo:border-top="none" fo:border-bottom="none" fo:border-left="none" fo:border-right="2pt solid #000000"/>
    </style:style>
    <style:style style:name="ce63" style:family="table-cell" style:parent-style-name="Currency" style:data-style-name="N36">
      <style:table-cell-properties fo:border-top="none" fo:border-bottom="2pt solid #CCCCCC" fo:border-left="2pt solid #CCCCCC" fo:border-right="2pt solid #000000" style:vertical-align="automatic" fo:wrap-option="wrap" fo:background-color="#FFC000"/>
      <style:text-properties style:font-name="Calibri" style:font-name-asian="Calibri" style:font-name-complex="Calibri" fo:font-size="10pt" style:font-size-asian="10pt" style:font-size-complex="10pt"/>
    </style:style>
    <style:style style:name="ce64" style:family="table-cell" style:parent-style-name="Default" style:data-style-name="N37">
      <style:table-cell-properties fo:border-top="none" fo:border-bottom="none" fo:border-left="none" fo:border-right="2pt solid #000000"/>
    </style:style>
    <style:style style:name="ce65" style:family="table-cell" style:parent-style-name="Default" style:data-style-name="N0">
      <style:table-cell-properties fo:border-top="2pt solid #CCCCCC" fo:border-bottom="2pt solid #000000" fo:border-left="2pt solid #CCCCCC" fo:border-right="2pt solid #CCCCCC" style:vertical-align="automatic" fo:wrap-option="wrap" fo:background-color="#FFC000"/>
      <style:text-properties style:font-name="Calibri" style:font-name-asian="Calibri" style:font-name-complex="Calibri" fo:font-size="10pt" style:font-size-asian="10pt" style:font-size-complex="10pt"/>
    </style:style>
    <style:style style:name="ce66" style:family="table-cell" style:parent-style-name="Currency" style:data-style-name="N36">
      <style:table-cell-properties fo:border-top="2pt solid #CCCCCC" fo:border-bottom="2pt solid #000000" fo:border-left="2pt solid #CCCCCC" fo:border-right="2pt solid #000000" style:vertical-align="automatic" fo:wrap-option="wrap" fo:background-color="#FFC000" style:repeat-content="false"/>
      <style:paragraph-properties fo:text-align="end" fo:margin-right="0cm"/>
      <style:text-properties fo:font-size="10pt" style:font-size-asian="10pt" style:font-size-complex="10pt"/>
    </style:style>
    <style:style style:name="ce67" style:family="table-cell" style:parent-style-name="Percent" style:data-style-name="N13">
      <style:table-cell-properties fo:border-top="none" fo:border-bottom="none" fo:border-left="none" fo:border-right="2pt solid #000000"/>
    </style:style>
    <style:style style:name="ce68" style:family="table-cell" style:parent-style-name="Default" style:data-style-name="N39">
      <style:table-cell-properties fo:border-top="none" fo:border-bottom="2pt solid #000000" fo:border-left="2pt solid #000000" fo:border-right="2pt solid #000000" fo:background-color="#4472C4"/>
    </style:style>
    <style:style style:name="ce69" style:family="table-cell" style:parent-style-name="Default" style:data-style-name="N0">
      <style:table-cell-properties fo:border-top="none" fo:border-bottom="2pt solid #000000" fo:border-left="2pt solid #000000" fo:border-right="none" style:vertical-align="automatic" fo:wrap-option="wrap" fo:background-color="transparent"/>
      <style:text-properties style:font-name="Calibri" style:font-name-asian="Calibri" style:font-name-complex="Calibri" fo:font-size="10pt" style:font-size-asian="10pt" style:font-size-complex="10pt"/>
    </style:style>
    <style:style style:name="ce70" style:family="table-cell" style:parent-style-name="Percent" style:data-style-name="N13">
      <style:table-cell-properties fo:border-top="none" fo:border-bottom="2pt solid #000000" fo:border-left="none" fo:border-right="2pt solid #000000"/>
    </style:style>
    <style:style style:name="ce71" style:family="table-cell" style:parent-style-name="Default" style:data-style-name="N0">
      <style:table-cell-properties style:vertical-align="automatic" fo:background-color="#4472C4" style:repeat-content="fals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2pt solid #CCCCCC" fo:border-bottom="2pt solid #CCCCCC" fo:border-left="2pt solid #000000" fo:border-right="2pt solid #CCCCCC" style:vertical-align="automatic" fo:wrap-option="wrap" fo:background-color="#FFC000"/>
      <style:text-properties style:font-name="Calibri" style:font-name-asian="Calibri" style:font-name-complex="Calibri" fo:font-size="10pt" style:font-size-asian="10pt" style:font-size-complex="10pt"/>
    </style:style>
    <style:style style:name="ce73" style:family="table-cell" style:parent-style-name="Default" style:data-style-name="N0">
      <style:table-cell-properties fo:border-top="2pt solid #CCCCCC" fo:border-bottom="2pt solid #CCCCCC" fo:border-left="2pt solid #000000" fo:border-right="2pt solid #CCCCCC" style:vertical-align="middle" fo:background-color="#FFC000"/>
      <style:text-properties style:font-name="Calibri" style:font-name-asian="Calibri" style:font-name-complex="Calibri" fo:font-size="10pt" style:font-size-asian="10pt" style:font-size-complex="10pt"/>
    </style:style>
    <style:style style:name="ce74" style:family="table-cell" style:parent-style-name="Default" style:data-style-name="N0">
      <style:table-cell-properties fo:border-top="none" fo:border-bottom="none" fo:border-left="2pt solid #000000" fo:border-right="none" fo:background-color="transparent"/>
      <style:text-properties fo:color="#FF0000"/>
    </style:style>
    <style:style style:name="ce75" style:family="table-cell" style:parent-style-name="Default" style:data-style-name="N0">
      <style:table-cell-properties fo:border-top="2pt solid #CCCCCC" fo:border-bottom="2pt solid #000000" fo:border-left="2pt solid #000000" fo:border-right="2pt solid #CCCCCC" style:vertical-align="middle" fo:background-color="#FFC000"/>
      <style:text-properties style:font-name="Calibri" style:font-name-asian="Calibri" style:font-name-complex="Calibri" fo:font-size="10pt" style:font-size-asian="10pt" style:font-size-complex="10pt"/>
    </style:style>
    <style:style style:name="ce76" style:family="table-cell" style:parent-style-name="Default" style:data-style-name="N0">
      <style:text-properties fo:color="#FF0000"/>
    </style:style>
    <style:style style:name="ce77" style:family="table-cell" style:parent-style-name="Default" style:data-style-name="N0">
      <style:table-cell-properties style:vertical-align="automatic"/>
    </style:style>
    <style:style style:name="ce78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79" style:family="table-cell" style:parent-style-name="Default" style:data-style-name="N36"/>
    <style:style style:name="ce80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81" style:family="table-cell" style:parent-style-name="Default" style:data-style-name="N36">
      <style:table-cell-properties fo:background-color="#FFFF00"/>
    </style:style>
    <style:style style:name="ce8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/>
    </style:style>
    <style:style style:name="ce83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84" style:family="table-cell" style:parent-style-name="Default" style:data-style-name="N36">
      <style:table-cell-properties fo:border-top="none" fo:border-bottom="none" fo:border-left="none" fo:border-right="thin solid #000000" fo:background-color="#FFFF00"/>
    </style:style>
    <style:style style:name="ce8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86" style:family="table-cell" style:parent-style-name="Default" style:data-style-name="N36">
      <style:table-cell-properties fo:border-top="none" fo:border-bottom="none" fo:border-left="none" fo:border-right="thin solid #000000"/>
    </style:style>
    <style:style style:name="ce87" style:family="table-cell" style:parent-style-name="Default" style:data-style-name="N37"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style:vertical-align="automatic" fo:background-color="#FFFF00"/>
      <style:text-properties fo:font-weight="bold" style:font-weight-asian="bold" style:font-weight-complex="bold"/>
    </style:style>
    <style:style style:name="ce89" style:family="table-cell" style:parent-style-name="Default" style:data-style-name="N37">
      <style:table-cell-properties fo:background-color="#FFFF00"/>
    </style:style>
    <style:style style:name="ce90" style:family="table-cell" style:parent-style-name="Default" style:data-style-name="N0">
      <style:table-cell-properties style:vertical-align="automatic" fo:background-color="#FFFF00"/>
    </style:style>
    <style:style style:name="ce91" style:family="table-cell" style:parent-style-name="Default" style:data-style-name="N0">
      <style:table-cell-properties fo:background-color="#FFFF00"/>
    </style:style>
    <style:style style:name="ce9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93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FFFF00"/>
      <style:text-properties fo:font-size="10pt" style:font-size-asian="10pt" style:font-size-complex="10pt" fo:font-weight="bold" style:font-weight-asian="bold" style:font-weight-complex="bold"/>
    </style:style>
    <style:style style:name="ce94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#FFFF00"/>
      <style:text-properties fo:font-size="10pt" style:font-size-asian="10pt" style:font-size-complex="10pt"/>
    </style:style>
    <style:style style:name="ce95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FFFF00"/>
      <style:text-properties fo:font-size="10pt" style:font-size-asian="10pt" style:font-size-complex="10pt"/>
    </style:style>
    <style:style style:name="ce96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8EA9DB"/>
      <style:text-properties fo:font-size="10pt" style:font-size-asian="10pt" style:font-size-complex="10pt" fo:font-weight="bold" style:font-weight-asian="bold" style:font-weight-complex="bold"/>
    </style:style>
    <style:style style:name="ce97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#8EA9DB"/>
      <style:text-properties fo:font-size="10pt" style:font-size-asian="10pt" style:font-size-complex="10pt"/>
    </style:style>
    <style:style style:name="ce98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8EA9DB"/>
      <style:text-properties fo:font-size="10pt" style:font-size-asian="10pt" style:font-size-complex="10pt"/>
    </style:style>
    <style:style style:name="ce99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#FFFF00"/>
      <style:text-properties fo:font-size="10pt" style:font-size-asian="10pt" style:font-size-complex="10pt"/>
    </style:style>
    <style:style style:name="ce100" style:family="table-cell" style:parent-style-name="Normal_32_2" style:data-style-name="N0">
      <style:table-cell-properties style:vertical-align="automatic" fo:background-color="#FFFF00"/>
      <style:text-properties fo:font-size="10pt" style:font-size-asian="10pt" style:font-size-complex="10pt"/>
    </style:style>
    <style:style style:name="ce101" style:family="table-cell" style:parent-style-name="Normal_32_2" style:data-style-name="N0">
      <style:table-cell-properties fo:border-top="none" fo:border-bottom="none" fo:border-left="none" fo:border-right="thin solid #000000" style:vertical-align="automatic" fo:background-color="#FFFF00"/>
      <style:text-properties fo:font-size="10pt" style:font-size-asian="10pt" style:font-size-complex="10pt"/>
    </style:style>
    <style:style style:name="ce102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#8EA9DB"/>
      <style:text-properties fo:font-size="10pt" style:font-size-asian="10pt" style:font-size-complex="10pt"/>
    </style:style>
    <style:style style:name="ce103" style:family="table-cell" style:parent-style-name="Normal_32_2" style:data-style-name="N0">
      <style:table-cell-properties style:vertical-align="automatic" fo:background-color="#8EA9DB"/>
      <style:text-properties fo:font-size="10pt" style:font-size-asian="10pt" style:font-size-complex="10pt"/>
    </style:style>
    <style:style style:name="ce104" style:family="table-cell" style:parent-style-name="Normal_32_2" style:data-style-name="N0">
      <style:table-cell-properties fo:border-top="none" fo:border-bottom="none" fo:border-left="none" fo:border-right="thin solid #000000" style:vertical-align="automatic" fo:background-color="#8EA9DB"/>
      <style:text-properties fo:font-size="10pt" style:font-size-asian="10pt" style:font-size-complex="10pt"/>
    </style:style>
    <style:style style:name="ce105" style:family="table-cell" style:parent-style-name="Normal_32_2" style:data-style-name="N36">
      <style:table-cell-properties fo:border-top="none" fo:border-bottom="none" fo:border-left="none" fo:border-right="thin solid #000000" style:vertical-align="automatic" fo:background-color="#FFFF00"/>
      <style:text-properties fo:font-size="10pt" style:font-size-asian="10pt" style:font-size-complex="10pt"/>
    </style:style>
    <style:style style:name="ce106" style:family="table-cell" style:parent-style-name="Normal_32_2" style:data-style-name="N37">
      <style:table-cell-properties style:vertical-align="automatic" fo:background-color="#8EA9DB"/>
      <style:text-properties fo:font-size="10pt" style:font-size-asian="10pt" style:font-size-complex="10pt"/>
    </style:style>
    <style:style style:name="ce107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FFFF00"/>
      <style:text-properties fo:font-size="10pt" style:font-size-asian="10pt" style:font-size-complex="10pt"/>
    </style:style>
    <style:style style:name="ce108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#FFFF00"/>
      <style:text-properties fo:font-size="10pt" style:font-size-asian="10pt" style:font-size-complex="10pt"/>
    </style:style>
    <style:style style:name="ce109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00"/>
      <style:text-properties fo:font-size="10pt" style:font-size-asian="10pt" style:font-size-complex="10pt"/>
    </style:style>
    <style:style style:name="ce110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#8EA9DB"/>
      <style:text-properties fo:font-size="10pt" style:font-size-asian="10pt" style:font-size-complex="10pt"/>
    </style:style>
    <style:style style:name="ce111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8EA9DB"/>
      <style:text-properties fo:font-size="10pt" style:font-size-asian="10pt" style:font-size-complex="10pt"/>
    </style:style>
    <style:style style:name="ce112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A9D08E"/>
      <style:text-properties fo:font-size="10pt" style:font-size-asian="10pt" style:font-size-complex="10pt" fo:font-weight="bold" style:font-weight-asian="bold" style:font-weight-complex="bold"/>
    </style:style>
    <style:style style:name="ce113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#A9D08E"/>
      <style:text-properties fo:font-size="10pt" style:font-size-asian="10pt" style:font-size-complex="10pt"/>
    </style:style>
    <style:style style:name="ce114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A9D08E"/>
      <style:text-properties fo:font-size="10pt" style:font-size-asian="10pt" style:font-size-complex="10pt"/>
    </style:style>
    <style:style style:name="ce115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#A9D08E"/>
      <style:text-properties fo:font-size="10pt" style:font-size-asian="10pt" style:font-size-complex="10pt"/>
    </style:style>
    <style:style style:name="ce116" style:family="table-cell" style:parent-style-name="Normal_32_2" style:data-style-name="N0">
      <style:table-cell-properties style:vertical-align="automatic" fo:background-color="#A9D08E"/>
      <style:text-properties fo:font-size="10pt" style:font-size-asian="10pt" style:font-size-complex="10pt"/>
    </style:style>
    <style:style style:name="ce117" style:family="table-cell" style:parent-style-name="Normal_32_2" style:data-style-name="N0">
      <style:table-cell-properties fo:border-top="none" fo:border-bottom="none" fo:border-left="none" fo:border-right="thin solid #000000" style:vertical-align="automatic" fo:background-color="#A9D08E"/>
      <style:text-properties fo:font-size="10pt" style:font-size-asian="10pt" style:font-size-complex="10pt"/>
    </style:style>
    <style:style style:name="ce118" style:family="table-cell" style:parent-style-name="Normal_32_2" style:data-style-name="N36">
      <style:table-cell-properties style:vertical-align="automatic" fo:background-color="#A9D08E"/>
      <style:text-properties fo:font-size="10pt" style:font-size-asian="10pt" style:font-size-complex="10pt"/>
    </style:style>
    <style:style style:name="ce119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A9D08E"/>
      <style:text-properties fo:font-size="10pt" style:font-size-asian="10pt" style:font-size-complex="10pt"/>
    </style:style>
    <style:style style:name="ce120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#A9D08E"/>
      <style:text-properties fo:font-size="10pt" style:font-size-asian="10pt" style:font-size-complex="10pt"/>
    </style:style>
    <style:style style:name="ce121" style:family="table-cell" style:parent-style-name="Normal_32_2" style:data-style-name="N36">
      <style:table-cell-properties fo:border-top="none" fo:border-bottom="thin solid #000000" fo:border-left="none" fo:border-right="none" style:vertical-align="automatic" fo:background-color="#A9D08E"/>
      <style:text-properties fo:font-size="10pt" style:font-size-asian="10pt" style:font-size-complex="10pt"/>
    </style:style>
    <style:style style:name="ce122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A9D08E"/>
      <style:text-properties fo:font-size="10pt" style:font-size-asian="10pt" style:font-size-complex="10pt"/>
    </style:style>
    <style:style style:name="ce123" style:family="table-cell" style:parent-style-name="Default" style:data-style-name="N0"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#4472C4"/>
      <style:text-properties fo:font-weight="bold" style:font-weight-asian="bold" style:font-weight-complex="bold"/>
    </style:style>
    <style:style style:name="ce125" style:family="table-cell" style:parent-style-name="_50_0_37__32_-_32_Accent1" style:data-style-name="N36">
      <style:table-cell-properties style:vertical-align="automatic" fo:background-color="#D9E1F2"/>
      <style:text-properties style:font-name="Calibri" style:font-name-asian="Calibri" style:font-name-complex="Calibri"/>
    </style:style>
    <style:style style:name="ce126" style:family="table-cell" style:parent-style-name="Default" style:data-style-name="N0">
      <style:table-cell-properties fo:border-top="thin solid #000000" fo:border-bottom="thin solid #000000" fo:border-left="2pt solid #000000" fo:border-right="2pt solid #000000" fo:background-color="#4472C4"/>
      <style:text-properties fo:font-weight="bold" style:font-weight-asian="bold" style:font-weight-complex="bold"/>
    </style:style>
    <style:style style:name="ce127" style:family="table-cell" style:parent-style-name="_50_0_37__32_-_32_Accent1" style:data-style-name="N1">
      <style:table-cell-properties fo:background-color="#D9E1F2"/>
      <style:text-properties style:font-name="Calibri" style:font-name-asian="Calibri" style:font-name-complex="Calibri"/>
    </style:style>
    <style:style style:name="ce128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4472C4"/>
      <style:text-properties fo:font-weight="bold" style:font-weight-asian="bold" style:font-weight-complex="bold"/>
    </style:style>
    <style:style style:name="ce129" style:family="table-cell" style:parent-style-name="_50_0_37__32_-_32_Accent1" style:data-style-name="N36">
      <style:table-cell-properties fo:background-color="#D9E1F2"/>
      <style:text-properties style:font-name="Calibri" style:font-name-asian="Calibri" style:font-name-complex="Calibri"/>
    </style:style>
    <style:style style:name="ce130" style:family="table-cell" style:parent-style-name="Default" style:data-style-name="N1">
      <style:table-cell-properties fo:background-color="#D9E1F2"/>
    </style:style>
    <style:style style:name="ce131" style:family="table-cell" style:parent-style-name="Default" style:data-style-name="N36">
      <style:table-cell-properties fo:background-color="#D9E1F2"/>
    </style:style>
    <style:style style:name="ce132" style:family="table-cell" style:parent-style-name="Default" style:data-style-name="N0">
      <style:table-cell-properties fo:background-color="#D9E1F2"/>
    </style:style>
    <style:style style:name="ce13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35" style:family="table-cell" style:parent-style-name="Default" style:data-style-name="N0">
      <style:table-cell-properties fo:background-color="#FFE699"/>
    </style:style>
    <style:style style:name="ce136" style:family="table-cell" style:parent-style-name="Default" style:data-style-name="N0">
      <style:table-cell-properties fo:border="2pt solid #CCCCCC" style:vertical-align="automatic" fo:wrap-option="wrap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37" style:family="table-cell" style:parent-style-name="Default" style:data-style-name="N0">
      <style:table-cell-properties fo:border="2pt solid #CCCCCC" style:vertical-align="automatic" fo:wrap-option="wrap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38" style:family="table-cell" style:parent-style-name="Currency" style:data-style-name="N36">
      <style:table-cell-properties fo:border="2pt solid #CCCCCC" style:vertical-align="automatic" fo:wrap-option="wrap" style:repeat-content="false"/>
      <style:paragraph-properties fo:text-align="end" fo:margin-right="0cm"/>
      <style:text-properties fo:font-size="10pt" style:font-size-asian="10pt" style:font-size-complex="10pt"/>
    </style:style>
    <style:style style:name="ce139" style:family="table-cell" style:parent-style-name="Currency" style:data-style-name="N36">
      <style:table-cell-properties fo:border="2pt solid #CCCCCC" style:vertical-align="automatic" fo:wrap-option="wrap"/>
      <style:text-properties style:font-name="Calibri" style:font-name-asian="Calibri" style:font-name-complex="Calibri" fo:font-size="10pt" style:font-size-asian="10pt" style:font-size-complex="10pt"/>
    </style:style>
    <style:style style:name="ce140" style:family="table-cell" style:parent-style-name="Currency" style:data-style-name="N38">
      <style:table-cell-properties fo:border="2pt solid #CCCCCC" style:vertical-align="automatic" fo:wrap-option="wrap"/>
      <style:text-properties style:font-name="Calibri" style:font-name-asian="Calibri" style:font-name-complex="Calibri" fo:font-size="10pt" style:font-size-asian="10pt" style:font-size-complex="10pt"/>
    </style:style>
    <style:style style:name="ce141" style:family="table-cell" style:parent-style-name="Default" style:data-style-name="N0">
      <style:table-cell-properties fo:border-top="2pt solid #CCCCCC" fo:border-bottom="2pt solid #CCCCCC" fo:border-left="2pt solid #CCCCCC" fo:border-right="none" style:vertical-align="middle"/>
      <style:text-properties style:font-name="Calibri" style:font-name-asian="Calibri" style:font-name-complex="Calibri" fo:font-size="10pt" style:font-size-asian="10pt" style:font-size-complex="10pt"/>
    </style:style>
    <style:style style:name="ce142" style:family="table-cell" style:parent-style-name="Default" style:data-style-name="N0">
      <style:table-cell-properties fo:border-top="2pt solid #CCCCCC" fo:border-bottom="2pt solid #CCCCCC" fo:border-left="none" fo:border-right="none" style:vertical-align="middle"/>
      <style:text-properties style:font-name="Calibri" style:font-name-asian="Calibri" style:font-name-complex="Calibri" fo:font-size="10pt" style:font-size-asian="10pt" style:font-size-complex="10pt"/>
    </style:style>
    <style:style style:name="ce143" style:family="table-cell" style:parent-style-name="Default" style:data-style-name="N0">
      <style:table-cell-properties fo:border-top="2pt solid #CCCCCC" fo:border-bottom="2pt solid #CCCCCC" fo:border-left="none" fo:border-right="2pt solid #CCCCCC" style:vertical-align="middle"/>
      <style:text-properties style:font-name="Calibri" style:font-name-asian="Calibri" style:font-name-complex="Calibri" fo:font-size="10pt" style:font-size-asian="10pt" style:font-size-complex="10pt"/>
    </style:style>
    <style:style style:name="ce144" style:family="table-cell" style:parent-style-name="Default" style:data-style-name="N0">
      <style:table-cell-properties fo:border="2pt solid #CCCCCC" style:vertical-align="middle"/>
      <style:text-properties style:font-name="Calibri" style:font-name-asian="Calibri" style:font-name-complex="Calibri" fo:font-size="10pt" style:font-size-asian="10pt" style:font-size-complex="10pt"/>
    </style:style>
    <style:style style:name="ce145" style:family="table-cell" style:parent-style-name="Hyperlink" style:data-style-name="N0">
      <style:table-cell-properties fo:border="2pt solid #CCCCCC"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e146" style:family="table-cell" style:parent-style-name="Default" style:data-style-name="N0">
      <style:table-cell-properties fo:border="2pt solid #CCCCCC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47" style:family="table-cell" style:parent-style-name="Default" style:data-style-name="N0">
      <style:table-cell-properties fo:border="2pt solid #CCCCCC" style:vertical-align="automatic" fo:wrap-option="wrap" fo:background-color="transparent"/>
      <style:text-properties style:font-name="Calibri" style:font-name-asian="Calibri" style:font-name-complex="Calibri" fo:font-size="10pt" style:font-size-asian="10pt" style:font-size-complex="10pt"/>
    </style:style>
    <style:style style:name="ce148" style:family="table-cell" style:parent-style-name="Default" style:data-style-name="N0">
      <style:table-cell-properties fo:border="2pt solid #CCCCCC" style:vertical-align="middle" fo:background-color="transparent"/>
      <style:text-properties style:font-name="Calibri" style:font-name-asian="Calibri" style:font-name-complex="Calibri" fo:font-size="10pt" style:font-size-asian="10pt" style:font-size-complex="10pt"/>
    </style:style>
    <style:style style:name="co1" style:family="table-column">
      <style:table-column-properties fo:break-before="auto" style:column-width="5.34458333333333cm"/>
    </style:style>
    <style:style style:name="co2" style:family="table-column">
      <style:table-column-properties fo:break-before="auto" style:column-width="2.82222222222222cm"/>
    </style:style>
    <style:style style:name="co3" style:family="table-column">
      <style:table-column-properties fo:break-before="auto" style:column-width="4.1275cm"/>
    </style:style>
    <style:style style:name="co4" style:family="table-column">
      <style:table-column-properties fo:break-before="auto" style:column-width="3.77472222222222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83847222222222cm"/>
    </style:style>
    <style:style style:name="co7" style:family="table-column">
      <style:table-column-properties fo:break-before="auto" style:column-width="4.14513888888889cm"/>
    </style:style>
    <style:style style:name="co8" style:family="table-column">
      <style:table-column-properties fo:break-before="auto" style:column-width="3.19263888888889cm"/>
    </style:style>
    <style:style style:name="co9" style:family="table-column">
      <style:table-column-properties fo:break-before="auto" style:column-width="4.07458333333333cm"/>
    </style:style>
    <style:style style:name="co10" style:family="table-column">
      <style:table-column-properties fo:break-before="auto" style:column-width="3.56305555555556cm"/>
    </style:style>
    <style:style style:name="co11" style:family="table-column">
      <style:table-column-properties fo:break-before="auto" style:column-width="3.75708333333333cm"/>
    </style:style>
    <style:style style:name="co12" style:family="table-column">
      <style:table-column-properties fo:break-before="auto" style:column-width="2.8575cm"/>
    </style:style>
    <style:style style:name="co13" style:family="table-column">
      <style:table-column-properties fo:break-before="auto" style:column-width="1.86972222222222cm"/>
    </style:style>
    <style:style style:name="co14" style:family="table-column">
      <style:table-column-properties fo:break-before="auto" style:column-width="1.81680555555556cm"/>
    </style:style>
    <style:style style:name="co15" style:family="table-column">
      <style:table-column-properties fo:break-before="auto" style:column-width="2.38125cm"/>
    </style:style>
    <style:style style:name="co16" style:family="table-column">
      <style:table-column-properties fo:break-before="auto" style:column-width="2.08138888888889cm"/>
    </style:style>
    <style:style style:name="co17" style:family="table-column">
      <style:table-column-properties fo:break-before="auto" style:column-width="2.61055555555556cm"/>
    </style:style>
    <style:style style:name="co18" style:family="table-column">
      <style:table-column-properties fo:break-before="auto" style:column-width="3.4925cm"/>
    </style:style>
    <style:style style:name="co19" style:family="table-column">
      <style:table-column-properties fo:break-before="auto" style:column-width="2.91041666666667cm"/>
    </style:style>
    <style:style style:name="co20" style:family="table-column">
      <style:table-column-properties fo:break-before="auto" style:column-width="2.01083333333333cm"/>
    </style:style>
    <style:style style:name="co21" style:family="table-column">
      <style:table-column-properties fo:break-before="auto" style:column-width="1.85208333333333cm"/>
    </style:style>
    <style:style style:name="co22" style:family="table-column">
      <style:table-column-properties fo:break-before="auto" style:column-width="2.06375cm"/>
    </style:style>
    <style:style style:name="co23" style:family="table-column">
      <style:table-column-properties fo:break-before="auto" style:column-width="2.29305555555556cm"/>
    </style:style>
    <style:style style:name="co24" style:family="table-column">
      <style:table-column-properties fo:break-before="auto" style:column-width="2.66347222222222cm"/>
    </style:style>
    <style:style style:name="co25" style:family="table-column">
      <style:table-column-properties fo:break-before="auto" style:column-width="3.81cm"/>
    </style:style>
    <style:style style:name="co26" style:family="table-column">
      <style:table-column-properties fo:break-before="auto" style:column-width="2.98097222222222cm"/>
    </style:style>
    <style:style style:name="co27" style:family="table-column">
      <style:table-column-properties fo:break-before="auto" style:column-width="2.55763888888889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4.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26.5pt" style:use-optimal-row-height="true" fo:break-before="auto"/>
    </style:style>
    <style:style style:name="ro6" style:family="table-row">
      <style:table-row-properties style:row-height="26pt" style:use-optimal-row-height="true" fo:break-before="auto"/>
    </style:style>
    <style:style style:name="ro7" style:family="table-row">
      <style:table-row-properties style:row-height="13.5pt" style:use-optimal-row-height="false" fo:break-before="auto"/>
    </style:style>
    <style:style style:name="ro8" style:family="table-row">
      <style:table-row-properties style:row-height="33.75pt" style:use-optimal-row-height="false" fo:break-before="auto"/>
    </style:style>
    <style:style style:name="ro9" style:family="table-row">
      <style:table-row-properties style:row-height="15pt" style:use-optimal-row-height="false" fo:break-before="auto"/>
    </style:style>
    <style:style style:name="ro10" style:family="table-row">
      <style:table-row-properties style:row-height="24pt" style:use-optimal-row-height="false" fo:break-before="auto"/>
    </style:style>
    <style:style style:name="ro11" style:family="table-row">
      <style:table-row-properties style:row-height="16pt" style:use-optimal-row-height="true" fo:break-before="auto"/>
    </style:style>
    <style:style style:name="ro12" style:family="table-row">
      <style:table-row-properties style:row-height="26.25pt" style:use-optimal-row-height="false" fo:break-before="auto"/>
    </style:style>
    <style:style style:name="ro13" style:family="table-row">
      <style:table-row-properties style:row-height="21.75pt" style:use-optimal-row-height="false" fo:break-before="auto"/>
    </style:style>
    <style:style style:name="ro14" style:family="table-row">
      <style:table-row-properties style:row-height="25.5pt" style:use-optimal-row-height="false" fo:break-before="auto"/>
    </style:style>
    <style:style style:name="ro1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&amp;L_Statement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2" table:number-columns-repeated="10" table:default-cell-style-name="ce1"/>
        <table:table-column table:style-name="co4" table:default-cell-style-name="ce1"/>
        <table:table-column table:style-name="co2" table:number-columns-repeated="1005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6" table:number-rows-spanned="1" table:style-name="ce71">
            <text:p>Profit and Loss Statement forecas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number-columns-spanned="6" table:number-rows-spanned="1" table:style-name="ce71">
            <text:p>Sprout corpotatino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table:number-columns-repeated="6" table:style-name="ce2"/>
          <table:table-cell table:number-columns-repeated="16378" table:style-name="ce1"/>
        </table:table-row>
        <table:table-row table:style-name="ro3">
          <table:table-cell table:number-columns-repeated="2" table:style-name="ce3"/>
          <table:table-cell office:value-type="string" table:style-name="ce4">
            <text:p>Year 1</text:p>
          </table:table-cell>
          <table:table-cell office:value-type="string" table:style-name="ce4">
            <text:p>Year 2</text:p>
          </table:table-cell>
          <table:table-cell office:value-type="string" table:style-name="ce5">
            <text:p>Year 3</text:p>
          </table:table-cell>
          <table:table-cell table:style-name="ce3"/>
          <table:table-cell table:style-name="ce1"/>
          <table:table-cell office:value-type="string" table:style-name="ce6">
            <text:p>Month</text:p>
          </table:table-cell>
          <table:table-cell office:value-type="string" table:style-name="ce7">
            <text:p>Jan</text:p>
          </table:table-cell>
          <table:table-cell office:value-type="string" table:style-name="ce7">
            <text:p>Feb</text:p>
          </table:table-cell>
          <table:table-cell office:value-type="string" table:style-name="ce7">
            <text:p>Mar</text:p>
          </table:table-cell>
          <table:table-cell office:value-type="string" table:style-name="ce7">
            <text:p>Apr</text:p>
          </table:table-cell>
          <table:table-cell office:value-type="string" table:style-name="ce7">
            <text:p>May</text:p>
          </table:table-cell>
          <table:table-cell office:value-type="string" table:style-name="ce7">
            <text:p>Jun</text:p>
          </table:table-cell>
          <table:table-cell office:value-type="string" table:style-name="ce7">
            <text:p>Jul</text:p>
          </table:table-cell>
          <table:table-cell office:value-type="string" table:style-name="ce7">
            <text:p>Aug</text:p>
          </table:table-cell>
          <table:table-cell office:value-type="string" table:style-name="ce7">
            <text:p>Sep</text:p>
          </table:table-cell>
          <table:table-cell office:value-type="string" table:style-name="ce7">
            <text:p>Oct</text:p>
          </table:table-cell>
          <table:table-cell office:value-type="string" table:style-name="ce7">
            <text:p>Nov</text:p>
          </table:table-cell>
          <table:table-cell office:value-type="string" table:style-name="ce8">
            <text:p>Dec</text:p>
          </table:table-cell>
          <table:table-cell table:number-columns-repeated="16364"/>
        </table:table-row>
        <table:table-row table:style-name="ro3">
          <table:table-cell office:value-type="string" table:style-name="ce9">
            <text:p>REVENUE</text:p>
          </table:table-cell>
          <table:table-cell table:style-name="ce3"/>
          <table:table-cell table:number-columns-repeated="3" table:style-name="ce10"/>
          <table:table-cell table:style-name="ce3"/>
          <table:table-cell table:style-name="ce1"/>
          <table:table-cell office:value-type="string" table:style-name="ce11">
            <text:p>Website Users</text:p>
          </table:table-cell>
          <table:table-cell office:value-type="float" office:value="750" table:style-name="ce12">
            <text:p>750</text:p>
          </table:table-cell>
          <table:table-cell office:value-type="float" office:value="850" table:style-name="ce12">
            <text:p>850</text:p>
          </table:table-cell>
          <table:table-cell office:value-type="float" office:value="950" table:style-name="ce12">
            <text:p>950</text:p>
          </table:table-cell>
          <table:table-cell office:value-type="float" office:value="1050" table:style-name="ce12">
            <text:p>1050</text:p>
          </table:table-cell>
          <table:table-cell office:value-type="float" office:value="1150" table:style-name="ce12">
            <text:p>1150</text:p>
          </table:table-cell>
          <table:table-cell office:value-type="float" office:value="1350" table:style-name="ce12">
            <text:p>1350</text:p>
          </table:table-cell>
          <table:table-cell office:value-type="float" office:value="1550" table:style-name="ce12">
            <text:p>1550</text:p>
          </table:table-cell>
          <table:table-cell office:value-type="float" office:value="1750" table:style-name="ce12">
            <text:p>1750</text:p>
          </table:table-cell>
          <table:table-cell office:value-type="float" office:value="1850" table:style-name="ce12">
            <text:p>1850</text:p>
          </table:table-cell>
          <table:table-cell office:value-type="float" office:value="1950" table:style-name="ce12">
            <text:p>1950</text:p>
          </table:table-cell>
          <table:table-cell office:value-type="float" office:value="2000" table:style-name="ce12">
            <text:p>2000</text:p>
          </table:table-cell>
          <table:table-cell office:value-type="float" office:value="2500" table:style-name="ce13">
            <text:p>2500</text:p>
          </table:table-cell>
          <table:table-cell table:number-columns-repeated="16364"/>
        </table:table-row>
        <table:table-row table:style-name="ro3">
          <table:table-cell table:style-name="ce9"/>
          <table:table-cell table:style-name="ce3"/>
          <table:table-cell table:number-columns-repeated="3" table:style-name="ce10"/>
          <table:table-cell table:style-name="ce3"/>
          <table:table-cell table:style-name="ce1"/>
          <table:table-cell office:value-type="string" table:style-name="ce14">
            <text:p>Active Users</text:p>
          </table:table-cell>
          <table:table-cell office:value-type="float" office:value="450" table:style-name="ce15">
            <text:p>450</text:p>
          </table:table-cell>
          <table:table-cell office:value-type="float" office:value="500" table:style-name="ce15">
            <text:p>500</text:p>
          </table:table-cell>
          <table:table-cell office:value-type="float" office:value="600" table:style-name="ce15">
            <text:p>600</text:p>
          </table:table-cell>
          <table:table-cell office:value-type="float" office:value="700" table:style-name="ce15">
            <text:p>700</text:p>
          </table:table-cell>
          <table:table-cell office:value-type="float" office:value="800" table:style-name="ce15">
            <text:p>800</text:p>
          </table:table-cell>
          <table:table-cell office:value-type="float" office:value="900" table:style-name="ce15">
            <text:p>900</text:p>
          </table:table-cell>
          <table:table-cell office:value-type="float" office:value="1250" table:style-name="ce15">
            <text:p>1250</text:p>
          </table:table-cell>
          <table:table-cell office:value-type="float" office:value="1550" table:style-name="ce15">
            <text:p>1550</text:p>
          </table:table-cell>
          <table:table-cell office:value-type="float" office:value="1300" table:style-name="ce15">
            <text:p>1300</text:p>
          </table:table-cell>
          <table:table-cell office:value-type="float" office:value="1250" table:style-name="ce15">
            <text:p>1250</text:p>
          </table:table-cell>
          <table:table-cell office:value-type="float" office:value="1300" table:style-name="ce15">
            <text:p>1300</text:p>
          </table:table-cell>
          <table:table-cell office:value-type="float" office:value="2200" table:style-name="ce16">
            <text:p>2200</text:p>
          </table:table-cell>
          <table:table-cell table:number-columns-repeated="16364"/>
        </table:table-row>
        <table:table-row table:style-name="ro3">
          <table:table-cell office:value-type="string" table:style-name="ce9">
            <text:p>Basket VIP</text:p>
          </table:table-cell>
          <table:table-cell table:style-name="ce3"/>
          <table:table-cell office:value-type="currency" office:value="170289" table:formula="of:=SUM([.I11:.T11]*[.I19])" table:number-matrix-columns-spanned="1" table:number-matrix-rows-spanned="1" table:style-name="ce17">
            <text:p><text:s/>€ 170,289.00<text:s/></text:p>
          </table:table-cell>
          <table:table-cell office:value-type="currency" office:value="187317.9" table:formula="of:=([.C7]*[.I29])+[.C7]" table:style-name="ce17">
            <text:p><text:s/>€ 187,317.90<text:s/></text:p>
          </table:table-cell>
          <table:table-cell office:value-type="currency" office:value="206049.69" table:formula="of:=[.D7]*[.I29]+[.D7]" table:style-name="ce17">
            <text:p><text:s/>€ 206,049.69<text:s/></text:p>
          </table:table-cell>
          <table:table-cell table:style-name="ce3"/>
          <table:table-cell table:style-name="ce1"/>
          <table:table-cell office:value-type="string" table:style-name="ce14">
            <text:p>Active VIP Users</text:p>
          </table:table-cell>
          <table:table-cell office:value-type="float" office:value="45" table:style-name="ce15">
            <text:p>45</text:p>
          </table:table-cell>
          <table:table-cell office:value-type="float" office:value="90" table:style-name="ce15">
            <text:p>90</text:p>
          </table:table-cell>
          <table:table-cell office:value-type="float" office:value="132" table:style-name="ce15">
            <text:p>132</text:p>
          </table:table-cell>
          <table:table-cell office:value-type="float" office:value="210" table:style-name="ce15">
            <text:p>210</text:p>
          </table:table-cell>
          <table:table-cell office:value-type="float" office:value="300" table:style-name="ce15">
            <text:p>300</text:p>
          </table:table-cell>
          <table:table-cell office:value-type="float" office:value="420" table:style-name="ce15">
            <text:p>420</text:p>
          </table:table-cell>
          <table:table-cell office:value-type="float" office:value="546" table:style-name="ce15">
            <text:p>546</text:p>
          </table:table-cell>
          <table:table-cell office:value-type="float" office:value="684" table:style-name="ce15">
            <text:p>684</text:p>
          </table:table-cell>
          <table:table-cell office:value-type="float" office:value="900" table:style-name="ce15">
            <text:p>900</text:p>
          </table:table-cell>
          <table:table-cell office:value-type="float" office:value="1320" table:style-name="ce15">
            <text:p>1320</text:p>
          </table:table-cell>
          <table:table-cell office:value-type="float" office:value="1800" table:style-name="ce15">
            <text:p>1800</text:p>
          </table:table-cell>
          <table:table-cell office:value-type="float" office:value="3000" table:style-name="ce16">
            <text:p>3000</text:p>
          </table:table-cell>
          <table:table-cell table:number-columns-repeated="16364"/>
        </table:table-row>
        <table:table-row table:style-name="ro4">
          <table:table-cell office:value-type="string" table:style-name="ce9">
            <text:p>Basket non VIP</text:p>
          </table:table-cell>
          <table:table-cell table:style-name="ce3"/>
          <table:table-cell office:value-type="currency" office:value="149100" table:formula="of:=SUM([.I10:.T10]*[.I18])" table:number-matrix-columns-spanned="1" table:number-matrix-rows-spanned="1" table:style-name="ce17">
            <text:p><text:s/>€ 149,100.00<text:s/></text:p>
          </table:table-cell>
          <table:table-cell office:value-type="currency" office:value="164010" table:formula="of:=[.C8]*[.I29]+[.C8]" table:style-name="ce17">
            <text:p><text:s/>€ 164,010.00<text:s/></text:p>
          </table:table-cell>
          <table:table-cell office:value-type="currency" office:value="180411" table:formula="of:=[.D8]*[.I29]+[.D8]" table:style-name="ce17">
            <text:p><text:s/>€ 180,411.00<text:s/></text:p>
          </table:table-cell>
          <table:table-cell table:style-name="ce3"/>
          <table:table-cell table:style-name="ce1"/>
          <table:table-cell office:value-type="string" table:style-name="ce14">
            <text:p>Active Non-VIP Users</text:p>
          </table:table-cell>
          <table:table-cell office:value-type="float" office:value="405" table:style-name="ce15">
            <text:p>405</text:p>
          </table:table-cell>
          <table:table-cell office:value-type="float" office:value="810" table:style-name="ce15">
            <text:p>810</text:p>
          </table:table-cell>
          <table:table-cell office:value-type="float" office:value="1188" table:style-name="ce15">
            <text:p>1188</text:p>
          </table:table-cell>
          <table:table-cell office:value-type="float" office:value="1890" table:style-name="ce15">
            <text:p>1890</text:p>
          </table:table-cell>
          <table:table-cell office:value-type="float" office:value="2700" table:style-name="ce15">
            <text:p>2700</text:p>
          </table:table-cell>
          <table:table-cell office:value-type="float" office:value="3780" table:style-name="ce15">
            <text:p>3780</text:p>
          </table:table-cell>
          <table:table-cell office:value-type="float" office:value="4914" table:style-name="ce15">
            <text:p>4914</text:p>
          </table:table-cell>
          <table:table-cell office:value-type="float" office:value="6156" table:style-name="ce15">
            <text:p>6156</text:p>
          </table:table-cell>
          <table:table-cell office:value-type="float" office:value="8100" table:style-name="ce15">
            <text:p>8100</text:p>
          </table:table-cell>
          <table:table-cell office:value-type="float" office:value="11880" table:style-name="ce15">
            <text:p>11880</text:p>
          </table:table-cell>
          <table:table-cell office:value-type="float" office:value="16200" table:style-name="ce15">
            <text:p>16200</text:p>
          </table:table-cell>
          <table:table-cell office:value-type="float" office:value="27000" table:style-name="ce16">
            <text:p>27000</text:p>
          </table:table-cell>
          <table:table-cell table:number-columns-repeated="16364"/>
        </table:table-row>
        <table:table-row table:style-name="ro3">
          <table:table-cell office:value-type="string" table:style-name="ce9">
            <text:p>Subscription</text:p>
          </table:table-cell>
          <table:table-cell table:style-name="ce3"/>
          <table:table-cell office:value-type="currency" office:value="47235" table:formula="of:=SUM([.I7:.T7]*[.I21])" table:number-matrix-columns-spanned="1" table:number-matrix-rows-spanned="1" table:style-name="ce17">
            <text:p><text:s/>€ 47,235.00<text:s/></text:p>
          </table:table-cell>
          <table:table-cell office:value-type="currency" office:value="51958.5" table:formula="of:=[.C9]*[.I29]+[.C9]" table:style-name="ce17">
            <text:p><text:s/>€ 51,958.50<text:s/></text:p>
          </table:table-cell>
          <table:table-cell office:value-type="currency" office:value="57154.35" table:formula="of:=[.D9]*[.I29]+[.D9]" table:style-name="ce17">
            <text:p><text:s/>€ 57,154.35<text:s/></text:p>
          </table:table-cell>
          <table:table-cell table:style-name="ce3"/>
          <table:table-cell table:style-name="ce1"/>
          <table:table-cell table:style-name="ce18"/>
          <table:table-cell table:number-columns-repeated="11" table:style-name="ce19"/>
          <table:table-cell table:style-name="ce20"/>
          <table:table-cell table:number-columns-repeated="16364"/>
        </table:table-row>
        <table:table-row table:style-name="ro3">
          <table:table-cell office:value-type="string" table:style-name="ce9">
            <text:p>Farm visit VIP</text:p>
          </table:table-cell>
          <table:table-cell table:style-name="ce3"/>
          <table:table-cell office:value-type="currency" office:value="0" table:formula="of:=SUM([.I15:.T15]*[.I23])" table:number-matrix-columns-spanned="1" table:number-matrix-rows-spanned="1" table:style-name="ce17">
            <text:p><text:s/>€ -00<text:s/></text:p>
          </table:table-cell>
          <table:table-cell office:value-type="currency" office:value="0" table:formula="of:=[.C10]" table:style-name="ce17">
            <text:p><text:s/>€ -00<text:s/></text:p>
          </table:table-cell>
          <table:table-cell office:value-type="currency" office:value="0" table:formula="of:=[.D10]" table:style-name="ce17">
            <text:p><text:s/>€ -00<text:s/></text:p>
          </table:table-cell>
          <table:table-cell table:style-name="ce3"/>
          <table:table-cell table:style-name="ce1"/>
          <table:table-cell office:value-type="string" table:style-name="ce21">
            <text:p>Basket non-VIP</text:p>
          </table:table-cell>
          <table:table-cell office:value-type="float" office:value="81" table:style-name="ce22">
            <text:p>81</text:p>
          </table:table-cell>
          <table:table-cell office:value-type="float" office:value="162" table:style-name="ce22">
            <text:p>162</text:p>
          </table:table-cell>
          <table:table-cell office:value-type="float" office:value="237" table:style-name="ce22">
            <text:p>237</text:p>
          </table:table-cell>
          <table:table-cell office:value-type="float" office:value="220" table:style-name="ce22">
            <text:p>220</text:p>
          </table:table-cell>
          <table:table-cell office:value-type="float" office:value="330" table:style-name="ce22">
            <text:p>330</text:p>
          </table:table-cell>
          <table:table-cell office:value-type="float" office:value="400" table:style-name="ce22">
            <text:p>400</text:p>
          </table:table-cell>
          <table:table-cell office:value-type="float" office:value="550" table:style-name="ce22">
            <text:p>550</text:p>
          </table:table-cell>
          <table:table-cell office:value-type="float" office:value="580" table:style-name="ce22">
            <text:p>580</text:p>
          </table:table-cell>
          <table:table-cell office:value-type="float" office:value="550" table:style-name="ce22">
            <text:p>550</text:p>
          </table:table-cell>
          <table:table-cell office:value-type="float" office:value="480" table:style-name="ce22">
            <text:p>480</text:p>
          </table:table-cell>
          <table:table-cell office:value-type="float" office:value="500" table:style-name="ce22">
            <text:p>500</text:p>
          </table:table-cell>
          <table:table-cell office:value-type="float" office:value="880" table:style-name="ce23">
            <text:p>880</text:p>
          </table:table-cell>
          <table:table-cell table:number-columns-repeated="16364"/>
        </table:table-row>
        <table:table-row table:style-name="ro3">
          <table:table-cell office:value-type="string" table:style-name="ce9">
            <text:p>Farmvisit</text:p>
          </table:table-cell>
          <table:table-cell table:style-name="ce3"/>
          <table:table-cell office:value-type="currency" office:value="4500" table:formula="of:=SUM([.I14:.T14]*[.I24])" table:number-matrix-columns-spanned="1" table:number-matrix-rows-spanned="1" table:style-name="ce17">
            <text:p><text:s/>€ 4,500.00<text:s/></text:p>
          </table:table-cell>
          <table:table-cell office:value-type="currency" office:value="4950" table:formula="of:=[.C11]*[.I29]+[.C11]" table:style-name="ce17">
            <text:p><text:s/>€ 4,950.00<text:s/></text:p>
          </table:table-cell>
          <table:table-cell office:value-type="currency" office:value="5445" table:formula="of:=[.D11]*[.I29]+[.D11]" table:style-name="ce17">
            <text:p><text:s/>€ 5,445.00<text:s/></text:p>
          </table:table-cell>
          <table:table-cell table:style-name="ce3"/>
          <table:table-cell table:style-name="ce1"/>
          <table:table-cell office:value-type="string" table:style-name="ce21">
            <text:p>Basket VIP</text:p>
          </table:table-cell>
          <table:table-cell office:value-type="float" office:value="45" table:style-name="ce22">
            <text:p>45</text:p>
          </table:table-cell>
          <table:table-cell office:value-type="float" office:value="90" table:style-name="ce22">
            <text:p>90</text:p>
          </table:table-cell>
          <table:table-cell office:value-type="float" office:value="132" table:style-name="ce22">
            <text:p>132</text:p>
          </table:table-cell>
          <table:table-cell office:value-type="float" office:value="210" table:style-name="ce22">
            <text:p>210</text:p>
          </table:table-cell>
          <table:table-cell office:value-type="float" office:value="300" table:style-name="ce22">
            <text:p>300</text:p>
          </table:table-cell>
          <table:table-cell office:value-type="float" office:value="420" table:style-name="ce22">
            <text:p>420</text:p>
          </table:table-cell>
          <table:table-cell office:value-type="float" office:value="546" table:style-name="ce22">
            <text:p>546</text:p>
          </table:table-cell>
          <table:table-cell office:value-type="float" office:value="684" table:style-name="ce22">
            <text:p>684</text:p>
          </table:table-cell>
          <table:table-cell office:value-type="float" office:value="900" table:style-name="ce22">
            <text:p>900</text:p>
          </table:table-cell>
          <table:table-cell office:value-type="float" office:value="850" table:style-name="ce22">
            <text:p>850</text:p>
          </table:table-cell>
          <table:table-cell office:value-type="float" office:value="830" table:style-name="ce22">
            <text:p>830</text:p>
          </table:table-cell>
          <table:table-cell office:value-type="float" office:value="1300" table:style-name="ce23">
            <text:p>1300</text:p>
          </table:table-cell>
          <table:table-cell table:number-columns-repeated="16364"/>
        </table:table-row>
        <table:table-row table:style-name="ro3">
          <table:table-cell office:value-type="string" table:style-name="ce24">
            <text:p>Farm basket revenue</text:p>
          </table:table-cell>
          <table:table-cell table:style-name="ce25"/>
          <table:table-cell office:value-type="currency" office:value="32940" table:formula="of:=SUM([.I12:.T12]*[.I19])" table:number-matrix-columns-spanned="1" table:number-matrix-rows-spanned="1" table:style-name="ce26">
            <text:p><text:s/>€ 32,940.00<text:s/></text:p>
          </table:table-cell>
          <table:table-cell office:value-type="currency" office:value="36234" table:formula="of:=[.C12]*[.I29]+[.C12]" table:style-name="ce26">
            <text:p><text:s/>€ 36,234.00<text:s/></text:p>
          </table:table-cell>
          <table:table-cell office:value-type="currency" office:value="39857.4" table:formula="of:=[.D12]*[.I29]+[.D12]" table:style-name="ce26">
            <text:p><text:s/>€ 39,857.40<text:s/></text:p>
          </table:table-cell>
          <table:table-cell table:style-name="ce25"/>
          <table:table-cell table:style-name="ce1"/>
          <table:table-cell office:value-type="string" table:style-name="ce21">
            <text:p>Farm basket sold</text:p>
          </table:table-cell>
          <table:table-cell office:value-type="float" office:value="42" table:style-name="ce22">
            <text:p>42</text:p>
          </table:table-cell>
          <table:table-cell office:value-type="float" office:value="42" table:style-name="ce22">
            <text:p>42</text:p>
          </table:table-cell>
          <table:table-cell office:value-type="float" office:value="42" table:style-name="ce22">
            <text:p>42</text:p>
          </table:table-cell>
          <table:table-cell office:value-type="float" office:value="84" table:style-name="ce22">
            <text:p>84</text:p>
          </table:table-cell>
          <table:table-cell office:value-type="float" office:value="84" table:style-name="ce22">
            <text:p>84</text:p>
          </table:table-cell>
          <table:table-cell office:value-type="float" office:value="84" table:style-name="ce22">
            <text:p>84</text:p>
          </table:table-cell>
          <table:table-cell office:value-type="float" office:value="126" table:style-name="ce22">
            <text:p>126</text:p>
          </table:table-cell>
          <table:table-cell office:value-type="float" office:value="126" table:style-name="ce22">
            <text:p>126</text:p>
          </table:table-cell>
          <table:table-cell office:value-type="float" office:value="120" table:style-name="ce22">
            <text:p>120</text:p>
          </table:table-cell>
          <table:table-cell office:value-type="float" office:value="110" table:style-name="ce22">
            <text:p>110</text:p>
          </table:table-cell>
          <table:table-cell office:value-type="float" office:value="110" table:style-name="ce22">
            <text:p>110</text:p>
          </table:table-cell>
          <table:table-cell office:value-type="float" office:value="250" table:style-name="ce23">
            <text:p>250</text:p>
          </table:table-cell>
          <table:table-cell table:number-columns-repeated="16364"/>
        </table:table-row>
        <table:table-row table:style-name="ro3">
          <table:table-cell office:value-type="string" table:style-name="ce27">
            <text:p>TOTAL REVENUE</text:p>
          </table:table-cell>
          <table:table-cell table:style-name="ce28"/>
          <table:table-cell office:value-type="currency" office:value="404064" table:formula="of:=SUM([.C7:.C12])" table:style-name="ce29">
            <text:p><text:s/>€ 404,064.00<text:s/></text:p>
          </table:table-cell>
          <table:table-cell office:value-type="currency" office:value="444470.4" table:formula="of:=SUM([.D7:.D12])" table:style-name="ce29">
            <text:p><text:s/>€ 444,470.40<text:s/></text:p>
          </table:table-cell>
          <table:table-cell office:value-type="currency" office:value="488917.44" table:formula="of:=SUM([.E7:.E12])" table:style-name="ce29">
            <text:p><text:s/>€ 488,917.44<text:s/></text:p>
          </table:table-cell>
          <table:table-cell table:style-name="ce28"/>
          <table:table-cell table:style-name="ce1"/>
          <table:table-cell table:style-name="ce30"/>
          <table:table-cell table:number-columns-repeated="11" table:style-name="ce12"/>
          <table:table-cell table:style-name="ce13"/>
          <table:table-cell table:number-columns-repeated="16364"/>
        </table:table-row>
        <table:table-row table:style-name="ro5">
          <table:table-cell table:style-name="ce31"/>
          <table:table-cell table:style-name="ce3"/>
          <table:table-cell table:number-columns-repeated="3" table:style-name="ce17"/>
          <table:table-cell table:style-name="ce3"/>
          <table:table-cell table:style-name="ce1"/>
          <table:table-cell office:value-type="string" table:style-name="ce32">
            <text:p>Farm visit non-VIP (no of people)</text:p>
          </table:table-cell>
          <table:table-cell office:value-type="float" office:value="50" table:style-name="ce33">
            <text:p>50</text:p>
          </table:table-cell>
          <table:table-cell office:value-type="float" office:value="50" table:style-name="ce33">
            <text:p>50</text:p>
          </table:table-cell>
          <table:table-cell office:value-type="float" office:value="50" table:style-name="ce33">
            <text:p>50</text:p>
          </table:table-cell>
          <table:table-cell office:value-type="float" office:value="100" table:style-name="ce33">
            <text:p>100</text:p>
          </table:table-cell>
          <table:table-cell office:value-type="float" office:value="100" table:style-name="ce33">
            <text:p>100</text:p>
          </table:table-cell>
          <table:table-cell office:value-type="float" office:value="100" table:style-name="ce33">
            <text:p>100</text:p>
          </table:table-cell>
          <table:table-cell office:value-type="float" office:value="150" table:style-name="ce33">
            <text:p>150</text:p>
          </table:table-cell>
          <table:table-cell office:value-type="float" office:value="150" table:style-name="ce33">
            <text:p>150</text:p>
          </table:table-cell>
          <table:table-cell office:value-type="float" office:value="150" table:style-name="ce33">
            <text:p>150</text:p>
          </table:table-cell>
          <table:table-cell office:value-type="float" office:value="200" table:style-name="ce33">
            <text:p>200</text:p>
          </table:table-cell>
          <table:table-cell office:value-type="float" office:value="200" table:style-name="ce33">
            <text:p>200</text:p>
          </table:table-cell>
          <table:table-cell office:value-type="float" office:value="200" table:style-name="ce34">
            <text:p>200</text:p>
          </table:table-cell>
          <table:table-cell table:number-columns-repeated="16364"/>
        </table:table-row>
        <table:table-row table:style-name="ro6">
          <table:table-cell office:value-type="string" table:style-name="ce24">
            <text:p>COGS</text:p>
          </table:table-cell>
          <table:table-cell table:style-name="ce25"/>
          <table:table-cell office:value-type="currency" office:value="281182.5" table:formula="of:=SUM([.I10:.T12]*[.I20])" table:number-matrix-columns-spanned="1" table:number-matrix-rows-spanned="1" table:style-name="ce26">
            <text:p><text:s/>€ 281,182.50<text:s/></text:p>
          </table:table-cell>
          <table:table-cell office:value-type="currency" office:value="309300.75" table:formula="of:=[.C15]*[.I29]+[.C15]" table:style-name="ce26">
            <text:p><text:s/>€ 309,300.75<text:s/></text:p>
          </table:table-cell>
          <table:table-cell office:value-type="currency" office:value="340230.82500000001" table:formula="of:=[.D15]*[.I29]+[.D15]" table:style-name="ce26">
            <text:p><text:s/>€ 340,230.83<text:s/></text:p>
          </table:table-cell>
          <table:table-cell table:style-name="ce25"/>
          <table:table-cell table:style-name="ce1"/>
          <table:table-cell office:value-type="string" table:style-name="ce35">
            <text:p>Farm visit VIP (no of people)</text:p>
          </table:table-cell>
          <table:table-cell office:value-type="float" office:value="10" table:style-name="ce36">
            <text:p>10</text:p>
          </table:table-cell>
          <table:table-cell office:value-type="float" office:value="10" table:style-name="ce36">
            <text:p>10</text:p>
          </table:table-cell>
          <table:table-cell office:value-type="float" office:value="10" table:style-name="ce36">
            <text:p>10</text:p>
          </table:table-cell>
          <table:table-cell office:value-type="float" office:value="20" table:style-name="ce36">
            <text:p>20</text:p>
          </table:table-cell>
          <table:table-cell office:value-type="float" office:value="20" table:style-name="ce36">
            <text:p>20</text:p>
          </table:table-cell>
          <table:table-cell office:value-type="float" office:value="20" table:style-name="ce36">
            <text:p>20</text:p>
          </table:table-cell>
          <table:table-cell office:value-type="float" office:value="30" table:style-name="ce36">
            <text:p>30</text:p>
          </table:table-cell>
          <table:table-cell office:value-type="float" office:value="30" table:style-name="ce36">
            <text:p>30</text:p>
          </table:table-cell>
          <table:table-cell office:value-type="float" office:value="30" table:style-name="ce36">
            <text:p>30</text:p>
          </table:table-cell>
          <table:table-cell office:value-type="float" office:value="40" table:style-name="ce36">
            <text:p>40</text:p>
          </table:table-cell>
          <table:table-cell office:value-type="float" office:value="40" table:style-name="ce36">
            <text:p>40</text:p>
          </table:table-cell>
          <table:table-cell office:value-type="float" office:value="40" table:style-name="ce37">
            <text:p>40</text:p>
          </table:table-cell>
          <table:table-cell table:number-columns-repeated="16364"/>
        </table:table-row>
        <table:table-row table:style-name="ro3">
          <table:table-cell office:value-type="string" table:style-name="ce27">
            <text:p>Gross profits</text:p>
          </table:table-cell>
          <table:table-cell table:style-name="ce28"/>
          <table:table-cell office:value-type="currency" office:value="122881.5" table:formula="of:=[.C13]-[.C15]" table:style-name="ce29">
            <text:p><text:s/>€ 122,881.50<text:s/></text:p>
          </table:table-cell>
          <table:table-cell office:value-type="currency" office:value="135169.65000000002" table:formula="of:=[.D13]-[.D15]" table:style-name="ce29">
            <text:p><text:s/>€ 135,169.65<text:s/></text:p>
          </table:table-cell>
          <table:table-cell office:value-type="currency" office:value="148686.61499999999" table:formula="of:=[.E13]-[.E15]" table:style-name="ce29">
            <text:p><text:s/>€ 148,686.62<text:s/></text:p>
          </table:table-cell>
          <table:table-cell table:style-name="ce28"/>
          <table:table-cell table:style-name="ce1"/>
          <table:table-cell table:style-name="ce38"/>
          <table:table-cell table:style-name="ce39"/>
          <table:table-cell table:number-columns-repeated="11" table:style-name="ce40"/>
          <table:table-cell table:number-columns-repeated="16364"/>
        </table:table-row>
        <table:table-row table:style-name="ro2">
          <table:table-cell table:number-columns-repeated="2" table:style-name="ce3"/>
          <table:table-cell table:number-columns-repeated="3" table:style-name="ce10"/>
          <table:table-cell table:style-name="ce3"/>
          <table:table-cell table:style-name="ce1"/>
          <table:table-cell office:value-type="string" table:style-name="ce41">
            <text:p>Assumptions</text:p>
          </table:table-cell>
          <table:table-cell office:value-type="string" table:style-name="ce42">
            <text:p>Price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31">
            <text:p>EXPENSES</text:p>
          </table:table-cell>
          <table:table-cell table:style-name="ce3"/>
          <table:table-cell table:number-columns-repeated="3" table:style-name="ce10"/>
          <table:table-cell table:style-name="ce3"/>
          <table:table-cell table:style-name="ce1"/>
          <table:table-cell office:value-type="string" table:style-name="ce43">
            <text:p>Price per Basket NON VIP</text:p>
          </table:table-cell>
          <table:table-cell office:value-type="currency" office:value="30" table:style-name="ce44">
            <text:p><text:s/>€ 30.00<text:s/>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9">
            <text:p>Amortization expense</text:p>
          </table:table-cell>
          <table:table-cell table:style-name="ce3"/>
          <table:table-cell office:value-type="currency" office:value="1440" table:formula="of:=[.I30]" table:style-name="ce17">
            <text:p><text:s/>€ 1,440.00<text:s/></text:p>
          </table:table-cell>
          <table:table-cell office:value-type="currency" office:value="1440" table:formula="of:=[.I30]" table:style-name="ce17">
            <text:p><text:s/>€ 1,440.00<text:s/></text:p>
          </table:table-cell>
          <table:table-cell office:value-type="currency" office:value="1440" table:formula="of:=[.I30]" table:style-name="ce17">
            <text:p><text:s/>€ 1,440.00<text:s/></text:p>
          </table:table-cell>
          <table:table-cell table:style-name="ce3"/>
          <table:table-cell table:style-name="ce1"/>
          <table:table-cell office:value-type="string" table:style-name="ce43">
            <text:p>Price per Basket VIP/Farm</text:p>
          </table:table-cell>
          <table:table-cell office:value-type="currency" office:value="27" table:style-name="ce44">
            <text:p><text:s/>€ 27.00<text:s/></text:p>
          </table:table-cell>
          <table:table-cell table:number-columns-repeated="3" table:style-name="ce1"/>
          <table:table-cell office:value-type="string" table:style-name="ce45">
            <text:p>One time Expenses</text:p>
          </table:table-cell>
          <table:table-cell table:number-columns-repeated="3" table:style-name="ce46"/>
          <table:table-cell table:style-name="ce47"/>
          <table:table-cell table:number-columns-repeated="16367" table:style-name="ce1"/>
        </table:table-row>
        <table:table-row table:style-name="ro3">
          <table:table-cell office:value-type="string" table:style-name="ce9">
            <text:p>Rent Expense</text:p>
          </table:table-cell>
          <table:table-cell table:style-name="ce3"/>
          <table:table-cell office:value-type="currency" office:value="4716" table:style-name="ce17">
            <text:p><text:s/>€ 4,716.00<text:s/></text:p>
          </table:table-cell>
          <table:table-cell office:value-type="currency" office:value="4716" table:style-name="ce17">
            <text:p><text:s/>€ 4,716.00<text:s/></text:p>
          </table:table-cell>
          <table:table-cell office:value-type="currency" office:value="4716" table:style-name="ce17">
            <text:p><text:s/>€ 4,716.00<text:s/></text:p>
          </table:table-cell>
          <table:table-cell table:style-name="ce3"/>
          <table:table-cell table:style-name="ce1"/>
          <table:table-cell office:value-type="string" table:style-name="ce43">
            <text:p>COGS</text:p>
          </table:table-cell>
          <table:table-cell office:value-type="currency" office:value="22.5" table:style-name="ce44">
            <text:p><text:s/>€ 22.50<text:s/></text:p>
          </table:table-cell>
          <table:table-cell table:number-columns-repeated="3" table:style-name="ce1"/>
          <table:table-cell office:value-type="string" table:number-columns-spanned="3" table:number-rows-spanned="1" table:style-name="ce72">
            <text:p>2 Computers</text:p>
          </table:table-cell>
          <table:covered-table-cell table:number-columns-repeated="2"/>
          <table:table-cell table:style-name="ce49"/>
          <table:table-cell office:value-type="currency" office:value="2000" table:style-name="ce50">
            <text:p><text:s/>€ 2,000.00<text:s/></text:p>
          </table:table-cell>
          <table:table-cell table:number-columns-repeated="16367" table:style-name="ce1"/>
        </table:table-row>
        <table:table-row table:style-name="ro7">
          <table:table-cell office:value-type="string" table:style-name="ce9">
            <text:p>Insurance expense</text:p>
          </table:table-cell>
          <table:table-cell table:style-name="ce3"/>
          <table:table-cell office:value-type="currency" office:value="3166" table:style-name="ce17">
            <text:p><text:s/>€ 3,166.00<text:s/></text:p>
          </table:table-cell>
          <table:table-cell office:value-type="currency" office:value="3166" table:style-name="ce17">
            <text:p><text:s/>€ 3,166.00<text:s/></text:p>
          </table:table-cell>
          <table:table-cell office:value-type="currency" office:value="3166" table:style-name="ce17">
            <text:p><text:s/>€ 3,166.00<text:s/></text:p>
          </table:table-cell>
          <table:table-cell table:style-name="ce3"/>
          <table:table-cell table:style-name="ce1"/>
          <table:table-cell office:value-type="string" table:style-name="ce43">
            <text:p>Subscription per month</text:p>
          </table:table-cell>
          <table:table-cell office:value-type="currency" office:value="5" table:style-name="ce44">
            <text:p><text:s/>€ 5.00<text:s/></text:p>
          </table:table-cell>
          <table:table-cell table:number-columns-repeated="3" table:style-name="ce1"/>
          <table:table-cell table:style-name="ce48"/>
          <table:table-cell table:number-columns-repeated="3" table:style-name="ce49"/>
          <table:table-cell table:style-name="ce51"/>
          <table:table-cell table:number-columns-repeated="16367" table:style-name="ce1"/>
        </table:table-row>
        <table:table-row table:style-name="ro3">
          <table:table-cell office:value-type="string" table:style-name="ce9">
            <text:p>Marketing</text:p>
          </table:table-cell>
          <table:table-cell table:style-name="ce3"/>
          <table:table-cell office:value-type="currency" office:value="4200" table:style-name="ce17">
            <text:p><text:s/>€ 4,200.00<text:s/></text:p>
          </table:table-cell>
          <table:table-cell office:value-type="currency" office:value="4620" table:formula="of:=[.C22]*[.I29]+[.C22]" table:style-name="ce17">
            <text:p><text:s/>€ 4,620.00<text:s/></text:p>
          </table:table-cell>
          <table:table-cell office:value-type="currency" office:value="5082" table:formula="of:=[.D22]*[.I29]+[.D22]" table:style-name="ce17">
            <text:p><text:s/>€ 5,082.00<text:s/></text:p>
          </table:table-cell>
          <table:table-cell table:style-name="ce3"/>
          <table:table-cell table:style-name="ce1"/>
          <table:table-cell office:value-type="string" table:style-name="ce43">
            <text:p>Delivery fee</text:p>
          </table:table-cell>
          <table:table-cell office:value-type="currency" office:value="3" table:style-name="ce44">
            <text:p><text:s/>€ 3.00<text:s/></text:p>
          </table:table-cell>
          <table:table-cell table:number-columns-repeated="3" table:style-name="ce1"/>
          <table:table-cell office:value-type="string" table:number-columns-spanned="3" table:number-rows-spanned="1" table:style-name="ce72">
            <text:p>1 Server AWS</text:p>
          </table:table-cell>
          <table:covered-table-cell table:number-columns-repeated="2"/>
          <table:table-cell table:style-name="ce49"/>
          <table:table-cell table:style-name="ce51"/>
          <table:table-cell table:number-columns-repeated="16367" table:style-name="ce1"/>
        </table:table-row>
        <table:table-row table:style-name="ro3">
          <table:table-cell office:value-type="string" table:style-name="ce9">
            <text:p>Salary expense</text:p>
          </table:table-cell>
          <table:table-cell table:style-name="ce3"/>
          <table:table-cell office:value-type="currency" office:value="36000" table:style-name="ce52">
            <text:p><text:s/>€ 36,000.00<text:s/></text:p>
          </table:table-cell>
          <table:table-cell office:value-type="currency" office:value="36000" table:style-name="ce52">
            <text:p><text:s/>€ 36,000.00<text:s/></text:p>
          </table:table-cell>
          <table:table-cell office:value-type="currency" office:value="36000" table:style-name="ce52">
            <text:p><text:s/>€ 36,000.00<text:s/></text:p>
          </table:table-cell>
          <table:table-cell table:style-name="ce3"/>
          <table:table-cell table:style-name="ce1"/>
          <table:table-cell office:value-type="string" table:style-name="ce43">
            <text:p>Farm visitin VIP</text:p>
          </table:table-cell>
          <table:table-cell office:value-type="currency" office:value="0" table:style-name="ce44">
            <text:p><text:s/>€ -00<text:s/></text:p>
          </table:table-cell>
          <table:table-cell table:number-columns-repeated="3" table:style-name="ce1"/>
          <table:table-cell table:style-name="ce48"/>
          <table:table-cell table:number-columns-repeated="3" table:style-name="ce49"/>
          <table:table-cell table:style-name="ce51"/>
          <table:table-cell table:number-columns-repeated="16367" table:style-name="ce1"/>
        </table:table-row>
        <table:table-row table:style-name="ro3">
          <table:table-cell office:value-type="string" table:style-name="ce24">
            <text:p>Farm transportation visit exp</text:p>
          </table:table-cell>
          <table:table-cell table:style-name="ce25"/>
          <table:table-cell office:value-type="currency" office:value="1800" table:formula="of:=SUM([.I14:.T15]*[.I26])" table:number-matrix-columns-spanned="1" table:number-matrix-rows-spanned="1" table:style-name="ce26">
            <text:p><text:s/>€ 1,800.00<text:s/></text:p>
          </table:table-cell>
          <table:table-cell office:value-type="currency" office:value="1980" table:formula="of:=[.C24]*[.I29]+[.C24]" table:style-name="ce26">
            <text:p><text:s/>€ 1,980.00<text:s/></text:p>
          </table:table-cell>
          <table:table-cell office:value-type="currency" office:value="2178" table:formula="of:=[.D24]*[.I29]+[.D24]" table:style-name="ce26">
            <text:p><text:s/>€ 2,178.00<text:s/></text:p>
          </table:table-cell>
          <table:table-cell table:style-name="ce25"/>
          <table:table-cell table:style-name="ce1"/>
          <table:table-cell office:value-type="string" table:style-name="ce43">
            <text:p>Farm visitin non VIP</text:p>
          </table:table-cell>
          <table:table-cell office:value-type="currency" office:value="3" table:style-name="ce44">
            <text:p><text:s/>€ 3.00<text:s/></text:p>
          </table:table-cell>
          <table:table-cell table:number-columns-repeated="3" table:style-name="ce1"/>
          <table:table-cell office:value-type="string" table:style-name="ce53">
            <text:p>2 Mobile phones and other small devices</text:p>
          </table:table-cell>
          <table:table-cell table:number-columns-repeated="2" table:style-name="ce54"/>
          <table:table-cell table:style-name="ce55"/>
          <table:table-cell office:value-type="currency" office:value="1200" table:style-name="ce50">
            <text:p><text:s/>€ 1,200.00<text:s/></text:p>
          </table:table-cell>
          <table:table-cell table:number-columns-repeated="16367" table:style-name="ce1"/>
        </table:table-row>
        <table:table-row table:style-name="ro3">
          <table:table-cell table:number-columns-repeated="2" table:style-name="ce3"/>
          <table:table-cell table:number-columns-repeated="3" table:style-name="ce17"/>
          <table:table-cell table:style-name="ce3"/>
          <table:table-cell table:style-name="ce1"/>
          <table:table-cell office:value-type="string" table:style-name="ce43">
            <text:p>Delivery cost</text:p>
          </table:table-cell>
          <table:table-cell office:value-type="currency" office:value="1.5" table:style-name="ce44">
            <text:p><text:s/>€ 1.50<text:s/></text:p>
          </table:table-cell>
          <table:table-cell table:number-columns-repeated="3" table:style-name="ce1"/>
          <table:table-cell table:style-name="ce48"/>
          <table:table-cell table:number-columns-repeated="3" table:style-name="ce49"/>
          <table:table-cell table:style-name="ce51"/>
          <table:table-cell table:number-columns-repeated="16367" table:style-name="ce1"/>
        </table:table-row>
        <table:table-row table:style-name="ro3">
          <table:table-cell office:value-type="string" table:style-name="ce27">
            <text:p>Total Expense</text:p>
          </table:table-cell>
          <table:table-cell table:style-name="ce56"/>
          <table:table-cell office:value-type="currency" office:value="51322" table:formula="of:=SUM([.C19:.C24])" table:style-name="ce29">
            <text:p><text:s/>€ 51,322.00<text:s/></text:p>
          </table:table-cell>
          <table:table-cell office:value-type="currency" office:value="51922" table:formula="of:=SUM([.D19:.D24])" table:style-name="ce29">
            <text:p><text:s/>€ 51,922.00<text:s/></text:p>
          </table:table-cell>
          <table:table-cell office:value-type="currency" office:value="52582" table:formula="of:=SUM([.E19:.E24])" table:style-name="ce29">
            <text:p><text:s/>€ 52,582.00<text:s/></text:p>
          </table:table-cell>
          <table:table-cell table:style-name="ce56"/>
          <table:table-cell table:style-name="ce1"/>
          <table:table-cell office:value-type="string" table:style-name="ce43">
            <text:p>Transportation farm visit</text:p>
          </table:table-cell>
          <table:table-cell office:value-type="currency" office:value="1" table:style-name="ce44">
            <text:p><text:s/>€ 1.00<text:s/></text:p>
          </table:table-cell>
          <table:table-cell table:number-columns-repeated="3" table:style-name="ce1"/>
          <table:table-cell office:value-type="string" table:number-columns-spanned="3" table:number-rows-spanned="1" table:style-name="ce73">
            <text:p>Sprout software development</text:p>
          </table:table-cell>
          <table:covered-table-cell table:number-columns-repeated="2"/>
          <table:table-cell table:style-name="ce49"/>
          <table:table-cell office:value-type="currency" office:value="1000" table:style-name="ce50">
            <text:p><text:s/>€ 1,000.00<text:s/></text:p>
          </table:table-cell>
          <table:table-cell table:number-columns-repeated="16367" table:style-name="ce1"/>
        </table:table-row>
        <table:table-row table:style-name="ro3">
          <table:table-cell table:number-columns-repeated="2" table:style-name="ce3"/>
          <table:table-cell table:number-columns-repeated="3" table:style-name="ce10"/>
          <table:table-cell table:style-name="ce3"/>
          <table:table-cell table:style-name="ce1"/>
          <table:table-cell office:value-type="string" table:style-name="ce43">
            <text:p>Tax Rate</text:p>
          </table:table-cell>
          <table:table-cell office:value-type="percentage" office:value="0.25" table:style-name="ce57">
            <text:p>25%</text:p>
          </table:table-cell>
          <table:table-cell table:number-columns-repeated="3" table:style-name="ce1"/>
          <table:table-cell table:style-name="ce48"/>
          <table:table-cell table:number-columns-repeated="3" table:style-name="ce49"/>
          <table:table-cell table:style-name="ce51"/>
          <table:table-cell table:number-columns-repeated="16367" table:style-name="ce1"/>
        </table:table-row>
        <table:table-row table:style-name="ro3">
          <table:table-cell table:style-name="ce31"/>
          <table:table-cell table:style-name="ce3"/>
          <table:table-cell table:style-name="ce58"/>
          <table:table-cell table:number-columns-repeated="2" table:style-name="ce10"/>
          <table:table-cell table:style-name="ce3"/>
          <table:table-cell table:style-name="ce1"/>
          <table:table-cell table:style-name="ce59"/>
          <table:table-cell table:style-name="ce60"/>
          <table:table-cell table:number-columns-repeated="3" table:style-name="ce1"/>
          <table:table-cell office:value-type="string" table:number-columns-spanned="3" table:number-rows-spanned="1" table:style-name="ce73">
            <text:p>Furniture and other <text:s/>things for the office</text:p>
          </table:table-cell>
          <table:covered-table-cell table:number-columns-repeated="2"/>
          <table:table-cell table:style-name="ce49"/>
          <table:table-cell office:value-type="currency" office:value="3000" table:style-name="ce61">
            <text:p><text:s/>€ 3,000.00<text:s/>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9">
            <text:p>Earning Before Tax</text:p>
          </table:table-cell>
          <table:table-cell table:style-name="ce3"/>
          <table:table-cell office:value-type="currency" office:value="71559.5" table:formula="of:=[.C16]-[.C26]" table:style-name="ce17">
            <text:p><text:s/>€ 71,559.50<text:s/></text:p>
          </table:table-cell>
          <table:table-cell office:value-type="currency" office:value="83247.650000000023" table:formula="of:=[.D16]-[.D26]" table:style-name="ce17">
            <text:p><text:s/>€ 83,247.65<text:s/></text:p>
          </table:table-cell>
          <table:table-cell office:value-type="currency" office:value="96104.614999999991" table:formula="of:=[.E16]-[.E26]" table:style-name="ce17">
            <text:p><text:s/>€ 96,104.62<text:s/></text:p>
          </table:table-cell>
          <table:table-cell table:style-name="ce3"/>
          <table:table-cell table:style-name="ce1"/>
          <table:table-cell office:value-type="string" table:style-name="ce43">
            <text:p>Expected growth</text:p>
          </table:table-cell>
          <table:table-cell office:value-type="percentage" office:value="0.1" table:style-name="ce62">
            <text:p>10%</text:p>
          </table:table-cell>
          <table:table-cell table:number-columns-repeated="3" table:style-name="ce1"/>
          <table:table-cell table:style-name="ce48"/>
          <table:table-cell table:number-columns-repeated="3" table:style-name="ce49"/>
          <table:table-cell table:style-name="ce63"/>
          <table:table-cell office:value-type="string" table:number-columns-spanned="2" table:number-rows-spanned="1" table:style-name="ce74">
            <text:p>NOTE! Straight line depreciation</text:p>
          </table:table-cell>
          <table:covered-table-cell/>
          <table:table-cell table:number-columns-repeated="16365"/>
        </table:table-row>
        <table:table-row table:style-name="ro2">
          <table:table-cell table:number-columns-repeated="2" table:style-name="ce3"/>
          <table:table-cell table:number-columns-repeated="3" table:style-name="ce17"/>
          <table:table-cell table:style-name="ce3"/>
          <table:table-cell table:style-name="ce1"/>
          <table:table-cell office:value-type="string" table:style-name="ce43">
            <text:p>Depreciation per year<text:s/></text:p>
          </table:table-cell>
          <table:table-cell office:value-type="currency" office:value="1440" table:formula="of:=[.Q30]/5" table:style-name="ce64">
            <text:p>€ 1,440.00<text:s/></text:p>
          </table:table-cell>
          <table:table-cell table:number-columns-repeated="3" table:style-name="ce1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table:style-name="ce65"/>
          <table:table-cell office:value-type="currency" office:value="7200" table:formula="of:=SUM([.Q20:.Q28])" table:style-name="ce66">
            <text:p><text:s/>€ 7,200.00<text:s/></text:p>
          </table:table-cell>
          <table:table-cell office:value-type="string" table:number-columns-spanned="2" table:number-rows-spanned="1" table:style-name="ce74">
            <text:p>Life of the assets 5 years</text:p>
          </table:table-cell>
          <table:covered-table-cell/>
          <table:table-cell table:number-columns-repeated="16365"/>
        </table:table-row>
        <table:table-row table:style-name="ro1">
          <table:table-cell office:value-type="string" table:style-name="ce24">
            <text:p>Tax</text:p>
          </table:table-cell>
          <table:table-cell table:style-name="ce25"/>
          <table:table-cell office:value-type="currency" office:value="17889.875" table:formula="of:=[.C29]*[.I27]" table:style-name="ce26">
            <text:p><text:s/>€ 17,889.88<text:s/></text:p>
          </table:table-cell>
          <table:table-cell office:value-type="currency" office:value="20811.912500000006" table:formula="of:=[.D29]*[.I27]" table:style-name="ce26">
            <text:p><text:s/>€ 20,811.91<text:s/></text:p>
          </table:table-cell>
          <table:table-cell office:value-type="currency" office:value="24026.153749999998" table:formula="of:=[.E29]*[.I27]" table:style-name="ce26">
            <text:p><text:s/>€ 24,026.15<text:s/></text:p>
          </table:table-cell>
          <table:table-cell table:style-name="ce25"/>
          <table:table-cell table:style-name="ce1"/>
          <table:table-cell office:value-type="string" table:style-name="ce43">
            <text:p>Account Rec %<text:s/></text:p>
          </table:table-cell>
          <table:table-cell office:value-type="percentage" office:value="0.2" table:style-name="ce67">
            <text:p>20%</text:p>
          </table:table-cell>
          <table:table-cell table:number-columns-repeated="8" table:style-name="ce1"/>
          <table:table-cell office:value-type="string" table:number-columns-spanned="2" table:number-rows-spanned="1" table:style-name="ce76">
            <text:p>Residual Value = 0</text:p>
          </table:table-cell>
          <table:covered-table-cell/>
          <table:table-cell table:number-columns-repeated="16365"/>
        </table:table-row>
        <table:table-row table:style-name="ro3">
          <table:table-cell office:value-type="string" table:style-name="ce27">
            <text:p>Net Earnings</text:p>
          </table:table-cell>
          <table:table-cell table:style-name="ce28"/>
          <table:table-cell office:value-type="currency" office:value="53669.625" table:formula="of:=[.C29]-[.C31]" table:style-name="ce68">
            <text:p><text:s/>€ 53,669.63<text:s/></text:p>
          </table:table-cell>
          <table:table-cell office:value-type="currency" office:value="62435.737500000017" table:formula="of:=[.D29]-[.D31]" table:style-name="ce68">
            <text:p><text:s/>€ 62,435.74<text:s/></text:p>
          </table:table-cell>
          <table:table-cell office:value-type="currency" office:value="72078.461249999993" table:formula="of:=[.E29]-[.E31]" table:style-name="ce68">
            <text:p><text:s/>€ 72,078.46<text:s/></text:p>
          </table:table-cell>
          <table:table-cell table:style-name="ce28"/>
          <table:table-cell table:style-name="ce1"/>
          <table:table-cell office:value-type="string" table:style-name="ce69">
            <text:p>Account Payable</text:p>
          </table:table-cell>
          <table:table-cell office:value-type="percentage" office:value="0.1" table:style-name="ce70">
            <text:p>10%</text:p>
          </table:table-cell>
          <table:table-cell table:number-columns-repeated="16375" table:style-name="ce1"/>
        </table:table-row>
        <table:table-row table:number-rows-repeated="1048544" table:style-name="ro2">
          <table:table-cell table:number-columns-repeated="16384"/>
        </table:table-row>
      </table:table>
      <table:table table:name="Treasury_Plan" table:style-name="ta1">
        <table:table-column table:style-name="co6" table:default-cell-style-name="ce1"/>
        <table:table-column table:style-name="co2" table:number-columns-repeated="1023" table:default-cell-style-name="ce1"/>
        <table:table-column table:style-name="co5" table:number-columns-repeated="15360" table:default-cell-style-name="ce1"/>
        <table:table-row table:style-name="ro1">
          <table:table-cell table:style-name="ce1"/>
          <table:table-cell office:value-type="string" table:number-columns-spanned="4" table:number-rows-spanned="2" table:style-name="ce92">
            <text:p>Treasury Forecast</text:p>
          </table:table-cell>
          <table:covered-table-cell table:number-columns-repeated="3"/>
          <table:table-cell table:number-columns-repeated="16379" table:style-name="ce1"/>
        </table:table-row>
        <table:table-row table:style-name="ro2">
          <table:table-cell table:style-name="ce1"/>
          <table:covered-table-cell/>
          <table:covered-table-cell table:number-columns-repeated="3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7">
            <text:p>Month</text:p>
          </table:table-cell>
          <table:table-cell office:value-type="string" table:style-name="ce77">
            <text:p>JAN</text:p>
          </table:table-cell>
          <table:table-cell office:value-type="string" table:style-name="ce77">
            <text:p>FEB</text:p>
          </table:table-cell>
          <table:table-cell office:value-type="string" table:style-name="ce77">
            <text:p>MAR</text:p>
          </table:table-cell>
          <table:table-cell office:value-type="string" table:style-name="ce77">
            <text:p>APR</text:p>
          </table:table-cell>
          <table:table-cell office:value-type="string" table:style-name="ce77">
            <text:p>MAY</text:p>
          </table:table-cell>
          <table:table-cell office:value-type="string" table:style-name="ce77">
            <text:p>JUN</text:p>
          </table:table-cell>
          <table:table-cell office:value-type="string" table:style-name="ce77">
            <text:p>JUL</text:p>
          </table:table-cell>
          <table:table-cell office:value-type="string" table:style-name="ce77">
            <text:p>AUG</text:p>
          </table:table-cell>
          <table:table-cell office:value-type="string" table:style-name="ce77">
            <text:p>SEP</text:p>
          </table:table-cell>
          <table:table-cell office:value-type="string" table:style-name="ce77">
            <text:p>OCT</text:p>
          </table:table-cell>
          <table:table-cell office:value-type="string" table:style-name="ce77">
            <text:p>NOV</text:p>
          </table:table-cell>
          <table:table-cell office:value-type="string" table:style-name="ce77">
            <text:p>DEC</text:p>
          </table:table-cell>
          <table:table-cell table:number-columns-repeated="12" table:style-name="ce77"/>
          <table:table-cell table:number-columns-repeated="16359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8">
            <text:p>Sales collections</text:p>
          </table:table-cell>
          <table:table-cell table:style-name="ce79"/>
          <table:table-cell table:number-columns-repeated="16382" table:style-name="ce1"/>
        </table:table-row>
        <table:table-row table:style-name="ro1">
          <table:table-cell office:value-type="string" table:style-name="ce77">
            <text:p>Basket Sales</text:p>
          </table:table-cell>
          <table:table-cell office:value-type="currency" office:value="4779" table:formula="of:=SUM(['P&amp;L_Statement'.I10]*['P&amp;L_Statement'.I18]+['P&amp;L_Statement'.I11]*['P&amp;L_Statement'.I19]+['P&amp;L_Statement'.I12]*['P&amp;L_Statement'.I19])" table:style-name="ce79">
            <text:p><text:s/>€ 4,779.00<text:s/></text:p>
          </table:table-cell>
          <table:table-cell office:value-type="currency" office:value="8424" table:formula="of:=SUM(['P&amp;L_Statement'.J10]*['P&amp;L_Statement'.I18]+['P&amp;L_Statement'.J11]*['P&amp;L_Statement'.I19]+['P&amp;L_Statement'.J12]*['P&amp;L_Statement'.I19])" table:style-name="ce79">
            <text:p><text:s/>€ 8,424.00<text:s/></text:p>
          </table:table-cell>
          <table:table-cell office:value-type="currency" office:value="11808" table:formula="of:=SUM(['P&amp;L_Statement'.K10]*['P&amp;L_Statement'.I18]+['P&amp;L_Statement'.K11]*['P&amp;L_Statement'.I19]+['P&amp;L_Statement'.K12]*['P&amp;L_Statement'.I19])" table:style-name="ce79">
            <text:p><text:s/>€ 11,808.00<text:s/></text:p>
          </table:table-cell>
          <table:table-cell office:value-type="currency" office:value="14538" table:formula="of:=SUM(['P&amp;L_Statement'.L10]*['P&amp;L_Statement'.I18]+['P&amp;L_Statement'.L11]*['P&amp;L_Statement'.I19]+['P&amp;L_Statement'.L12]*['P&amp;L_Statement'.I19])" table:style-name="ce79">
            <text:p><text:s/>€ 14,538.00<text:s/></text:p>
          </table:table-cell>
          <table:table-cell office:value-type="currency" office:value="20268" table:formula="of:=SUM(['P&amp;L_Statement'.M10]*['P&amp;L_Statement'.I18]+['P&amp;L_Statement'.M11]*['P&amp;L_Statement'.I19]+['P&amp;L_Statement'.M12]*['P&amp;L_Statement'.I19])" table:style-name="ce79">
            <text:p><text:s/>€ 20,268.00<text:s/></text:p>
          </table:table-cell>
          <table:table-cell office:value-type="currency" office:value="25608" table:formula="of:=SUM(['P&amp;L_Statement'.N10]*['P&amp;L_Statement'.I18]+['P&amp;L_Statement'.N11]*['P&amp;L_Statement'.I19]+['P&amp;L_Statement'.N12]*['P&amp;L_Statement'.I19])" table:style-name="ce79">
            <text:p><text:s/>€ 25,608.00<text:s/></text:p>
          </table:table-cell>
          <table:table-cell office:value-type="currency" office:value="34644" table:formula="of:=SUM(['P&amp;L_Statement'.O10]*['P&amp;L_Statement'.I18]+['P&amp;L_Statement'.O11]*['P&amp;L_Statement'.I19]+['P&amp;L_Statement'.O12]*['P&amp;L_Statement'.I19])" table:style-name="ce79">
            <text:p><text:s/>€ 34,644.00<text:s/></text:p>
          </table:table-cell>
          <table:table-cell office:value-type="currency" office:value="39270" table:formula="of:=SUM(['P&amp;L_Statement'.P10]*['P&amp;L_Statement'.I18]+['P&amp;L_Statement'.P11]*['P&amp;L_Statement'.I19]+['P&amp;L_Statement'.P12]*['P&amp;L_Statement'.I19])" table:style-name="ce79">
            <text:p><text:s/>€ 39,270.00<text:s/></text:p>
          </table:table-cell>
          <table:table-cell office:value-type="currency" office:value="44040" table:formula="of:=SUM(['P&amp;L_Statement'.Q10]*['P&amp;L_Statement'.I18]+['P&amp;L_Statement'.Q11]*['P&amp;L_Statement'.I19]+['P&amp;L_Statement'.Q12]*['P&amp;L_Statement'.I19])" table:style-name="ce79">
            <text:p><text:s/>€ 44,040.00<text:s/></text:p>
          </table:table-cell>
          <table:table-cell office:value-type="currency" office:value="40320" table:formula="of:=SUM(['P&amp;L_Statement'.R10]*['P&amp;L_Statement'.I18]+['P&amp;L_Statement'.R11]*['P&amp;L_Statement'.I19]+['P&amp;L_Statement'.R12]*['P&amp;L_Statement'.I19])" table:style-name="ce79">
            <text:p><text:s/>€ 40,320.00<text:s/></text:p>
          </table:table-cell>
          <table:table-cell office:value-type="currency" office:value="40380" table:formula="of:=SUM(['P&amp;L_Statement'.S10]*['P&amp;L_Statement'.I18]+['P&amp;L_Statement'.S11]*['P&amp;L_Statement'.I19]+['P&amp;L_Statement'.S12]*['P&amp;L_Statement'.I19])" table:style-name="ce79">
            <text:p><text:s/>€ 40,380.00<text:s/></text:p>
          </table:table-cell>
          <table:table-cell office:value-type="currency" office:value="68250" table:formula="of:=SUM(['P&amp;L_Statement'.T10]*['P&amp;L_Statement'.I18]+['P&amp;L_Statement'.T11]*['P&amp;L_Statement'.I19]+['P&amp;L_Statement'.T12]*['P&amp;L_Statement'.I19])" table:style-name="ce79">
            <text:p><text:s/>€ 68,250.00<text:s/>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7">
            <text:p>Subscription</text:p>
          </table:table-cell>
          <table:table-cell office:value-type="currency" office:value="225" table:formula="of:=['P&amp;L_Statement'.I7]*['P&amp;L_Statement'.I21]" table:style-name="ce79">
            <text:p><text:s/>€ 225.00<text:s/></text:p>
          </table:table-cell>
          <table:table-cell office:value-type="currency" office:value="450" table:formula="of:=['P&amp;L_Statement'.J7]*['P&amp;L_Statement'.I21]" table:style-name="ce79">
            <text:p><text:s/>€ 450.00<text:s/></text:p>
          </table:table-cell>
          <table:table-cell office:value-type="currency" office:value="660" table:formula="of:=['P&amp;L_Statement'.K7]*['P&amp;L_Statement'.I21]" table:style-name="ce79">
            <text:p><text:s/>€ 660.00<text:s/></text:p>
          </table:table-cell>
          <table:table-cell office:value-type="currency" office:value="1050" table:formula="of:=['P&amp;L_Statement'.L7]*['P&amp;L_Statement'.I21]" table:style-name="ce79">
            <text:p><text:s/>€ 1,050.00<text:s/></text:p>
          </table:table-cell>
          <table:table-cell office:value-type="currency" office:value="1500" table:formula="of:=['P&amp;L_Statement'.M7]*['P&amp;L_Statement'.I21]" table:style-name="ce79">
            <text:p><text:s/>€ 1,500.00<text:s/></text:p>
          </table:table-cell>
          <table:table-cell office:value-type="currency" office:value="2100" table:formula="of:=['P&amp;L_Statement'.N7]*['P&amp;L_Statement'.I21]" table:style-name="ce79">
            <text:p><text:s/>€ 2,100.00<text:s/></text:p>
          </table:table-cell>
          <table:table-cell office:value-type="currency" office:value="2730" table:formula="of:=['P&amp;L_Statement'.O7]*['P&amp;L_Statement'.I21]" table:style-name="ce79">
            <text:p><text:s/>€ 2,730.00<text:s/></text:p>
          </table:table-cell>
          <table:table-cell office:value-type="currency" office:value="3420" table:formula="of:=['P&amp;L_Statement'.P7]*['P&amp;L_Statement'.I21]" table:style-name="ce79">
            <text:p><text:s/>€ 3,420.00<text:s/></text:p>
          </table:table-cell>
          <table:table-cell office:value-type="currency" office:value="4500" table:formula="of:=['P&amp;L_Statement'.Q7]*['P&amp;L_Statement'.I21]" table:style-name="ce79">
            <text:p><text:s/>€ 4,500.00<text:s/></text:p>
          </table:table-cell>
          <table:table-cell office:value-type="currency" office:value="6600" table:formula="of:=['P&amp;L_Statement'.R7]*['P&amp;L_Statement'.I21]" table:style-name="ce79">
            <text:p><text:s/>€ 6,600.00<text:s/></text:p>
          </table:table-cell>
          <table:table-cell office:value-type="currency" office:value="9000" table:formula="of:=['P&amp;L_Statement'.S7]*['P&amp;L_Statement'.I21]" table:style-name="ce79">
            <text:p><text:s/>€ 9,000.00<text:s/></text:p>
          </table:table-cell>
          <table:table-cell office:value-type="currency" office:value="15000" table:formula="of:=['P&amp;L_Statement'.T7]*['P&amp;L_Statement'.I21]" table:style-name="ce79">
            <text:p><text:s/>€ 15,000.00<text:s/>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7">
            <text:p>Farm Visit Revenue</text:p>
          </table:table-cell>
          <table:table-cell office:value-type="currency" office:value="150" table:formula="of:=SUM(['P&amp;L_Statement'.I14]*['P&amp;L_Statement'.I24])" table:style-name="ce80">
            <text:p><text:s/>€ 150.00<text:s/></text:p>
          </table:table-cell>
          <table:table-cell office:value-type="currency" office:value="150" table:formula="of:=SUM(['P&amp;L_Statement'.J14]*['P&amp;L_Statement'.I24])" table:style-name="ce80">
            <text:p><text:s/>€ 150.00<text:s/></text:p>
          </table:table-cell>
          <table:table-cell office:value-type="currency" office:value="150" table:formula="of:=SUM(['P&amp;L_Statement'.K14]*['P&amp;L_Statement'.I24])" table:style-name="ce80">
            <text:p><text:s/>€ 150.00<text:s/></text:p>
          </table:table-cell>
          <table:table-cell office:value-type="currency" office:value="300" table:formula="of:=SUM(['P&amp;L_Statement'.L14]*['P&amp;L_Statement'.I24])" table:style-name="ce80">
            <text:p><text:s/>€ 300.00<text:s/></text:p>
          </table:table-cell>
          <table:table-cell office:value-type="currency" office:value="300" table:formula="of:=['P&amp;L_Statement'.M14]*['P&amp;L_Statement'.I24]" table:style-name="ce80">
            <text:p><text:s/>€ 300.00<text:s/></text:p>
          </table:table-cell>
          <table:table-cell office:value-type="currency" office:value="300" table:formula="of:=['P&amp;L_Statement'.N14]*['P&amp;L_Statement'.I24]" table:style-name="ce80">
            <text:p><text:s/>€ 300.00<text:s/></text:p>
          </table:table-cell>
          <table:table-cell office:value-type="currency" office:value="450" table:formula="of:=SUM(['P&amp;L_Statement'.O14]*['P&amp;L_Statement'.I24])" table:style-name="ce80">
            <text:p><text:s/>€ 450.00<text:s/></text:p>
          </table:table-cell>
          <table:table-cell office:value-type="currency" office:value="450" table:formula="of:=['P&amp;L_Statement'.P14]*['P&amp;L_Statement'.I24]" table:style-name="ce80">
            <text:p><text:s/>€ 450.00<text:s/></text:p>
          </table:table-cell>
          <table:table-cell office:value-type="currency" office:value="450" table:formula="of:=['P&amp;L_Statement'.Q14]*['P&amp;L_Statement'.I24]" table:style-name="ce80">
            <text:p><text:s/>€ 450.00<text:s/></text:p>
          </table:table-cell>
          <table:table-cell office:value-type="currency" office:value="600" table:formula="of:=['P&amp;L_Statement'.R14]*['P&amp;L_Statement'.I22]" table:style-name="ce80">
            <text:p><text:s/>€ 600.00<text:s/></text:p>
          </table:table-cell>
          <table:table-cell office:value-type="currency" office:value="600" table:formula="of:=['P&amp;L_Statement'.S14]*['P&amp;L_Statement'.I24]" table:style-name="ce80">
            <text:p><text:s/>€ 600.00<text:s/></text:p>
          </table:table-cell>
          <table:table-cell office:value-type="currency" office:value="600" table:formula="of:=['P&amp;L_Statement'.T14]*['P&amp;L_Statement'.I24]" table:style-name="ce80">
            <text:p><text:s/>€ 600.00<text:s/>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8">
            <text:p>TOTAL</text:p>
          </table:table-cell>
          <table:table-cell office:value-type="currency" office:value="5154" table:formula="of:=SUM([.B7:.B9])" table:style-name="ce81">
            <text:p><text:s/>€ 5,154.00<text:s/></text:p>
          </table:table-cell>
          <table:table-cell office:value-type="currency" office:value="9024" table:formula="of:=SUM([.C7:.C9])" table:style-name="ce81">
            <text:p><text:s/>€ 9,024.00<text:s/></text:p>
          </table:table-cell>
          <table:table-cell office:value-type="currency" office:value="12618" table:formula="of:=SUM([.D7:.D9])" table:style-name="ce81">
            <text:p><text:s/>€ 12,618.00<text:s/></text:p>
          </table:table-cell>
          <table:table-cell office:value-type="currency" office:value="15888" table:formula="of:=SUM([.E7:.E9])" table:style-name="ce81">
            <text:p><text:s/>€ 15,888.00<text:s/></text:p>
          </table:table-cell>
          <table:table-cell office:value-type="currency" office:value="22068" table:formula="of:=SUM([.F7:.F9])" table:style-name="ce81">
            <text:p><text:s/>€ 22,068.00<text:s/></text:p>
          </table:table-cell>
          <table:table-cell office:value-type="currency" office:value="28008" table:formula="of:=SUM([.G7:.G9])" table:style-name="ce81">
            <text:p><text:s/>€ 28,008.00<text:s/></text:p>
          </table:table-cell>
          <table:table-cell office:value-type="currency" office:value="37824" table:formula="of:=SUM([.H7:.H9])" table:style-name="ce81">
            <text:p><text:s/>€ 37,824.00<text:s/></text:p>
          </table:table-cell>
          <table:table-cell office:value-type="currency" office:value="43140" table:formula="of:=SUM([.I7:.I9])" table:style-name="ce81">
            <text:p><text:s/>€ 43,140.00<text:s/></text:p>
          </table:table-cell>
          <table:table-cell office:value-type="currency" office:value="48990" table:formula="of:=SUM([.J7:.J9])" table:style-name="ce81">
            <text:p><text:s/>€ 48,990.00<text:s/></text:p>
          </table:table-cell>
          <table:table-cell office:value-type="currency" office:value="47520" table:formula="of:=SUM([.K7:.K9])" table:style-name="ce81">
            <text:p><text:s/>€ 47,520.00<text:s/></text:p>
          </table:table-cell>
          <table:table-cell office:value-type="currency" office:value="49980" table:formula="of:=SUM([.L7:.L9])" table:style-name="ce81">
            <text:p><text:s/>€ 49,980.00<text:s/></text:p>
          </table:table-cell>
          <table:table-cell office:value-type="currency" office:value="83850" table:formula="of:=SUM([.M7:.M9])" table:style-name="ce81">
            <text:p><text:s/>€ 83,850.00<text:s/></text:p>
          </table:table-cell>
          <table:table-cell table:style-name="ce79"/>
          <table:table-cell table:number-columns-repeated="16370" table:style-name="ce1"/>
        </table:table-row>
        <table:table-row table:style-name="ro1">
          <table:table-cell table:style-name="ce77"/>
          <table:table-cell table:style-name="ce79"/>
          <table:table-cell table:number-columns-repeated="16382" table:style-name="ce1"/>
        </table:table-row>
        <table:table-row table:style-name="ro1">
          <table:table-cell office:value-type="string" table:style-name="ce78">
            <text:p>EXPENCES</text:p>
          </table:table-cell>
          <table:table-cell table:style-name="ce79"/>
          <table:table-cell table:number-columns-repeated="16382" table:style-name="ce1"/>
        </table:table-row>
        <table:table-row table:style-name="ro1">
          <table:table-cell office:value-type="string" table:style-name="ce77">
            <text:p>Cost</text:p>
          </table:table-cell>
          <table:table-cell office:value-type="currency" office:value="3780" table:formula="of:=SUM(['P&amp;L_Statement'.I10:.I12]*['P&amp;L_Statement'.I20])" table:number-matrix-columns-spanned="1" table:number-matrix-rows-spanned="1" table:style-name="ce79">
            <text:p><text:s/>€ 3,780.00<text:s/></text:p>
          </table:table-cell>
          <table:table-cell office:value-type="currency" office:value="6615" table:formula="of:=SUM(['P&amp;L_Statement'.J10:.J12]*['P&amp;L_Statement'.I20])" table:number-matrix-columns-spanned="1" table:number-matrix-rows-spanned="1" table:style-name="ce79">
            <text:p><text:s/>€ 6,615.00<text:s/></text:p>
          </table:table-cell>
          <table:table-cell office:value-type="currency" office:value="9247.5" table:formula="of:=SUM(['P&amp;L_Statement'.K10:.K12]*['P&amp;L_Statement'.I20])" table:number-matrix-columns-spanned="1" table:number-matrix-rows-spanned="1" table:style-name="ce79">
            <text:p><text:s/>€ 9,247.50<text:s/></text:p>
          </table:table-cell>
          <table:table-cell office:value-type="currency" office:value="11565" table:formula="of:=SUM(['P&amp;L_Statement'.L10:.L12]*['P&amp;L_Statement'.I20])" table:number-matrix-columns-spanned="1" table:number-matrix-rows-spanned="1" table:style-name="ce79">
            <text:p><text:s/>€ 11,565.00<text:s/></text:p>
          </table:table-cell>
          <table:table-cell office:value-type="currency" office:value="16065" table:formula="of:=SUM(['P&amp;L_Statement'.M10:.M12]*['P&amp;L_Statement'.I20])" table:number-matrix-columns-spanned="1" table:number-matrix-rows-spanned="1" table:style-name="ce79">
            <text:p><text:s/>€ 16,065.00<text:s/></text:p>
          </table:table-cell>
          <table:table-cell office:value-type="currency" office:value="20340" table:formula="of:=SUM(['P&amp;L_Statement'.N10:.N12]*['P&amp;L_Statement'.I20])" table:number-matrix-columns-spanned="1" table:number-matrix-rows-spanned="1" table:style-name="ce79">
            <text:p><text:s/>€ 20,340.00<text:s/></text:p>
          </table:table-cell>
          <table:table-cell office:value-type="currency" office:value="27495" table:formula="of:=SUM(['P&amp;L_Statement'.O10:.O12]*['P&amp;L_Statement'.I20])" table:number-matrix-columns-spanned="1" table:number-matrix-rows-spanned="1" table:style-name="ce79">
            <text:p><text:s/>€ 27,495.00<text:s/></text:p>
          </table:table-cell>
          <table:table-cell office:value-type="currency" office:value="31275" table:formula="of:=SUM(['P&amp;L_Statement'.P10:.P12]*['P&amp;L_Statement'.I20])" table:number-matrix-columns-spanned="1" table:number-matrix-rows-spanned="1" table:style-name="ce79">
            <text:p><text:s/>€ 31,275.00<text:s/></text:p>
          </table:table-cell>
          <table:table-cell office:value-type="currency" office:value="35325" table:formula="of:=SUM(['P&amp;L_Statement'.Q10:.Q12]*['P&amp;L_Statement'.I20])" table:number-matrix-columns-spanned="1" table:number-matrix-rows-spanned="1" table:style-name="ce79">
            <text:p><text:s/>€ 35,325.00<text:s/></text:p>
          </table:table-cell>
          <table:table-cell office:value-type="currency" office:value="32400" table:formula="of:=SUM(['P&amp;L_Statement'.R10:.R12]*['P&amp;L_Statement'.I20])" table:number-matrix-columns-spanned="1" table:number-matrix-rows-spanned="1" table:style-name="ce79">
            <text:p><text:s/>€ 32,400.00<text:s/></text:p>
          </table:table-cell>
          <table:table-cell office:value-type="currency" office:value="32400" table:formula="of:=SUM(['P&amp;L_Statement'.S10:.S12]*['P&amp;L_Statement'.I20])" table:number-matrix-columns-spanned="1" table:number-matrix-rows-spanned="1" table:style-name="ce79">
            <text:p><text:s/>€ 32,400.00<text:s/></text:p>
          </table:table-cell>
          <table:table-cell office:value-type="currency" office:value="54675" table:formula="of:=SUM(['P&amp;L_Statement'.T10:.T12]*['P&amp;L_Statement'.I20])" table:number-matrix-columns-spanned="1" table:number-matrix-rows-spanned="1" table:style-name="ce79">
            <text:p><text:s/>€ 54,675.00<text:s/>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7">
            <text:p>Depreciation expense</text:p>
          </table:table-cell>
          <table:table-cell office:value-type="currency" office:value="120" table:formula="of:=['P&amp;L_Statement'.C19]/12" table:style-name="ce79">
            <text:p><text:s/>€ 120.00<text:s/></text:p>
          </table:table-cell>
          <table:table-cell office:value-type="currency" office:value="120" table:formula="of:=[.B14]" table:style-name="ce79">
            <text:p><text:s/>€ 120.00<text:s/></text:p>
          </table:table-cell>
          <table:table-cell office:value-type="currency" office:value="120" table:formula="of:=[.C14]" table:style-name="ce79">
            <text:p><text:s/>€ 120.00<text:s/></text:p>
          </table:table-cell>
          <table:table-cell office:value-type="currency" office:value="120" table:formula="of:=[.D14]" table:style-name="ce79">
            <text:p><text:s/>€ 120.00<text:s/></text:p>
          </table:table-cell>
          <table:table-cell office:value-type="currency" office:value="120" table:formula="of:=[.E14]" table:style-name="ce79">
            <text:p><text:s/>€ 120.00<text:s/></text:p>
          </table:table-cell>
          <table:table-cell office:value-type="currency" office:value="120" table:formula="of:=[.F14]" table:style-name="ce79">
            <text:p><text:s/>€ 120.00<text:s/></text:p>
          </table:table-cell>
          <table:table-cell office:value-type="currency" office:value="120" table:formula="of:=[.G14]" table:style-name="ce79">
            <text:p><text:s/>€ 120.00<text:s/></text:p>
          </table:table-cell>
          <table:table-cell office:value-type="currency" office:value="120" table:formula="of:=[.H14]" table:style-name="ce79">
            <text:p><text:s/>€ 120.00<text:s/></text:p>
          </table:table-cell>
          <table:table-cell office:value-type="currency" office:value="120" table:formula="of:=[.I14]" table:style-name="ce79">
            <text:p><text:s/>€ 120.00<text:s/></text:p>
          </table:table-cell>
          <table:table-cell office:value-type="currency" office:value="120" table:formula="of:=[.J14]" table:style-name="ce79">
            <text:p><text:s/>€ 120.00<text:s/></text:p>
          </table:table-cell>
          <table:table-cell office:value-type="currency" office:value="120" table:formula="of:=[.K14]" table:style-name="ce79">
            <text:p><text:s/>€ 120.00<text:s/></text:p>
          </table:table-cell>
          <table:table-cell office:value-type="currency" office:value="120" table:formula="of:=[.L14]" table:style-name="ce79">
            <text:p><text:s/>€ 120.00<text:s/>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7">
            <text:p>Rent Expense</text:p>
          </table:table-cell>
          <table:table-cell office:value-type="currency" office:value="393" table:formula="of:=['P&amp;L_Statement'.C20]/12" table:style-name="ce79">
            <text:p><text:s/>€ 393.00<text:s/></text:p>
          </table:table-cell>
          <table:table-cell office:value-type="currency" office:value="393" table:formula="of:=[.B15]" table:style-name="ce79">
            <text:p><text:s/>€ 393.00<text:s/></text:p>
          </table:table-cell>
          <table:table-cell office:value-type="currency" office:value="393" table:formula="of:=[.C15]" table:style-name="ce79">
            <text:p><text:s/>€ 393.00<text:s/></text:p>
          </table:table-cell>
          <table:table-cell office:value-type="currency" office:value="393" table:formula="of:=[.D15]" table:style-name="ce79">
            <text:p><text:s/>€ 393.00<text:s/></text:p>
          </table:table-cell>
          <table:table-cell office:value-type="currency" office:value="393" table:formula="of:=[.E15]" table:style-name="ce79">
            <text:p><text:s/>€ 393.00<text:s/></text:p>
          </table:table-cell>
          <table:table-cell office:value-type="currency" office:value="393" table:formula="of:=[.F15]" table:style-name="ce79">
            <text:p><text:s/>€ 393.00<text:s/></text:p>
          </table:table-cell>
          <table:table-cell office:value-type="currency" office:value="393" table:formula="of:=[.G15]" table:style-name="ce79">
            <text:p><text:s/>€ 393.00<text:s/></text:p>
          </table:table-cell>
          <table:table-cell office:value-type="currency" office:value="393" table:formula="of:=[.H15]" table:style-name="ce79">
            <text:p><text:s/>€ 393.00<text:s/></text:p>
          </table:table-cell>
          <table:table-cell office:value-type="currency" office:value="393" table:formula="of:=[.I15]" table:style-name="ce79">
            <text:p><text:s/>€ 393.00<text:s/></text:p>
          </table:table-cell>
          <table:table-cell office:value-type="currency" office:value="393" table:formula="of:=[.J15]" table:style-name="ce79">
            <text:p><text:s/>€ 393.00<text:s/></text:p>
          </table:table-cell>
          <table:table-cell office:value-type="currency" office:value="393" table:formula="of:=[.K15]" table:style-name="ce79">
            <text:p><text:s/>€ 393.00<text:s/></text:p>
          </table:table-cell>
          <table:table-cell office:value-type="currency" office:value="393" table:formula="of:=[.L15]" table:style-name="ce79">
            <text:p><text:s/>€ 393.00<text:s/>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7">
            <text:p>Insurance expense</text:p>
          </table:table-cell>
          <table:table-cell office:value-type="currency" office:value="263.83333333333331" table:formula="of:=['P&amp;L_Statement'.C21]/12" table:style-name="ce79">
            <text:p><text:s/>€ 263.83<text:s/></text:p>
          </table:table-cell>
          <table:table-cell office:value-type="currency" office:value="263.83333333333331" table:formula="of:=[.B16]" table:style-name="ce79">
            <text:p><text:s/>€ 263.83<text:s/></text:p>
          </table:table-cell>
          <table:table-cell office:value-type="currency" office:value="263.83333333333331" table:formula="of:=[.C16]" table:style-name="ce79">
            <text:p><text:s/>€ 263.83<text:s/></text:p>
          </table:table-cell>
          <table:table-cell office:value-type="currency" office:value="263.83333333333331" table:formula="of:=[.D16]" table:style-name="ce79">
            <text:p><text:s/>€ 263.83<text:s/></text:p>
          </table:table-cell>
          <table:table-cell office:value-type="currency" office:value="263.83333333333331" table:formula="of:=[.E16]" table:style-name="ce79">
            <text:p><text:s/>€ 263.83<text:s/></text:p>
          </table:table-cell>
          <table:table-cell office:value-type="currency" office:value="263.83333333333331" table:formula="of:=[.F16]" table:style-name="ce79">
            <text:p><text:s/>€ 263.83<text:s/></text:p>
          </table:table-cell>
          <table:table-cell office:value-type="currency" office:value="263.83333333333331" table:formula="of:=[.G16]" table:style-name="ce79">
            <text:p><text:s/>€ 263.83<text:s/></text:p>
          </table:table-cell>
          <table:table-cell office:value-type="currency" office:value="263.83333333333331" table:formula="of:=[.H16]" table:style-name="ce79">
            <text:p><text:s/>€ 263.83<text:s/></text:p>
          </table:table-cell>
          <table:table-cell office:value-type="currency" office:value="263.83333333333331" table:formula="of:=[.I16]" table:style-name="ce79">
            <text:p><text:s/>€ 263.83<text:s/></text:p>
          </table:table-cell>
          <table:table-cell office:value-type="currency" office:value="263.83333333333331" table:formula="of:=[.J16]" table:style-name="ce79">
            <text:p><text:s/>€ 263.83<text:s/></text:p>
          </table:table-cell>
          <table:table-cell office:value-type="currency" office:value="263.83333333333331" table:formula="of:=[.K16]" table:style-name="ce79">
            <text:p><text:s/>€ 263.83<text:s/></text:p>
          </table:table-cell>
          <table:table-cell office:value-type="currency" office:value="263.83333333333331" table:formula="of:=[.L16]" table:style-name="ce79">
            <text:p><text:s/>€ 263.83<text:s/>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7">
            <text:p>Marketing</text:p>
          </table:table-cell>
          <table:table-cell office:value-type="currency" office:value="350" table:formula="of:=['P&amp;L_Statement'.C22]/12" table:style-name="ce79">
            <text:p><text:s/>€ 350.00<text:s/></text:p>
          </table:table-cell>
          <table:table-cell office:value-type="currency" office:value="350" table:formula="of:=[.B17]" table:style-name="ce79">
            <text:p><text:s/>€ 350.00<text:s/></text:p>
          </table:table-cell>
          <table:table-cell office:value-type="currency" office:value="350" table:formula="of:=[.C17]" table:style-name="ce79">
            <text:p><text:s/>€ 350.00<text:s/></text:p>
          </table:table-cell>
          <table:table-cell office:value-type="currency" office:value="350" table:formula="of:=[.D17]" table:style-name="ce79">
            <text:p><text:s/>€ 350.00<text:s/></text:p>
          </table:table-cell>
          <table:table-cell office:value-type="currency" office:value="350" table:formula="of:=[.E17]" table:style-name="ce79">
            <text:p><text:s/>€ 350.00<text:s/></text:p>
          </table:table-cell>
          <table:table-cell office:value-type="currency" office:value="350" table:formula="of:=[.F17]" table:style-name="ce79">
            <text:p><text:s/>€ 350.00<text:s/></text:p>
          </table:table-cell>
          <table:table-cell office:value-type="currency" office:value="350" table:formula="of:=[.G17]" table:style-name="ce79">
            <text:p><text:s/>€ 350.00<text:s/></text:p>
          </table:table-cell>
          <table:table-cell office:value-type="currency" office:value="350" table:formula="of:=[.H17]" table:style-name="ce79">
            <text:p><text:s/>€ 350.00<text:s/></text:p>
          </table:table-cell>
          <table:table-cell office:value-type="currency" office:value="350" table:formula="of:=[.I17]" table:style-name="ce79">
            <text:p><text:s/>€ 350.00<text:s/></text:p>
          </table:table-cell>
          <table:table-cell office:value-type="currency" office:value="350" table:formula="of:=[.J17]" table:style-name="ce79">
            <text:p><text:s/>€ 350.00<text:s/></text:p>
          </table:table-cell>
          <table:table-cell office:value-type="currency" office:value="350" table:formula="of:=[.K17]" table:style-name="ce79">
            <text:p><text:s/>€ 350.00<text:s/></text:p>
          </table:table-cell>
          <table:table-cell office:value-type="currency" office:value="350" table:formula="of:=[.L17]" table:style-name="ce79">
            <text:p><text:s/>€ 350.00<text:s/>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7">
            <text:p>Salary expense</text:p>
          </table:table-cell>
          <table:table-cell office:value-type="currency" office:value="3000" table:formula="of:=['P&amp;L_Statement'.C23]/12" table:style-name="ce79">
            <text:p><text:s/>€ 3,000.00<text:s/></text:p>
          </table:table-cell>
          <table:table-cell office:value-type="currency" office:value="3000" table:formula="of:=[.B18]" table:style-name="ce79">
            <text:p><text:s/>€ 3,000.00<text:s/></text:p>
          </table:table-cell>
          <table:table-cell office:value-type="currency" office:value="3000" table:formula="of:=[.C18]" table:style-name="ce79">
            <text:p><text:s/>€ 3,000.00<text:s/></text:p>
          </table:table-cell>
          <table:table-cell office:value-type="currency" office:value="3000" table:formula="of:=[.D18]" table:style-name="ce79">
            <text:p><text:s/>€ 3,000.00<text:s/></text:p>
          </table:table-cell>
          <table:table-cell office:value-type="currency" office:value="3000" table:formula="of:=[.E18]" table:style-name="ce79">
            <text:p><text:s/>€ 3,000.00<text:s/></text:p>
          </table:table-cell>
          <table:table-cell office:value-type="currency" office:value="3000" table:formula="of:=[.F18]" table:style-name="ce79">
            <text:p><text:s/>€ 3,000.00<text:s/></text:p>
          </table:table-cell>
          <table:table-cell office:value-type="currency" office:value="3000" table:formula="of:=[.G18]" table:style-name="ce79">
            <text:p><text:s/>€ 3,000.00<text:s/></text:p>
          </table:table-cell>
          <table:table-cell office:value-type="currency" office:value="3000" table:formula="of:=[.H18]" table:style-name="ce79">
            <text:p><text:s/>€ 3,000.00<text:s/></text:p>
          </table:table-cell>
          <table:table-cell office:value-type="currency" office:value="3000" table:formula="of:=[.I18]" table:style-name="ce79">
            <text:p><text:s/>€ 3,000.00<text:s/></text:p>
          </table:table-cell>
          <table:table-cell office:value-type="currency" office:value="3000" table:formula="of:=[.J18]" table:style-name="ce79">
            <text:p><text:s/>€ 3,000.00<text:s/></text:p>
          </table:table-cell>
          <table:table-cell office:value-type="currency" office:value="3000" table:formula="of:=[.K18]" table:style-name="ce79">
            <text:p><text:s/>€ 3,000.00<text:s/></text:p>
          </table:table-cell>
          <table:table-cell office:value-type="currency" office:value="3000" table:formula="of:=[.L18]" table:style-name="ce79">
            <text:p><text:s/>€ 3,000.00<text:s/>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2">
            <text:p>Farm transportation visit exp</text:p>
          </table:table-cell>
          <table:table-cell office:value-type="currency" office:value="60" table:formula="of:=SUM(['P&amp;L_Statement'.I14:.I15]*['P&amp;L_Statement'.I26])" table:number-matrix-columns-spanned="1" table:number-matrix-rows-spanned="1" table:style-name="ce80">
            <text:p><text:s/>€ 60.00<text:s/></text:p>
          </table:table-cell>
          <table:table-cell office:value-type="currency" office:value="60" table:formula="of:=SUM(['P&amp;L_Statement'.J14:.J15]*['P&amp;L_Statement'.I26])" table:number-matrix-columns-spanned="1" table:number-matrix-rows-spanned="1" table:style-name="ce80">
            <text:p><text:s/>€ 60.00<text:s/></text:p>
          </table:table-cell>
          <table:table-cell office:value-type="currency" office:value="60" table:formula="of:=SUM(['P&amp;L_Statement'.K14:.K15]*['P&amp;L_Statement'.I26])" table:number-matrix-columns-spanned="1" table:number-matrix-rows-spanned="1" table:style-name="ce80">
            <text:p><text:s/>€ 60.00<text:s/></text:p>
          </table:table-cell>
          <table:table-cell office:value-type="currency" office:value="120" table:formula="of:=SUM(['P&amp;L_Statement'.L14:.L15]*['P&amp;L_Statement'.I26])" table:number-matrix-columns-spanned="1" table:number-matrix-rows-spanned="1" table:style-name="ce80">
            <text:p><text:s/>€ 120.00<text:s/></text:p>
          </table:table-cell>
          <table:table-cell office:value-type="currency" office:value="120" table:formula="of:=SUM(['P&amp;L_Statement'.M14:.M15]*['P&amp;L_Statement'.I26])" table:number-matrix-columns-spanned="1" table:number-matrix-rows-spanned="1" table:style-name="ce80">
            <text:p><text:s/>€ 120.00<text:s/></text:p>
          </table:table-cell>
          <table:table-cell office:value-type="currency" office:value="120" table:formula="of:=SUM(['P&amp;L_Statement'.M14:.M15]*['P&amp;L_Statement'.I26])" table:number-matrix-columns-spanned="1" table:number-matrix-rows-spanned="1" table:style-name="ce80">
            <text:p><text:s/>€ 120.00<text:s/></text:p>
          </table:table-cell>
          <table:table-cell office:value-type="currency" office:value="180" table:formula="of:=SUM(['P&amp;L_Statement'.O14:.O15]*['P&amp;L_Statement'.I26])" table:number-matrix-columns-spanned="1" table:number-matrix-rows-spanned="1" table:style-name="ce80">
            <text:p><text:s/>€ 180.00<text:s/></text:p>
          </table:table-cell>
          <table:table-cell office:value-type="currency" office:value="180" table:formula="of:=SUM(['P&amp;L_Statement'.P14:.P15]*['P&amp;L_Statement'.I26])" table:number-matrix-columns-spanned="1" table:number-matrix-rows-spanned="1" table:style-name="ce80">
            <text:p><text:s/>€ 180.00<text:s/></text:p>
          </table:table-cell>
          <table:table-cell office:value-type="currency" office:value="180" table:formula="of:=SUM(['P&amp;L_Statement'.Q14:.Q15]*['P&amp;L_Statement'.I26])" table:number-matrix-columns-spanned="1" table:number-matrix-rows-spanned="1" table:style-name="ce80">
            <text:p><text:s/>€ 180.00<text:s/></text:p>
          </table:table-cell>
          <table:table-cell office:value-type="currency" office:value="240" table:formula="of:=SUM(['P&amp;L_Statement'.R14:.R15]*['P&amp;L_Statement'.I26])" table:number-matrix-columns-spanned="1" table:number-matrix-rows-spanned="1" table:style-name="ce80">
            <text:p><text:s/>€ 240.00<text:s/></text:p>
          </table:table-cell>
          <table:table-cell office:value-type="currency" office:value="240" table:formula="of:=SUM(['P&amp;L_Statement'.S14:.S15]*['P&amp;L_Statement'.I26])" table:number-matrix-columns-spanned="1" table:number-matrix-rows-spanned="1" table:style-name="ce80">
            <text:p><text:s/>€ 240.00<text:s/></text:p>
          </table:table-cell>
          <table:table-cell office:value-type="currency" office:value="240" table:formula="of:=SUM(['P&amp;L_Statement'.T14:.T15]*['P&amp;L_Statement'.I26])" table:number-matrix-columns-spanned="1" table:number-matrix-rows-spanned="1" table:style-name="ce80">
            <text:p><text:s/>€ 240.00<text:s/></text:p>
          </table:table-cell>
          <table:table-cell table:number-columns-repeated="16371" table:style-name="ce1"/>
        </table:table-row>
        <table:table-row table:style-name="ro1">
          <table:table-cell table:style-name="ce77"/>
          <table:table-cell table:number-columns-repeated="11" table:style-name="ce1"/>
          <table:table-cell table:style-name="ce83"/>
          <table:table-cell table:number-columns-repeated="16371" table:style-name="ce1"/>
        </table:table-row>
        <table:table-row table:style-name="ro1">
          <table:table-cell office:value-type="string" table:style-name="ce78">
            <text:p>TOTAL</text:p>
          </table:table-cell>
          <table:table-cell office:value-type="currency" office:value="7966.833333333333" table:formula="of:=SUM([.B13:.B19])" table:style-name="ce81">
            <text:p><text:s/>€ 7,966.83<text:s/></text:p>
          </table:table-cell>
          <table:table-cell office:value-type="currency" office:value="10801.833333333332" table:formula="of:=SUM([.C13:.C19])" table:style-name="ce81">
            <text:p><text:s/>€ 10,801.83<text:s/></text:p>
          </table:table-cell>
          <table:table-cell office:value-type="currency" office:value="13434.333333333334" table:formula="of:=SUM([.D13:.D19])" table:style-name="ce81">
            <text:p><text:s/>€ 13,434.33<text:s/></text:p>
          </table:table-cell>
          <table:table-cell office:value-type="currency" office:value="15811.833333333334" table:formula="of:=SUM([.E13:.E19])" table:style-name="ce81">
            <text:p><text:s/>€ 15,811.83<text:s/></text:p>
          </table:table-cell>
          <table:table-cell office:value-type="currency" office:value="20311.833333333332" table:formula="of:=SUM([.F13:.F19])" table:style-name="ce81">
            <text:p><text:s/>€ 20,311.83<text:s/></text:p>
          </table:table-cell>
          <table:table-cell office:value-type="currency" office:value="24586.833333333332" table:formula="of:=SUM([.G13:.G19])" table:style-name="ce81">
            <text:p><text:s/>€ 24,586.83<text:s/></text:p>
          </table:table-cell>
          <table:table-cell office:value-type="currency" office:value="31801.833333333332" table:formula="of:=SUM([.H13:.H19])" table:style-name="ce81">
            <text:p><text:s/>€ 31,801.83<text:s/></text:p>
          </table:table-cell>
          <table:table-cell office:value-type="currency" office:value="35581.833333333328" table:formula="of:=SUM([.I13:.I19])" table:style-name="ce81">
            <text:p><text:s/>€ 35,581.83<text:s/></text:p>
          </table:table-cell>
          <table:table-cell office:value-type="currency" office:value="39631.833333333336" table:formula="of:=SUM([.J13:.J19])" table:style-name="ce81">
            <text:p><text:s/>€ 39,631.83<text:s/></text:p>
          </table:table-cell>
          <table:table-cell office:value-type="currency" office:value="36766.833333333336" table:formula="of:=SUM([.K13:.K19])" table:style-name="ce81">
            <text:p><text:s/>€ 36,766.83<text:s/></text:p>
          </table:table-cell>
          <table:table-cell office:value-type="currency" office:value="36766.833333333336" table:formula="of:=SUM([.L13:.L19])" table:style-name="ce81">
            <text:p><text:s/>€ 36,766.83<text:s/></text:p>
          </table:table-cell>
          <table:table-cell office:value-type="currency" office:value="59041.833333333336" table:formula="of:=SUM([.M13:.M19])" table:style-name="ce84">
            <text:p><text:s/>€ 59,041.83<text:s/></text:p>
          </table:table-cell>
          <table:table-cell table:style-name="ce79"/>
          <table:table-cell table:number-columns-repeated="16370"/>
        </table:table-row>
        <table:table-row table:number-rows-repeated="2" table:style-name="ro1">
          <table:table-cell table:style-name="ce77"/>
          <table:table-cell table:number-columns-repeated="11" table:style-name="ce1"/>
          <table:table-cell table:style-name="ce85"/>
          <table:table-cell table:number-columns-repeated="16371" table:style-name="ce1"/>
        </table:table-row>
        <table:table-row table:style-name="ro1">
          <table:table-cell office:value-type="string" table:style-name="ce77">
            <text:p>NET INCOME /LOSS</text:p>
          </table:table-cell>
          <table:table-cell office:value-type="currency" office:value="-2812.833333333333" table:formula="of:=SUM([.B10]-[.B21])" table:style-name="ce79">
            <text:p>-€ 2,812.83<text:s/></text:p>
          </table:table-cell>
          <table:table-cell office:value-type="currency" office:value="-1777.8333333333321" table:formula="of:=SUM([.C10]-[.C21])" table:style-name="ce79">
            <text:p>-€ 1,777.83<text:s/></text:p>
          </table:table-cell>
          <table:table-cell office:value-type="currency" office:value="-816.33333333333394" table:formula="of:=SUM([.D10]-[.D21])" table:style-name="ce79">
            <text:p>-€ 816.33<text:s/></text:p>
          </table:table-cell>
          <table:table-cell office:value-type="currency" office:value="76.16666666666606" table:formula="of:=SUM([.E10]-[.E21])" table:style-name="ce79">
            <text:p><text:s/>€ 76.17<text:s/></text:p>
          </table:table-cell>
          <table:table-cell office:value-type="currency" office:value="1756.1666666666679" table:formula="of:=SUM([.F10]-[.F21])" table:style-name="ce79">
            <text:p><text:s/>€ 1,756.17<text:s/></text:p>
          </table:table-cell>
          <table:table-cell office:value-type="currency" office:value="3421.1666666666679" table:formula="of:=SUM([.G10]-[.G21])" table:style-name="ce79">
            <text:p><text:s/>€ 3,421.17<text:s/></text:p>
          </table:table-cell>
          <table:table-cell office:value-type="currency" office:value="6022.1666666666679" table:formula="of:=SUM([.H10]-[.H21])" table:style-name="ce79">
            <text:p><text:s/>€ 6,022.17<text:s/></text:p>
          </table:table-cell>
          <table:table-cell office:value-type="currency" office:value="7558.1666666666715" table:formula="of:=SUM([.I10]-[.I21])" table:style-name="ce79">
            <text:p><text:s/>€ 7,558.17<text:s/></text:p>
          </table:table-cell>
          <table:table-cell office:value-type="currency" office:value="9358.1666666666642" table:formula="of:=SUM([.J10]-[.J21])" table:style-name="ce79">
            <text:p><text:s/>€ 9,358.17<text:s/></text:p>
          </table:table-cell>
          <table:table-cell office:value-type="currency" office:value="10753.166666666664" table:formula="of:=SUM([.K10]-[.K21])" table:style-name="ce79">
            <text:p><text:s/>€ 10,753.17<text:s/></text:p>
          </table:table-cell>
          <table:table-cell office:value-type="currency" office:value="13213.166666666664" table:formula="of:=SUM([.L10]-[.L21])" table:style-name="ce79">
            <text:p><text:s/>€ 13,213.17<text:s/></text:p>
          </table:table-cell>
          <table:table-cell office:value-type="currency" office:value="24808.166666666664" table:formula="of:=SUM([.M10]-[.M21])" table:style-name="ce86">
            <text:p><text:s/>€ 24,808.17<text:s/></text:p>
          </table:table-cell>
          <table:table-cell table:number-columns-repeated="16371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8">
            <text:p>Add non cash expences</text:p>
          </table:table-cell>
          <table:table-cell office:value-type="currency" office:value="-2692.833333333333" table:formula="of:=SUM([.$B$14]+[.B24])" table:style-name="ce87">
            <text:p>-€ 2,692.83<text:s/></text:p>
          </table:table-cell>
          <table:table-cell office:value-type="currency" office:value="-1657.8333333333321" table:formula="of:=SUM([.$B$14]+[.C24])" table:style-name="ce87">
            <text:p>-€ 1,657.83<text:s/></text:p>
          </table:table-cell>
          <table:table-cell office:value-type="currency" office:value="-696.33333333333394" table:formula="of:=SUM([.$B$14]+[.D24])" table:style-name="ce87">
            <text:p>-€ 696.33<text:s/></text:p>
          </table:table-cell>
          <table:table-cell office:value-type="currency" office:value="196.16666666666606" table:formula="of:=SUM([.$B$14]+[.E24])" table:style-name="ce87">
            <text:p>€ 196.17<text:s/></text:p>
          </table:table-cell>
          <table:table-cell office:value-type="currency" office:value="1876.1666666666679" table:formula="of:=SUM([.$B$14]+[.F24])" table:style-name="ce87">
            <text:p>€ 1,876.17<text:s/></text:p>
          </table:table-cell>
          <table:table-cell office:value-type="currency" office:value="3541.1666666666679" table:formula="of:=SUM([.$B$14]+[.G24])" table:style-name="ce87">
            <text:p>€ 3,541.17<text:s/></text:p>
          </table:table-cell>
          <table:table-cell office:value-type="currency" office:value="6142.1666666666679" table:formula="of:=SUM([.$B$14]+[.H24])" table:style-name="ce87">
            <text:p>€ 6,142.17<text:s/></text:p>
          </table:table-cell>
          <table:table-cell office:value-type="currency" office:value="7678.1666666666715" table:formula="of:=SUM([.$B$14]+[.I24])" table:style-name="ce87">
            <text:p>€ 7,678.17<text:s/></text:p>
          </table:table-cell>
          <table:table-cell office:value-type="currency" office:value="9478.1666666666642" table:formula="of:=SUM([.$B$14]+[.J24])" table:style-name="ce87">
            <text:p>€ 9,478.17<text:s/></text:p>
          </table:table-cell>
          <table:table-cell office:value-type="currency" office:value="10873.166666666664" table:formula="of:=SUM([.$B$14]+[.K24])" table:style-name="ce87">
            <text:p>€ 10,873.17<text:s/></text:p>
          </table:table-cell>
          <table:table-cell office:value-type="currency" office:value="13333.166666666664" table:formula="of:=SUM([.$B$14]+[.L24])" table:style-name="ce87">
            <text:p>€ 13,333.17<text:s/></text:p>
          </table:table-cell>
          <table:table-cell office:value-type="currency" office:value="24928.166666666664" table:formula="of:=SUM([.$B$14]+[.M24])" table:style-name="ce87">
            <text:p>€ 24,928.17<text:s/></text:p>
          </table:table-cell>
          <table:table-cell table:number-columns-repeated="16371" table:style-name="ce1"/>
        </table:table-row>
        <table:table-row table:style-name="ro1">
          <table:table-cell table:style-name="ce77"/>
          <table:table-cell table:number-columns-repeated="16383" table:style-name="ce1"/>
        </table:table-row>
        <table:table-row table:style-name="ro1">
          <table:table-cell office:value-type="string" table:style-name="ce88">
            <text:p>Total</text:p>
          </table:table-cell>
          <table:table-cell office:value-type="currency" office:value="72999.5" table:formula="of:=SUM([.B26:.M26])" table:style-name="ce89">
            <text:p>€ 72,999.50<text:s/></text:p>
          </table:table-cell>
          <table:table-cell table:number-columns-repeated="16382" table:style-name="ce1"/>
        </table:table-row>
        <table:table-row table:style-name="ro1">
          <table:table-cell table:style-name="ce90"/>
          <table:table-cell table:style-name="ce91"/>
          <table:table-cell table:number-columns-repeated="16382" table:style-name="ce1"/>
        </table:table-row>
        <table:table-row table:style-name="ro1">
          <table:table-cell office:value-type="string" table:style-name="ce88">
            <text:p>Dividend paid to shareholders</text:p>
          </table:table-cell>
          <table:table-cell office:value-type="currency" office:value="50000" table:style-name="ce89">
            <text:p>€ 50,000.00<text:s/></text:p>
          </table:table-cell>
          <table:table-cell table:number-columns-repeated="16382" table:style-name="ce1"/>
        </table:table-row>
        <table:table-row table:style-name="ro2">
          <table:table-cell table:number-columns-repeated="2" table:style-name="ce91"/>
          <table:table-cell table:number-columns-repeated="16382" table:style-name="ce1"/>
        </table:table-row>
        <table:table-row table:style-name="ro1">
          <table:table-cell office:value-type="string" table:style-name="ce88">
            <text:p>Ending balance</text:p>
          </table:table-cell>
          <table:table-cell office:value-type="currency" office:value="22999.5" table:formula="of:=SUM([.B28]-[.B30])" table:style-name="ce89">
            <text:p>€ 22,999.50<text:s/></text:p>
          </table:table-cell>
          <table:table-cell table:number-columns-repeated="16382" table:style-name="ce1"/>
        </table:table-row>
        <table:table-row table:style-name="ro2">
          <table:table-cell table:number-columns-repeated="2" table:style-name="ce91"/>
          <table:table-cell table:number-columns-repeated="16382"/>
        </table:table-row>
        <table:table-row table:style-name="ro1">
          <table:table-cell table:style-name="ce78"/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style-name="ce78"/>
          <table:table-cell table:number-columns-repeated="16383" table:style-name="ce1"/>
        </table:table-row>
        <table:table-row table:number-rows-repeated="1048540" table:style-name="ro2">
          <table:table-cell table:number-columns-repeated="16384"/>
        </table:table-row>
      </table:table>
      <table:table table:name="Balance_Sheet" table:style-name="ta1"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2" table:number-columns-repeated="1012" table:default-cell-style-name="ce1"/>
        <table:table-column table:style-name="co5" table:number-columns-repeated="15366" table:default-cell-style-name="ce1"/>
        <table:table-row table:style-name="ro8">
          <table:table-cell table:number-columns-repeated="16384" table:style-name="ce1"/>
        </table:table-row>
        <table:table-row table:style-name="ro1">
          <table:table-cell table:style-name="ce1"/>
          <table:table-cell table:style-name="ce79"/>
          <table:table-cell table:number-columns-repeated="16382" table:style-name="ce1"/>
        </table:table-row>
        <table:table-row table:style-name="ro9">
          <table:table-cell table:number-columns-repeated="16384" table:style-name="ce1"/>
        </table:table-row>
        <table:table-row table:style-name="ro1">
          <table:table-cell office:value-type="string" table:style-name="ce93">
            <text:p>Balance Sheet Year 1</text:p>
          </table:table-cell>
          <table:table-cell table:number-columns-repeated="2" table:style-name="ce94"/>
          <table:table-cell table:style-name="ce95"/>
          <table:table-cell table:style-name="ce1"/>
          <table:table-cell office:value-type="string" table:style-name="ce96">
            <text:p>Balance Sheet Year 3</text:p>
          </table:table-cell>
          <table:table-cell table:number-columns-repeated="2" table:style-name="ce97"/>
          <table:table-cell table:style-name="ce98"/>
          <table:table-cell table:number-columns-repeated="16375"/>
        </table:table-row>
        <table:table-row table:style-name="ro1">
          <table:table-cell table:style-name="ce99"/>
          <table:table-cell table:number-columns-repeated="2" table:style-name="ce100"/>
          <table:table-cell table:style-name="ce101"/>
          <table:table-cell table:style-name="ce1"/>
          <table:table-cell table:style-name="ce102"/>
          <table:table-cell table:number-columns-repeated="2" table:style-name="ce103"/>
          <table:table-cell table:style-name="ce104"/>
          <table:table-cell table:number-columns-repeated="16375"/>
        </table:table-row>
        <table:table-row table:style-name="ro1">
          <table:table-cell table:style-name="ce99"/>
          <table:table-cell table:number-columns-repeated="2" table:style-name="ce100"/>
          <table:table-cell table:style-name="ce105"/>
          <table:table-cell table:style-name="ce1"/>
          <table:table-cell table:style-name="ce102"/>
          <table:table-cell table:number-columns-repeated="2" table:style-name="ce103"/>
          <table:table-cell table:style-name="ce104"/>
          <table:table-cell table:number-columns-repeated="16375"/>
        </table:table-row>
        <table:table-row table:style-name="ro1">
          <table:table-cell office:value-type="string" table:style-name="ce99">
            <text:p>Fixed Assets</text:p>
          </table:table-cell>
          <table:table-cell office:value-type="currency" office:value="7200" table:formula="of:=['P&amp;L_Statement'.Q30]" table:style-name="ce105">
            <text:p><text:s/>€ 7,200.00<text:s/></text:p>
          </table:table-cell>
          <table:table-cell office:value-type="string" table:style-name="ce100">
            <text:p>Equity</text:p>
          </table:table-cell>
          <table:table-cell office:value-type="currency" office:value="82894.05" table:formula="of:=SUM(59894.55+[Treasury_Plan.B32])" table:style-name="ce105">
            <text:p><text:s/>€ 82,894.05<text:s/></text:p>
          </table:table-cell>
          <table:table-cell table:style-name="ce1"/>
          <table:table-cell office:value-type="string" table:style-name="ce102">
            <text:p>Fixed Assets</text:p>
          </table:table-cell>
          <table:table-cell office:value-type="currency" office:value="4320" table:formula="of:=SUM([.B7]*0.6)" table:style-name="ce106">
            <text:p>€ 4,320.00<text:s/></text:p>
          </table:table-cell>
          <table:table-cell office:value-type="string" table:style-name="ce103">
            <text:p>Equity</text:p>
          </table:table-cell>
          <table:table-cell office:value-type="currency" office:value="93080.41" table:style-name="ce106">
            <text:p>€ 93,080.41<text:s/></text:p>
          </table:table-cell>
          <table:table-cell table:number-columns-repeated="16375"/>
        </table:table-row>
        <table:table-row table:style-name="ro1">
          <table:table-cell office:value-type="string" table:style-name="ce99">
            <text:p>Current Assets</text:p>
          </table:table-cell>
          <table:table-cell office:value-type="currency" office:value="80812.800000000003" table:formula="of:=SUM(['P&amp;L_Statement'.I31]*['P&amp;L_Statement'.C13])" table:style-name="ce105">
            <text:p><text:s/>€ 80,812.80<text:s/></text:p>
          </table:table-cell>
          <table:table-cell office:value-type="string" table:style-name="ce100">
            <text:p>LT Liabilities</text:p>
          </table:table-cell>
          <table:table-cell office:value-type="currency" office:value="0" table:style-name="ce105">
            <text:p><text:s/>€ -00<text:s/></text:p>
          </table:table-cell>
          <table:table-cell table:style-name="ce1"/>
          <table:table-cell office:value-type="string" table:style-name="ce102">
            <text:p>Current Assets</text:p>
          </table:table-cell>
          <table:table-cell office:value-type="currency" office:value="97783.488000000012" table:formula="of:=['P&amp;L_Statement'.I31]*['P&amp;L_Statement'.E13]" table:style-name="ce106">
            <text:p>€ 97,783.49<text:s/></text:p>
          </table:table-cell>
          <table:table-cell office:value-type="string" table:style-name="ce103">
            <text:p>LT Liabilities</text:p>
          </table:table-cell>
          <table:table-cell office:value-type="currency" office:value="0" table:formula="of:=[.D20]*0.8" table:style-name="ce106">
            <text:p>€ 0.00<text:s/></text:p>
          </table:table-cell>
          <table:table-cell table:number-columns-repeated="16375"/>
        </table:table-row>
        <table:table-row table:style-name="ro9">
          <table:table-cell office:value-type="string" table:style-name="ce99">
            <text:p>Treasury</text:p>
          </table:table-cell>
          <table:table-cell office:value-type="currency" office:value="22999.5" table:formula="of:=[Treasury_Plan.B32]" table:style-name="ce107">
            <text:p>€ 22,999.50<text:s/></text:p>
          </table:table-cell>
          <table:table-cell office:value-type="string" table:style-name="ce100">
            <text:p>ST Liabilities</text:p>
          </table:table-cell>
          <table:table-cell office:value-type="currency" office:value="28118.25" table:formula="of:=SUM(['P&amp;L_Statement'.I29]*['P&amp;L_Statement'.C15])" table:style-name="ce105">
            <text:p><text:s/>€ 28,118.25<text:s/></text:p>
          </table:table-cell>
          <table:table-cell table:style-name="ce1"/>
          <table:table-cell office:value-type="string" table:style-name="ce102">
            <text:p>Treasury</text:p>
          </table:table-cell>
          <table:table-cell office:value-type="currency" office:value="25000" table:style-name="ce106">
            <text:p>€ 25,000.00<text:s/></text:p>
          </table:table-cell>
          <table:table-cell office:value-type="string" table:style-name="ce103">
            <text:p>ST Liabilities</text:p>
          </table:table-cell>
          <table:table-cell office:value-type="currency" office:value="34023.082500000004" table:formula="of:=SUM(['P&amp;L_Statement'.E15]*['P&amp;L_Statement'.I32])" table:style-name="ce106">
            <text:p>€ 34,023.08<text:s/></text:p>
          </table:table-cell>
          <table:table-cell table:number-columns-repeated="16375"/>
        </table:table-row>
        <table:table-row table:style-name="ro2">
          <table:table-cell table:style-name="ce99"/>
          <table:table-cell table:style-name="ce105"/>
          <table:table-cell table:style-name="ce100"/>
          <table:table-cell table:style-name="ce105"/>
          <table:table-cell table:style-name="ce1"/>
          <table:table-cell table:style-name="ce102"/>
          <table:table-cell table:style-name="ce106"/>
          <table:table-cell table:style-name="ce103"/>
          <table:table-cell table:style-name="ce106"/>
          <table:table-cell table:number-columns-repeated="16375"/>
        </table:table-row>
        <table:table-row table:style-name="ro9">
          <table:table-cell office:value-type="string" table:style-name="ce108">
            <text:p>Total Balance Sheet 1</text:p>
          </table:table-cell>
          <table:table-cell office:value-type="currency" office:value="111012.3" table:formula="of:=SUM([.B7:.B9])" table:style-name="ce105">
            <text:p><text:s/>€ 111,012.30<text:s/></text:p>
          </table:table-cell>
          <table:table-cell table:style-name="ce109"/>
          <table:table-cell office:value-type="currency" office:value="111012.3" table:formula="of:=SUM([.D7:.D9])" table:style-name="ce105">
            <text:p><text:s/>€ 111,012.30<text:s/></text:p>
          </table:table-cell>
          <table:table-cell table:style-name="ce1"/>
          <table:table-cell office:value-type="string" table:style-name="ce110">
            <text:p>Total Bal Sheet 3</text:p>
          </table:table-cell>
          <table:table-cell office:value-type="currency" office:value="127103.48800000001" table:formula="of:=SUM([.G6:.G9])" table:style-name="ce106">
            <text:p>€ 127,103.49<text:s/></text:p>
          </table:table-cell>
          <table:table-cell table:style-name="ce111"/>
          <table:table-cell office:value-type="currency" office:value="127103.49250000001" table:formula="of:=SUM([.I7:.I9])" table:style-name="ce106">
            <text:p>€ 127,103.49<text:s/></text:p>
          </table:table-cell>
          <table:table-cell table:number-columns-repeated="16375"/>
        </table:table-row>
        <table:table-row table:number-rows-repeated="2" table:style-name="ro1">
          <table:table-cell table:number-columns-repeated="4" table:style-name="ce100"/>
          <table:table-cell table:style-name="ce1"/>
          <table:table-cell table:number-columns-repeated="4" table:style-name="ce103"/>
          <table:table-cell table:number-columns-repeated="16375"/>
        </table:table-row>
        <table:table-row table:style-name="ro9">
          <table:table-cell table:number-columns-repeated="4" table:style-name="ce100"/>
          <table:table-cell table:style-name="ce1"/>
          <table:table-cell table:number-columns-repeated="4" table:style-name="ce103"/>
          <table:table-cell table:number-columns-repeated="16375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12">
            <text:p>Balance Sheet Year 2</text:p>
          </table:table-cell>
          <table:table-cell table:number-columns-repeated="2" table:style-name="ce113"/>
          <table:table-cell table:style-name="ce114"/>
          <table:table-cell table:number-columns-repeated="16380" table:style-name="ce1"/>
        </table:table-row>
        <table:table-row table:style-name="ro9">
          <table:table-cell table:style-name="ce115"/>
          <table:table-cell table:number-columns-repeated="2" table:style-name="ce116"/>
          <table:table-cell table:style-name="ce117"/>
          <table:table-cell table:number-columns-repeated="16380"/>
        </table:table-row>
        <table:table-row table:style-name="ro2">
          <table:table-cell table:style-name="ce115"/>
          <table:table-cell table:number-columns-repeated="2" table:style-name="ce116"/>
          <table:table-cell table:style-name="ce117"/>
          <table:table-cell table:number-columns-repeated="16380"/>
        </table:table-row>
        <table:table-row table:style-name="ro2">
          <table:table-cell office:value-type="string" table:style-name="ce115">
            <text:p>Fixed Assets</text:p>
          </table:table-cell>
          <table:table-cell office:value-type="currency" office:value="5760" table:formula="of:=SUM([.B7]*0.8)" table:style-name="ce118">
            <text:p><text:s/>€ 5,760.00<text:s/></text:p>
          </table:table-cell>
          <table:table-cell office:value-type="string" table:style-name="ce116">
            <text:p>Equity</text:p>
          </table:table-cell>
          <table:table-cell office:value-type="currency" office:value="85724" table:style-name="ce119">
            <text:p>€ 85,724.00<text:s/></text:p>
          </table:table-cell>
          <table:table-cell table:number-columns-repeated="16380"/>
        </table:table-row>
        <table:table-row table:style-name="ro2">
          <table:table-cell office:value-type="string" table:style-name="ce115">
            <text:p>Current Assets</text:p>
          </table:table-cell>
          <table:table-cell office:value-type="currency" office:value="88894.080000000016" table:formula="of:=SUM(['P&amp;L_Statement'.D13]*['P&amp;L_Statement'.I31])" table:style-name="ce118">
            <text:p><text:s/>€ 88,894.08<text:s/></text:p>
          </table:table-cell>
          <table:table-cell office:value-type="string" table:style-name="ce116">
            <text:p>LT Liabilities</text:p>
          </table:table-cell>
          <table:table-cell office:value-type="currency" office:value="0" table:formula="of:=SUM([.D8]*0.9)" table:style-name="ce119">
            <text:p>€ 0.00<text:s/></text:p>
          </table:table-cell>
          <table:table-cell table:number-columns-repeated="16380"/>
        </table:table-row>
        <table:table-row table:style-name="ro2">
          <table:table-cell office:value-type="string" table:style-name="ce115">
            <text:p>Treasury</text:p>
          </table:table-cell>
          <table:table-cell office:value-type="currency" office:value="22000" table:style-name="ce118">
            <text:p><text:s/>€ 22,000.00<text:s/></text:p>
          </table:table-cell>
          <table:table-cell office:value-type="string" table:style-name="ce116">
            <text:p>ST Liabilities</text:p>
          </table:table-cell>
          <table:table-cell office:value-type="currency" office:value="30930.075000000001" table:formula="of:=SUM(['P&amp;L_Statement'.I32]*['P&amp;L_Statement'.D15])" table:style-name="ce119">
            <text:p>€ 30,930.08<text:s/></text:p>
          </table:table-cell>
          <table:table-cell table:number-columns-repeated="16380"/>
        </table:table-row>
        <table:table-row table:style-name="ro2">
          <table:table-cell table:style-name="ce115"/>
          <table:table-cell table:style-name="ce118"/>
          <table:table-cell table:style-name="ce116"/>
          <table:table-cell table:style-name="ce119"/>
          <table:table-cell table:number-columns-repeated="16380"/>
        </table:table-row>
        <table:table-row table:style-name="ro2">
          <table:table-cell office:value-type="string" table:style-name="ce120">
            <text:p>Total Bal Sheet 2</text:p>
          </table:table-cell>
          <table:table-cell office:value-type="currency" office:value="116654.08000000002" table:formula="of:=SUM([.B19:.B21])" table:style-name="ce121">
            <text:p><text:s/>€ 116,654.08<text:s/></text:p>
          </table:table-cell>
          <table:table-cell table:style-name="ce122"/>
          <table:table-cell office:value-type="currency" office:value="116654.075" table:formula="of:=SUM([.D19:.D21])" table:style-name="ce119">
            <text:p>€ 116,654.08<text:s/></text:p>
          </table:table-cell>
          <table:table-cell table:number-columns-repeated="16380"/>
        </table:table-row>
        <table:table-row table:number-rows-repeated="3" table:style-name="ro2">
          <table:table-cell table:number-columns-repeated="4" table:style-name="ce116"/>
          <table:table-cell table:number-columns-repeated="16380"/>
        </table:table-row>
        <table:table-row table:number-rows-repeated="1048550" table:style-name="ro2">
          <table:table-cell table:number-columns-repeated="16384"/>
        </table:table-row>
      </table:table>
      <table:table table:name="Break-even_Analysis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" table:number-columns-repeated="1011" table:default-cell-style-name="ce1"/>
        <table:table-column table:style-name="co5" table:number-columns-repeated="15360" table:default-cell-style-name="ce1"/>
        <table:table-row table:style-name="ro10">
          <table:table-cell office:value-type="string" table:number-columns-spanned="13" table:number-rows-spanned="1" table:style-name="ce134">
            <text:p>Break-Even Analysis</text:p>
          </table:table-cell>
          <table:covered-table-cell table:number-columns-repeated="12"/>
          <table:table-cell table:number-columns-repeated="16371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NOTE!</text:p>
            <draw:frame draw:z-index="1" draw:id="id0" draw:style-name="a0" draw:name="Chart 3" svg:x="0.71354in" svg:y="0.20833in" svg:width="6.44271in" svg:height="2.5416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string" table:number-columns-spanned="7" table:number-rows-spanned="1" table:style-name="ce76">
            <text:p>A company break even when tolal expences = total revenues : net profit is 0</text:p>
          </table:table-cell>
          <table:covered-table-cell table:number-columns-repeated="6"/>
          <table:table-cell table:number-columns-repeated="16373" table:style-name="ce1"/>
        </table:table-row>
        <table:table-row table:style-name="ro2">
          <table:table-cell table:style-name="ce123"/>
          <table:table-cell table:number-columns-repeated="16383" table:style-name="ce1"/>
        </table:table-row>
        <table:table-row table:style-name="ro3">
          <table:table-cell office:value-type="string" table:style-name="ce124">
            <text:p>Unit price</text:p>
          </table:table-cell>
          <table:table-cell office:value-type="currency" office:value="30" table:style-name="ce125">
            <text:p><text:s/>€ 30.00<text:s/></text:p>
          </table:table-cell>
          <table:table-cell table:number-columns-repeated="23" table:style-name="ce77"/>
          <table:table-cell table:number-columns-repeated="16359"/>
        </table:table-row>
        <table:table-row table:style-name="ro2">
          <table:table-cell office:value-type="string" table:style-name="ce126">
            <text:p>Unit sold<text:s/></text:p>
          </table:table-cell>
          <table:table-cell office:value-type="float" office:value="7270.4" table:style-name="ce127">
            <text:p>7270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28">
            <text:p>Revenue</text:p>
          </table:table-cell>
          <table:table-cell office:value-type="currency" office:value="218112" table:formula="of:=[.B4]*[.B5]" table:style-name="ce129">
            <text:p><text:s/>€ 218,112.00<text:s/>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28">
            <text:p>Cost Per Unit</text:p>
          </table:table-cell>
          <table:table-cell office:value-type="currency" office:value="22.5" table:style-name="ce129">
            <text:p><text:s/>€ 22.50<text:s/>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7">
            <text:p>Variable cost</text:p>
          </table:table-cell>
          <table:table-cell office:value-type="currency" office:value="163584" table:formula="of:=[.B7]*[.B5]" table:style-name="ce129">
            <text:p><text:s/>€ 163,584.00<text:s/>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28">
            <text:p>Expences</text:p>
          </table:table-cell>
          <table:table-cell office:value-type="currency" office:value="51322" table:formula="of:=['P&amp;L_Statement'.C26]" table:style-name="ce129">
            <text:p><text:s/>€ 51,322.00<text:s/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28">
            <text:p>Profit</text:p>
          </table:table-cell>
          <table:table-cell office:value-type="currency" office:value="3206" table:formula="of:=[.B6]-[.B8]-[.B9]" table:style-name="ce129">
            <text:p><text:s/>€ 3,206.00<text:s/></text:p>
          </table:table-cell>
          <table:table-cell table:number-columns-repeated="16382" table:style-name="ce1"/>
        </table:table-row>
        <table:table-row table:style-name="ro1">
          <table:table-cell table:style-name="ce78"/>
          <table:table-cell table:number-columns-repeated="16383" table:style-name="ce1"/>
        </table:table-row>
        <table:table-row table:style-name="ro1">
          <table:table-cell table:style-name="ce77"/>
          <table:table-cell table:number-columns-repeated="16383" table:style-name="ce1"/>
        </table:table-row>
        <table:table-row table:style-name="ro1">
          <table:table-cell office:value-type="string" table:style-name="ce27">
            <text:p>Break even in units</text:p>
          </table:table-cell>
          <table:table-cell office:value-type="float" office:value="7270.4" table:style-name="ce130">
            <text:p>727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7">
            <text:p>Break even in Euro</text:p>
          </table:table-cell>
          <table:table-cell office:value-type="currency" office:value="218112" table:formula="of:=[.B13]*[.B4]" table:style-name="ce131">
            <text:p><text:s/>€ 218,112.00<text:s/></text:p>
          </table:table-cell>
          <table:table-cell table:number-columns-repeated="16382" table:style-name="ce1"/>
        </table:table-row>
        <table:table-row table:style-name="ro1">
          <table:table-cell table:style-name="ce78"/>
          <table:table-cell table:number-columns-repeated="16383" table:style-name="ce1"/>
        </table:table-row>
        <table:table-row table:style-name="ro1">
          <table:table-cell office:value-type="string" table:style-name="ce27">
            <text:p>Unit increments<text:s text:c="2"/></text:p>
          </table:table-cell>
          <table:table-cell office:value-type="float" office:value="2000" table:style-name="ce132">
            <text:p>2000</text:p>
          </table:table-cell>
          <table:table-cell table:style-name="ce1"/>
          <table:table-cell office:value-type="string" table:number-columns-spanned="2" table:number-rows-spanned="1" table:style-name="ce135">
            <text:p>Table to make a chart</text:p>
          </table:table-cell>
          <table:covered-table-cell/>
          <table:table-cell office:value-type="string" table:style-name="ce133">
            <text:p>Units</text:p>
          </table:table-cell>
          <table:table-cell office:value-type="string" table:style-name="ce133">
            <text:p>Fixed cost</text:p>
          </table:table-cell>
          <table:table-cell office:value-type="string" table:style-name="ce133">
            <text:p>Variable cost</text:p>
          </table:table-cell>
          <table:table-cell office:value-type="string" table:style-name="ce133">
            <text:p>Total cost</text:p>
          </table:table-cell>
          <table:table-cell office:value-type="string" table:style-name="ce133">
            <text:p>Sale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77">
            <text:p>x-axis display*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currency" office:value="51322" table:formula="of:=['P&amp;L_Statement'.C26]" table:style-name="ce79">
            <text:p><text:s/>€ 51,322.00<text:s/></text:p>
          </table:table-cell>
          <table:table-cell office:value-type="currency" office:value="0" table:formula="of:=[.F17]*[.B7]" table:style-name="ce79">
            <text:p><text:s/>€ -00<text:s/></text:p>
          </table:table-cell>
          <table:table-cell office:value-type="currency" office:value="51322" table:formula="of:=[.H17]+[.G17]" table:style-name="ce79">
            <text:p><text:s/>€ 51,322.00<text:s/></text:p>
          </table:table-cell>
          <table:table-cell office:value-type="currency" office:value="0" table:formula="of:=[.$B$4]*[.F17]" table:style-name="ce79">
            <text:p><text:s/>€ -00<text:s/></text:p>
          </table:table-cell>
          <table:table-cell table:number-columns-repeated="16374"/>
        </table:table-row>
        <table:table-row table:style-name="ro1">
          <table:table-cell table:style-name="ce77"/>
          <table:table-cell table:number-columns-repeated="4" table:style-name="ce1"/>
          <table:table-cell office:value-type="float" office:value="2000" table:formula="of:=[.$B$16]+[.F17]" table:style-name="ce1">
            <text:p>2000</text:p>
          </table:table-cell>
          <table:table-cell office:value-type="currency" office:value="51322" table:formula="of:=[.B9]" table:style-name="ce79">
            <text:p><text:s/>€ 51,322.00<text:s/></text:p>
          </table:table-cell>
          <table:table-cell office:value-type="currency" office:value="45000" table:formula="of:=[.F18]*[.B7]" table:style-name="ce79">
            <text:p><text:s/>€ 45,000.00<text:s/></text:p>
          </table:table-cell>
          <table:table-cell office:value-type="currency" office:value="96322" table:formula="of:=[.H18]+[.G18]" table:style-name="ce79">
            <text:p><text:s/>€ 96,322.00<text:s/></text:p>
          </table:table-cell>
          <table:table-cell office:value-type="currency" office:value="60000" table:formula="of:=[.$B$4]*[.F18]" table:style-name="ce79">
            <text:p><text:s/>€ 60,000.00<text:s/></text:p>
          </table:table-cell>
          <table:table-cell table:number-columns-repeated="16374"/>
        </table:table-row>
        <table:table-row table:style-name="ro1">
          <table:table-cell table:style-name="ce78"/>
          <table:table-cell table:number-columns-repeated="4" table:style-name="ce1"/>
          <table:table-cell office:value-type="float" office:value="4000" table:formula="of:=[.$B$16]+[.F18]" table:style-name="ce1">
            <text:p>4000</text:p>
          </table:table-cell>
          <table:table-cell office:value-type="currency" office:value="51322" table:formula="of:=[.B9]" table:style-name="ce79">
            <text:p><text:s/>€ 51,322.00<text:s/></text:p>
          </table:table-cell>
          <table:table-cell office:value-type="currency" office:value="90000" table:formula="of:=[.F19]*[.B7]" table:style-name="ce79">
            <text:p><text:s/>€ 90,000.00<text:s/></text:p>
          </table:table-cell>
          <table:table-cell office:value-type="currency" office:value="141322" table:formula="of:=[.H19]+[.G19]" table:style-name="ce79">
            <text:p><text:s/>€ 141,322.00<text:s/></text:p>
          </table:table-cell>
          <table:table-cell office:value-type="currency" office:value="120000" table:formula="of:=[.$B$4]*[.F19]" table:style-name="ce79">
            <text:p><text:s/>€ 120,000.00<text:s/></text:p>
          </table:table-cell>
          <table:table-cell table:number-columns-repeated="16374"/>
        </table:table-row>
        <table:table-row table:style-name="ro1">
          <table:table-cell table:style-name="ce78"/>
          <table:table-cell table:number-columns-repeated="4" table:style-name="ce1"/>
          <table:table-cell office:value-type="float" office:value="6000" table:formula="of:=[.$B$16]+[.F19]" table:style-name="ce1">
            <text:p>6000</text:p>
          </table:table-cell>
          <table:table-cell office:value-type="currency" office:value="51322" table:formula="of:=[.B9]" table:style-name="ce79">
            <text:p><text:s/>€ 51,322.00<text:s/></text:p>
          </table:table-cell>
          <table:table-cell office:value-type="currency" office:value="135000" table:formula="of:=[.F20]*[.B7]" table:style-name="ce79">
            <text:p><text:s/>€ 135,000.00<text:s/></text:p>
          </table:table-cell>
          <table:table-cell office:value-type="currency" office:value="186322" table:formula="of:=[.H20]+[.G20]" table:style-name="ce79">
            <text:p><text:s/>€ 186,322.00<text:s/></text:p>
          </table:table-cell>
          <table:table-cell office:value-type="currency" office:value="180000" table:formula="of:=[.$B$4]*[.F20]" table:style-name="ce79">
            <text:p><text:s/>€ 180,000.00<text:s/></text:p>
          </table:table-cell>
          <table:table-cell table:number-columns-repeated="16374"/>
        </table:table-row>
        <table:table-row table:style-name="ro1">
          <table:table-cell table:style-name="ce77"/>
          <table:table-cell table:number-columns-repeated="4" table:style-name="ce1"/>
          <table:table-cell office:value-type="float" office:value="8000" table:formula="of:=[.$B$16]+[.F20]" table:style-name="ce1">
            <text:p>8000</text:p>
          </table:table-cell>
          <table:table-cell office:value-type="currency" office:value="51322" table:formula="of:=[.B9]" table:style-name="ce79">
            <text:p><text:s/>€ 51,322.00<text:s/></text:p>
          </table:table-cell>
          <table:table-cell office:value-type="currency" office:value="180000" table:formula="of:=[.F21]*[.B7]" table:style-name="ce79">
            <text:p><text:s/>€ 180,000.00<text:s/></text:p>
          </table:table-cell>
          <table:table-cell office:value-type="currency" office:value="231322" table:formula="of:=[.H21]+[.G21]" table:style-name="ce79">
            <text:p><text:s/>€ 231,322.00<text:s/></text:p>
          </table:table-cell>
          <table:table-cell office:value-type="currency" office:value="240000" table:formula="of:=[.$B$4]*[.F21]" table:style-name="ce79">
            <text:p><text:s/>€ 240,000.00<text:s/></text:p>
          </table:table-cell>
          <table:table-cell table:number-columns-repeated="16374"/>
        </table:table-row>
        <table:table-row table:style-name="ro2">
          <table:table-cell table:number-columns-repeated="5" table:style-name="ce1"/>
          <table:table-cell office:value-type="float" office:value="10000" table:formula="of:=[.$B$16]+[.F21]" table:style-name="ce1">
            <text:p>10000</text:p>
          </table:table-cell>
          <table:table-cell office:value-type="currency" office:value="51322" table:formula="of:=[.B9]" table:style-name="ce79">
            <text:p><text:s/>€ 51,322.00<text:s/></text:p>
          </table:table-cell>
          <table:table-cell office:value-type="currency" office:value="225000" table:formula="of:=[.F22]*[.B7]" table:style-name="ce79">
            <text:p><text:s/>€ 225,000.00<text:s/></text:p>
          </table:table-cell>
          <table:table-cell office:value-type="currency" office:value="276322" table:formula="of:=[.H22]+[.G22]" table:style-name="ce79">
            <text:p><text:s/>€ 276,322.00<text:s/></text:p>
          </table:table-cell>
          <table:table-cell office:value-type="currency" office:value="300000" table:formula="of:=[.$B$4]*[.F22]" table:style-name="ce79">
            <text:p><text:s/>€ 300,000.00<text:s/></text:p>
          </table:table-cell>
          <table:table-cell table:number-columns-repeated="16374"/>
        </table:table-row>
        <table:table-row table:number-rows-repeated="1048554" table:style-name="ro2">
          <table:table-cell table:number-columns-repeated="16384"/>
        </table:table-row>
      </table:table>
      <table:table table:name="Sheet1" table:style-name="ta2">
        <table:table-column table:style-name="co5" table:default-cell-style-name="ce1"/>
        <table:table-column table:style-name="co23" table:default-cell-style-name="ce1"/>
        <table:table-column table:style-name="co5" table:default-cell-style-name="ce1"/>
        <table:table-column table:style-name="co24" table:default-cell-style-name="ce1"/>
        <table:table-column table:style-name="co5" table:default-cell-style-name="ce1"/>
        <table:table-column table:style-name="co25" table:default-cell-style-name="ce1"/>
        <table:table-column table:style-name="co5" table:default-cell-style-name="ce1"/>
        <table:table-column table:style-name="co26" table:default-cell-style-name="ce1"/>
        <table:table-column table:style-name="co5" table:default-cell-style-name="ce1"/>
        <table:table-column table:style-name="co27" table:default-cell-style-name="ce1"/>
        <table:table-column table:style-name="co5" table:number-columns-repeated="16374" table:default-cell-style-name="ce1"/>
        <table:table-row table:style-name="ro3">
          <table:table-cell table:number-columns-repeated="15" table:style-name="ce19"/>
          <table:table-cell table:number-columns-repeated="16369"/>
        </table:table-row>
        <table:table-row table:style-name="ro11">
          <table:table-cell table:style-name="ce136"/>
          <table:table-cell office:value-type="string" table:number-columns-spanned="3" table:number-rows-spanned="1" table:style-name="ce146">
            <text:p>"Shopping list" of your start up</text:p>
          </table:table-cell>
          <table:covered-table-cell table:number-columns-repeated="2"/>
          <table:table-cell table:style-name="ce137"/>
          <table:table-cell office:value-type="string" table:style-name="ce137">
            <text:p>One-off investment</text:p>
          </table:table-cell>
          <table:table-cell table:style-name="ce137"/>
          <table:table-cell office:value-type="string" table:number-columns-spanned="3" table:number-rows-spanned="1" table:style-name="ce146">
            <text:p>Expenses committed on an annual basis</text:p>
          </table:table-cell>
          <table:covered-table-cell table:number-columns-repeated="2"/>
          <table:table-cell table:number-columns-repeated="2" table:style-name="ce137"/>
          <table:table-cell office:value-type="string" table:style-name="ce137">
            <text:p>Note</text:p>
          </table:table-cell>
          <table:table-cell table:number-columns-repeated="2" table:style-name="ce136"/>
          <table:table-cell table:number-columns-repeated="16369" table:style-name="ce123"/>
        </table:table-row>
        <table:table-row table:style-name="ro3">
          <table:table-cell table:number-columns-repeated="15" table:style-name="ce19"/>
          <table:table-cell table:number-columns-repeated="16369"/>
        </table:table-row>
        <table:table-row table:style-name="ro12">
          <table:table-cell table:style-name="ce19"/>
          <table:table-cell office:value-type="string" table:number-columns-spanned="3" table:number-rows-spanned="1" table:style-name="ce147">
            <text:p>2 Computers</text:p>
          </table:table-cell>
          <table:covered-table-cell table:number-columns-repeated="2"/>
          <table:table-cell table:style-name="ce19"/>
          <table:table-cell office:value-type="currency" office:value="2000" table:style-name="ce138">
            <text:p><text:s/>€ 2,000.00<text:s/></text:p>
          </table:table-cell>
          <table:table-cell table:number-columns-repeated="2" table:style-name="ce139"/>
          <table:table-cell table:style-name="ce140"/>
          <table:table-cell table:number-columns-repeated="6" table:style-name="ce19"/>
          <table:table-cell table:number-columns-repeated="16369"/>
        </table:table-row>
        <table:table-row table:style-name="ro3">
          <table:table-cell table:number-columns-repeated="5" table:style-name="ce19"/>
          <table:table-cell table:number-columns-repeated="3" table:style-name="ce139"/>
          <table:table-cell table:style-name="ce140"/>
          <table:table-cell table:number-columns-repeated="6" table:style-name="ce19"/>
          <table:table-cell table:number-columns-repeated="16369"/>
        </table:table-row>
        <table:table-row table:style-name="ro12">
          <table:table-cell table:style-name="ce19"/>
          <table:table-cell office:value-type="string" table:number-columns-spanned="3" table:number-rows-spanned="1" table:style-name="ce147">
            <text:p>1 Server AWS</text:p>
          </table:table-cell>
          <table:covered-table-cell table:number-columns-repeated="2"/>
          <table:table-cell table:style-name="ce19"/>
          <table:table-cell table:number-columns-repeated="2" table:style-name="ce139"/>
          <table:table-cell office:value-type="currency" office:value="200" table:style-name="ce138">
            <text:p><text:s/>€ 200.00<text:s/></text:p>
          </table:table-cell>
          <table:table-cell table:style-name="ce140"/>
          <table:table-cell table:number-columns-repeated="3" table:style-name="ce19"/>
          <table:table-cell office:value-type="string" table:style-name="ce19">
            <text:p>2 laptops</text:p>
          </table:table-cell>
          <table:table-cell table:number-columns-repeated="2" table:style-name="ce19"/>
          <table:table-cell table:number-columns-repeated="16369"/>
        </table:table-row>
        <table:table-row table:style-name="ro3">
          <table:table-cell table:number-columns-repeated="5" table:style-name="ce19"/>
          <table:table-cell table:number-columns-repeated="3" table:style-name="ce139"/>
          <table:table-cell table:style-name="ce140"/>
          <table:table-cell table:number-columns-repeated="6" table:style-name="ce19"/>
          <table:table-cell table:number-columns-repeated="16369"/>
        </table:table-row>
        <table:table-row table:style-name="ro5">
          <table:table-cell table:style-name="ce19"/>
          <table:table-cell office:value-type="string" table:style-name="ce141">
            <text:p>2 Mobile phones and other small devices</text:p>
          </table:table-cell>
          <table:table-cell table:number-columns-repeated="2" table:style-name="ce142"/>
          <table:table-cell table:style-name="ce143"/>
          <table:table-cell office:value-type="currency" office:value="1200" table:style-name="ce138">
            <text:p><text:s/>€ 1,200.00<text:s/></text:p>
          </table:table-cell>
          <table:table-cell table:number-columns-repeated="2" table:style-name="ce139"/>
          <table:table-cell table:style-name="ce140"/>
          <table:table-cell table:number-columns-repeated="3" table:style-name="ce19"/>
          <table:table-cell office:value-type="string" table:style-name="ce19">
            <text:p>2 mobile phones</text:p>
          </table:table-cell>
          <table:table-cell table:number-columns-repeated="2" table:style-name="ce19"/>
          <table:table-cell table:number-columns-repeated="16369"/>
        </table:table-row>
        <table:table-row table:style-name="ro3">
          <table:table-cell table:number-columns-repeated="5" table:style-name="ce19"/>
          <table:table-cell table:number-columns-repeated="3" table:style-name="ce139"/>
          <table:table-cell table:style-name="ce140"/>
          <table:table-cell table:number-columns-repeated="6" table:style-name="ce19"/>
          <table:table-cell table:number-columns-repeated="16369"/>
        </table:table-row>
        <table:table-row table:style-name="ro13">
          <table:table-cell table:style-name="ce19"/>
          <table:table-cell office:value-type="string" table:number-columns-spanned="3" table:number-rows-spanned="1" table:style-name="ce148">
            <text:p>Sprout software development</text:p>
          </table:table-cell>
          <table:covered-table-cell table:number-columns-repeated="2"/>
          <table:table-cell table:style-name="ce19"/>
          <table:table-cell office:value-type="currency" office:value="1000" table:style-name="ce138">
            <text:p><text:s/>€ 1,000.00<text:s/></text:p>
          </table:table-cell>
          <table:table-cell table:number-columns-repeated="2" table:style-name="ce139"/>
          <table:table-cell table:style-name="ce140"/>
          <table:table-cell table:number-columns-repeated="6" table:style-name="ce19"/>
          <table:table-cell table:number-columns-repeated="16369"/>
        </table:table-row>
        <table:table-row table:style-name="ro3">
          <table:table-cell table:number-columns-repeated="5" table:style-name="ce19"/>
          <table:table-cell table:number-columns-repeated="3" table:style-name="ce139"/>
          <table:table-cell table:style-name="ce140"/>
          <table:table-cell table:number-columns-repeated="6" table:style-name="ce19"/>
          <table:table-cell table:number-columns-repeated="16369"/>
        </table:table-row>
        <table:table-row table:style-name="ro14">
          <table:table-cell table:style-name="ce19"/>
          <table:table-cell office:value-type="string" table:number-columns-spanned="3" table:number-rows-spanned="1" table:style-name="ce148">
            <text:p>Furniture and other small things for the office</text:p>
          </table:table-cell>
          <table:covered-table-cell table:number-columns-repeated="2"/>
          <table:table-cell table:style-name="ce19"/>
          <table:table-cell office:value-type="currency" office:value="3000" table:style-name="ce138">
            <text:p><text:s/>€ 3,000.00<text:s/></text:p>
          </table:table-cell>
          <table:table-cell table:number-columns-repeated="2" table:style-name="ce139"/>
          <table:table-cell table:style-name="ce140"/>
          <table:table-cell table:number-columns-repeated="6" table:style-name="ce19"/>
          <table:table-cell table:number-columns-repeated="16369"/>
        </table:table-row>
        <table:table-row table:style-name="ro3">
          <table:table-cell table:number-columns-repeated="5" table:style-name="ce19"/>
          <table:table-cell table:number-columns-repeated="3" table:style-name="ce139"/>
          <table:table-cell table:style-name="ce140"/>
          <table:table-cell table:number-columns-repeated="6" table:style-name="ce19"/>
          <table:table-cell table:number-columns-repeated="16369"/>
        </table:table-row>
        <table:table-row table:style-name="ro12">
          <table:table-cell table:style-name="ce19"/>
          <table:table-cell office:value-type="string" table:number-columns-spanned="3" table:number-rows-spanned="1" table:style-name="ce148">
            <text:p>Deposit to be able to rent the office</text:p>
          </table:table-cell>
          <table:covered-table-cell table:number-columns-repeated="2"/>
          <table:table-cell table:style-name="ce19"/>
          <table:table-cell office:value-type="currency" office:value="1500" table:style-name="ce138">
            <text:p><text:s/>€ 1,500.00<text:s/></text:p>
          </table:table-cell>
          <table:table-cell table:number-columns-repeated="2" table:style-name="ce139"/>
          <table:table-cell table:style-name="ce140"/>
          <table:table-cell table:number-columns-repeated="6" table:style-name="ce19"/>
          <table:table-cell table:number-columns-repeated="16369"/>
        </table:table-row>
        <table:table-row table:style-name="ro3">
          <table:table-cell table:number-columns-repeated="5" table:style-name="ce19"/>
          <table:table-cell table:number-columns-repeated="3" table:style-name="ce139"/>
          <table:table-cell table:style-name="ce140"/>
          <table:table-cell table:number-columns-repeated="6" table:style-name="ce19"/>
          <table:table-cell table:number-columns-repeated="16369"/>
        </table:table-row>
        <table:table-row table:style-name="ro12">
          <table:table-cell table:style-name="ce19"/>
          <table:table-cell office:value-type="string" table:number-columns-spanned="3" table:number-rows-spanned="1" table:style-name="ce147">
            <text:p>Annual office rent</text:p>
          </table:table-cell>
          <table:covered-table-cell table:number-columns-repeated="2"/>
          <table:table-cell table:style-name="ce19"/>
          <table:table-cell table:number-columns-repeated="2" table:style-name="ce139"/>
          <table:table-cell office:value-type="currency" office:value="4716" table:style-name="ce138">
            <text:p><text:s/>€ 4,716.00<text:s/></text:p>
          </table:table-cell>
          <table:table-cell table:style-name="ce140"/>
          <table:table-cell table:number-columns-repeated="6" table:style-name="ce19"/>
          <table:table-cell table:number-columns-repeated="16369"/>
        </table:table-row>
        <table:table-row table:style-name="ro3">
          <table:table-cell table:number-columns-repeated="5" table:style-name="ce19"/>
          <table:table-cell table:number-columns-repeated="3" table:style-name="ce139"/>
          <table:table-cell table:style-name="ce140"/>
          <table:table-cell table:number-columns-repeated="6" table:style-name="ce19"/>
          <table:table-cell table:number-columns-repeated="16369"/>
        </table:table-row>
        <table:table-row table:style-name="ro3">
          <table:table-cell table:style-name="ce19"/>
          <table:table-cell office:value-type="string" table:style-name="ce144">
            <text:p>Notary, lawyers, deed of incorporation and other</text:p>
          </table:table-cell>
          <table:table-cell table:number-columns-repeated="3" table:style-name="ce19"/>
          <table:table-cell table:number-columns-repeated="3" table:style-name="ce139"/>
          <table:table-cell table:style-name="ce140"/>
          <table:table-cell table:number-columns-repeated="3" table:style-name="ce19"/>
          <table:table-cell office:value-type="string" table:style-name="ce145">
            <text:p><text:a xlink:href="https://moving2madrid.com/cost-apartment-sale/fee-chart/">https://moving2madrid.com/cost-apartment-sale/fee-chart/</text:a></text:p>
          </table:table-cell>
          <table:table-cell table:number-columns-repeated="2" table:style-name="ce19"/>
          <table:table-cell table:number-columns-repeated="16369"/>
        </table:table-row>
        <table:table-row table:style-name="ro3">
          <table:table-cell table:style-name="ce19"/>
          <table:table-cell office:value-type="string" table:style-name="ce19">
            <text:p>initial taxes</text:p>
          </table:table-cell>
          <table:table-cell table:number-columns-repeated="3" table:style-name="ce19"/>
          <table:table-cell office:value-type="currency" office:value="3000" table:style-name="ce138">
            <text:p><text:s/>€ 3,000.00<text:s/></text:p>
          </table:table-cell>
          <table:table-cell table:number-columns-repeated="2" table:style-name="ce139"/>
          <table:table-cell table:style-name="ce140"/>
          <table:table-cell table:number-columns-repeated="6" table:style-name="ce19"/>
          <table:table-cell table:number-columns-repeated="16369"/>
        </table:table-row>
        <table:table-row table:style-name="ro3">
          <table:table-cell table:number-columns-repeated="5" table:style-name="ce19"/>
          <table:table-cell table:number-columns-repeated="3" table:style-name="ce139"/>
          <table:table-cell table:style-name="ce140"/>
          <table:table-cell table:number-columns-repeated="6" table:style-name="ce19"/>
          <table:table-cell table:number-columns-repeated="16369"/>
        </table:table-row>
        <table:table-row table:style-name="ro3">
          <table:table-cell table:style-name="ce19"/>
          <table:table-cell office:value-type="string" table:style-name="ce19">
            <text:p>Insurances</text:p>
          </table:table-cell>
          <table:table-cell table:number-columns-repeated="3" table:style-name="ce19"/>
          <table:table-cell table:number-columns-repeated="2" table:style-name="ce139"/>
          <table:table-cell office:value-type="currency" office:value="3166" table:style-name="ce138">
            <text:p><text:s/>€ 3,166.00<text:s/></text:p>
          </table:table-cell>
          <table:table-cell table:style-name="ce140"/>
          <table:table-cell table:number-columns-repeated="6" table:style-name="ce19"/>
          <table:table-cell table:number-columns-repeated="16369"/>
        </table:table-row>
        <table:table-row table:style-name="ro3">
          <table:table-cell table:number-columns-repeated="5" table:style-name="ce19"/>
          <table:table-cell table:number-columns-repeated="3" table:style-name="ce139"/>
          <table:table-cell table:style-name="ce140"/>
          <table:table-cell table:number-columns-repeated="6" table:style-name="ce19"/>
          <table:table-cell table:number-columns-repeated="16369"/>
        </table:table-row>
        <table:table-row table:style-name="ro5">
          <table:table-cell table:style-name="ce19"/>
          <table:table-cell office:value-type="string" table:style-name="ce144">
            <text:p>Initial branding and communication expenses</text:p>
          </table:table-cell>
          <table:table-cell table:number-columns-repeated="3" table:style-name="ce19"/>
          <table:table-cell office:value-type="currency" office:value="5000" table:style-name="ce138">
            <text:p><text:s/>€ 5,000.00<text:s/></text:p>
          </table:table-cell>
          <table:table-cell table:number-columns-repeated="2" table:style-name="ce139"/>
          <table:table-cell table:style-name="ce140"/>
          <table:table-cell table:number-columns-repeated="3" table:style-name="ce19"/>
          <table:table-cell office:value-type="string" table:style-name="ce19">
            <text:p>2 weeks * 2500</text:p>
          </table:table-cell>
          <table:table-cell table:number-columns-repeated="2" table:style-name="ce19"/>
          <table:table-cell table:number-columns-repeated="16369"/>
        </table:table-row>
        <table:table-row table:style-name="ro3">
          <table:table-cell table:number-columns-repeated="5" table:style-name="ce19"/>
          <table:table-cell table:number-columns-repeated="3" table:style-name="ce139"/>
          <table:table-cell table:style-name="ce140"/>
          <table:table-cell table:number-columns-repeated="6" table:style-name="ce19"/>
          <table:table-cell table:number-columns-repeated="16369"/>
        </table:table-row>
        <table:table-row table:style-name="ro3">
          <table:table-cell table:style-name="ce19"/>
          <table:table-cell office:value-type="string" table:style-name="ce144">
            <text:p>Annual marketing expenses</text:p>
          </table:table-cell>
          <table:table-cell table:number-columns-repeated="3" table:style-name="ce19"/>
          <table:table-cell table:number-columns-repeated="2" table:style-name="ce139"/>
          <table:table-cell office:value-type="currency" office:value="4200" table:style-name="ce138">
            <text:p><text:s/>€ 4,200.00<text:s/></text:p>
          </table:table-cell>
          <table:table-cell table:style-name="ce140"/>
          <table:table-cell table:number-columns-repeated="6" table:style-name="ce19"/>
          <table:table-cell table:number-columns-repeated="16369"/>
        </table:table-row>
        <table:table-row table:style-name="ro3">
          <table:table-cell table:number-columns-repeated="5" table:style-name="ce19"/>
          <table:table-cell table:number-columns-repeated="3" table:style-name="ce139"/>
          <table:table-cell table:style-name="ce140"/>
          <table:table-cell table:number-columns-repeated="6" table:style-name="ce19"/>
          <table:table-cell table:number-columns-repeated="16369"/>
        </table:table-row>
        <table:table-row table:style-name="ro3">
          <table:table-cell table:style-name="ce19"/>
          <table:table-cell office:value-type="string" table:style-name="ce144">
            <text:p>Salaries (including Social Security)</text:p>
          </table:table-cell>
          <table:table-cell table:number-columns-repeated="3" table:style-name="ce19"/>
          <table:table-cell table:number-columns-repeated="2" table:style-name="ce139"/>
          <table:table-cell office:value-type="currency" office:value="36000" table:style-name="ce138">
            <text:p><text:s/>€ 36,000.00<text:s/></text:p>
          </table:table-cell>
          <table:table-cell table:style-name="ce140"/>
          <table:table-cell table:number-columns-repeated="6" table:style-name="ce19"/>
          <table:table-cell table:number-columns-repeated="16369"/>
        </table:table-row>
        <table:table-row table:style-name="ro3">
          <table:table-cell table:number-columns-repeated="5" table:style-name="ce19"/>
          <table:table-cell table:number-columns-repeated="3" table:style-name="ce139"/>
          <table:table-cell table:style-name="ce140"/>
          <table:table-cell table:number-columns-repeated="6" table:style-name="ce19"/>
          <table:table-cell table:number-columns-repeated="16369"/>
        </table:table-row>
        <table:table-row table:style-name="ro3">
          <table:table-cell table:style-name="ce19"/>
          <table:table-cell office:value-type="string" table:style-name="ce19">
            <text:p>Salaries Driver</text:p>
          </table:table-cell>
          <table:table-cell table:number-columns-repeated="3" table:style-name="ce19"/>
          <table:table-cell table:number-columns-repeated="2" table:style-name="ce139"/>
          <table:table-cell office:value-type="currency" office:value="8580" table:style-name="ce138">
            <text:p><text:s/>€ 8,580.00<text:s/></text:p>
          </table:table-cell>
          <table:table-cell table:style-name="ce140"/>
          <table:table-cell table:number-columns-repeated="6" table:style-name="ce19"/>
          <table:table-cell table:number-columns-repeated="16369"/>
        </table:table-row>
        <table:table-row table:style-name="ro3">
          <table:table-cell table:number-columns-repeated="5" table:style-name="ce19"/>
          <table:table-cell table:number-columns-repeated="3" table:style-name="ce139"/>
          <table:table-cell table:style-name="ce140"/>
          <table:table-cell table:number-columns-repeated="6" table:style-name="ce19"/>
          <table:table-cell table:number-columns-repeated="16369"/>
        </table:table-row>
        <table:table-row table:style-name="ro3">
          <table:table-cell table:number-columns-repeated="5" table:style-name="ce19"/>
          <table:table-cell office:value-type="currency" office:value="16700" table:style-name="ce138">
            <text:p><text:s/>€ 16,700.00<text:s/></text:p>
          </table:table-cell>
          <table:table-cell table:style-name="ce139"/>
          <table:table-cell office:value-type="currency" office:value="56862" table:style-name="ce138">
            <text:p><text:s/>€ 56,862.00<text:s/></text:p>
          </table:table-cell>
          <table:table-cell table:style-name="ce140"/>
          <table:table-cell table:number-columns-repeated="6" table:style-name="ce19"/>
          <table:table-cell table:number-columns-repeated="16369"/>
        </table:table-row>
        <table:table-row table:style-name="ro3">
          <table:table-cell table:number-columns-repeated="5" table:style-name="ce19"/>
          <table:table-cell table:number-columns-repeated="4" table:style-name="ce140"/>
          <table:table-cell table:number-columns-repeated="6" table:style-name="ce19"/>
          <table:table-cell table:number-columns-repeated="16369"/>
        </table:table-row>
        <table:table-row table:style-name="ro3">
          <table:table-cell table:number-columns-repeated="15" table:style-name="ce19"/>
          <table:table-cell table:number-columns-repeated="16369"/>
        </table:table-row>
        <table:table-row table:number-rows-repeated="1048543" table:style-name="ro1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n" number:country="CA">
      <number:text> </number:text>
      <number:currency-symbol number:language="en" number:country="CA">€</number:currency-symbol>
      <number:text> </number:text>
      <number:number number:decimal-places="2" number:min-integer-digits="1" number:grouping="true"/>
      <number:text> </number:text>
    </number:currency-style>
    <number:currency-style style:name="N36P1" number:language="en" number:country="CA">
      <number:text>-</number:text>
      <number:currency-symbol number:language="en" number:country="CA">€</number:currency-symbol>
      <number:text> </number:text>
      <number:number number:decimal-places="2" number:min-integer-digits="1" number:grouping="true"/>
      <number:text> </number:text>
    </number:currency-style>
    <number:currency-style style:name="N36P2" number:language="en" number:country="CA">
      <number:text> </number:text>
      <number:currency-symbol number:language="en" number:country="CA">€</number:currency-symbol>
      <number:text> -</number:text>
      <number:number number:decimal-places="0" number:min-integer-digits="2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currency-style style:name="N37" number:language="fy" number:country="NL">
      <number:currency-symbol number:language="fy" number:country="NL">€</number:currency-symbol>
      <number:text> </number:text>
      <number:number number:decimal-places="2" number:min-integer-digits="1" number:grouping="true"/>
      <number:text> </number:text>
    </number:currency-style>
    <number:currency-style style:name="N38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38P1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38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en" number:country="US">
      <number:text> </number:text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39P1" number:language="en" number:country="US">
      <number:text> </number:text>
      <number:currency-symbol number:language="en" number:country="US">€</number:currency-symbol>
      <number:text> (</number:text>
      <number:number number:decimal-places="2" number:min-integer-digits="1" number:grouping="true"/>
      <number:text>)</number:text>
    </number:currency-style>
    <number:currency-style style:name="N39P2" number:language="en" number:country="US">
      <number:text> </number:text>
      <number:currency-symbol number:language="en" number:country="US">€</number:currency-symbol>
      <number:text> -</number:text>
      <number:number number:decimal-places="0" number:min-integer-digits="2"/>
      <number:text> </number:text>
    </number:currency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</number:text>
      <number:number number:decimal-places="2" number:min-integer-digits="1" number:grouping="true"/>
      <number:text> € </number:text>
    </number:number-style>
    <number:number-style style:name="N40P1">
      <number:text>-</number:text>
      <number:number number:decimal-places="2" number:min-integer-digits="1" number:grouping="true"/>
      <number:text> € </number:text>
    </number:number-style>
    <number:number-style style:name="N40P2">
      <number:text> -</number:text>
      <number:number number:decimal-places="0" number:min-integer-digits="2">
        <number:embedded-text number:position="0"> €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_50_0_37__32_-_32_Accent1" style:display-name="20% - Accent1" style:family="table-cell" style:data-style-name="N0">
      <style:table-cell-properties fo:background-color="#D9E1F2"/>
      <style:text-properties style:font-name="Calibri" style:font-name-asian="Calibri" style:font-name-complex="Calibri"/>
    </style: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urrency" style:family="table-cell" style:data-style-name="N38"/>
    <style:style style:name="Currency_32_2" style:display-name="Currency 2" style:family="table-cell" style:data-style-name="N40">
      <style:text-properties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ercent" style:family="table-cell" style:data-style-name="N13"/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827</meta:generator>
    <meta:initial-creator>elvisa karriqi</meta:initial-creator>
    <dc:creator>nejada</dc:creator>
    <meta:creation-date>2020-06-11T07:03:37Z</meta:creation-date>
    <dc:date>2020-06-14T19:36:2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7P0" number:language="en" number:country="CA">
      <number:text> </number:text>
      <number:currency-symbol number:language="en" number:country="CA">€</number:currency-symbol>
      <number:text> </number:text>
      <number:number number:decimal-places="2" number:min-integer-digits="1" number:grouping="true"/>
      <number:text> </number:text>
    </number:currency-style>
    <number:currency-style style:name="N37P1" number:language="en" number:country="CA">
      <number:text>-</number:text>
      <number:currency-symbol number:language="en" number:country="CA">€</number:currency-symbol>
      <number:text> </number:text>
      <number:number number:decimal-places="2" number:min-integer-digits="1" number:grouping="true"/>
      <number:text> </number:text>
    </number:currency-style>
    <number:currency-style style:name="N37P2" number:language="en" number:country="CA">
      <number:text> </number:text>
      <number:currency-symbol number:language="en" number:country="CA">€</number:currency-symbol>
      <number:text> -</number:text>
      <number:number number:decimal-places="0" number:min-integer-digits="2"/>
      <number:text>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family="chart" style:name="Plt0">
      <style:chart-properties chart:three-dimensional="false" chart:deep="false" chart:auto-position="false"/>
      <style:graphic-properties draw:fill="gradient" draw:fill-gradient-name="a1" draw:stroke="none"/>
    </style:style>
    <style:style style:family="chart" style:name="Wal0">
      <style:graphic-properties draw:fill="gradient" draw:fill-gradient-name="a2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.00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.00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.00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431in" svg:stroke-color="#ed7d3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.00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431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83.0002362204724pt" svg:width="463.8751181102362pt" chart:style-name="Crt0">
        <chart:title chart:style-name="CT00">
          <text:p text:style-name="a0" text:class-names="" text:cond-style-name="">Break-Even chart</text:p>
        </chart:title>
        <chart:legend chart:legend-position="bottom" chart:legend-align="center" chart:style-name="Lgnd"/>
        <chart:plot-area svg:x="14.73543307086614pt" svg:y="28.69952755905512pt" svg:width="435.2532283464567pt" svg:height="118.0802362204724pt" chart:style-name="Plt0">
          <chart:axis chart:dimension="y" chart:name="primary-y" chart:style-name="Axs0"/>
          <chart:axis chart:dimension="x" chart:name="primary-x" chart:style-name="Axs1">
            <chart:categories table:cell-range-address="Break-even_Analysis.$F$17:.$F$22"/>
          </chart:axis>
          <chart:series chart:label-cell-address="Break-even_Analysis.$I$16" chart:values-cell-range-address="Break-even_Analysis.$I$17:.$I$22" chart:class="chart:line" chart:attached-axis="primary-y" chart:style-name="G0S0">
            <chart:data-point chart:repeated="6"/>
          </chart:series>
          <chart:series chart:label-cell-address="Break-even_Analysis.$J$16" chart:values-cell-range-address="Break-even_Analysis.$J$17:.$J$22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" draw:style="linear" draw:angle="0" draw:start-color="#ffffff" draw:end-color="#f2f2f2" draw:start-intensity="100%" draw:end-intensity="100%"/>
    <draw:gradient draw:name="a2" draw:style="linear" draw:angle="0" draw:start-color="#ffffff" draw:end-color="#f2f2f2" draw:start-intensity="100%" draw:end-intensity="100%"/>
  </office:styles>
</office:document-styles>
</file>